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307.56pt"/>
    </style:style>
    <style:style style:name="co3" style:family="table-column">
      <style:table-column-properties fo:break-before="auto" style:column-width="201.26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ЭЭ_20_01.2014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ee_5f_2014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ee_5f_2014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19" style:family="table-cell" style:parent-style-name="ee_5f_2014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20" style:family="table-cell" style:parent-style-name="ee_5f_2014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21" style:family="table-cell" style:parent-style-name="ee_5f_2014">
      <style:table-cell-properties style:text-align-source="fix" style:repeat-content="false" fo:border="none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22" style:family="table-cell" style:parent-style-name="ee_5f_2014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Arial" fo:font-size="11pt" style:font-size-asian="11pt" style:font-size-complex="11pt"/>
    </style:style>
    <style:style style:name="ce23" style:family="table-cell" style:parent-style-name="ee_5f_2014">
      <style:table-cell-properties style:text-align-source="fix" style:repeat-content="false" fo:border="none" style:vertical-align="middle"/>
      <style:paragraph-properties fo:text-align="end" fo:margin-left="0pt"/>
      <style:text-properties style:font-name="Arial" fo:font-size="11pt" style:font-size-asian="11pt" style:font-size-complex="11pt"/>
    </style:style>
    <style:style style:name="ce24" style:family="table-cell" style:parent-style-name="ee_5f_2014">
      <style:table-cell-properties fo:border="none" style:vertical-align="middle"/>
      <style:text-properties style:font-name="Arial" fo:font-size="11pt" style:font-size-asian="11pt" style:font-size-complex="11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ХВС 01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91.2" calcext:value-type="float">
            <text:p>29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29" calcext:value-type="float">
            <text:p>6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424.38" calcext:value-type="float">
            <text:p>42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634.99" calcext:value-type="float">
            <text:p>1634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732.82" calcext:value-type="float">
            <text:p>73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26.25" calcext:value-type="float">
            <text:p>326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23.31" calcext:value-type="float">
            <text:p>22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479.01" calcext:value-type="float">
            <text:p>47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31.68" calcext:value-type="float">
            <text:p>43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62.87" calcext:value-type="float">
            <text:p>26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42.83" calcext:value-type="float">
            <text:p>642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935.84" calcext:value-type="float">
            <text:p>93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89.44" calcext:value-type="float">
            <text:p>68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853.52" calcext:value-type="float">
            <text:p>285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80.52" calcext:value-type="float">
            <text:p>108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706.61" calcext:value-type="float">
            <text:p>70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470.92" calcext:value-type="float">
            <text:p>470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46.99" calcext:value-type="float">
            <text:p>546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14.48" calcext:value-type="float">
            <text:p>214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32.33" calcext:value-type="float">
            <text:p>13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82.47" calcext:value-type="float">
            <text:p>182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14.86" calcext:value-type="float">
            <text:p>11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57.53" calcext:value-type="float">
            <text:p>5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57.76" calcext:value-type="float">
            <text:p>15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46.96" calcext:value-type="float">
            <text:p>146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190.78" calcext:value-type="float">
            <text:p>19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101.63" calcext:value-type="float">
            <text:p>10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2.21" calcext:value-type="float">
            <text:p>14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62.79" calcext:value-type="float">
            <text:p>62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60.73" calcext:value-type="float">
            <text:p>60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62.39" calcext:value-type="float">
            <text:p>1362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72.37" calcext:value-type="float">
            <text:p>772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75.54" calcext:value-type="float">
            <text:p>275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91.05" calcext:value-type="float">
            <text:p>9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55.4" calcext:value-type="float">
            <text:p>55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8.91" calcext:value-type="float">
            <text:p>20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60.88" calcext:value-type="float">
            <text:p>16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34.33" calcext:value-type="float">
            <text:p>13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23.73" calcext:value-type="float">
            <text:p>12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628.16" calcext:value-type="float">
            <text:p>628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45.34" calcext:value-type="float">
            <text:p>145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4.57" calcext:value-type="float">
            <text:p>8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40.37" calcext:value-type="float">
            <text:p>14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60.03" calcext:value-type="float">
            <text:p>36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32.7" calcext:value-type="float">
            <text:p>33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901.98" calcext:value-type="float">
            <text:p>90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527.08" calcext:value-type="float">
            <text:p>52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26.96" calcext:value-type="float">
            <text:p>826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58.55" calcext:value-type="float">
            <text:p>75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77.51" calcext:value-type="float">
            <text:p>97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519.12" calcext:value-type="float">
            <text:p>51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573.39" calcext:value-type="float">
            <text:p>157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07.66" calcext:value-type="float">
            <text:p>60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322.8" calcext:value-type="float">
            <text:p>1322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65.56" calcext:value-type="float">
            <text:p>86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434.67" calcext:value-type="float">
            <text:p>43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780.09" calcext:value-type="float">
            <text:p>78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95.92" calcext:value-type="float">
            <text:p>895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259.19" calcext:value-type="float">
            <text:p>125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892.95" calcext:value-type="float">
            <text:p>1892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21.43" calcext:value-type="float">
            <text:p>521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732.3" calcext:value-type="float">
            <text:p>73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33.62" calcext:value-type="float">
            <text:p>1733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86.16" calcext:value-type="float">
            <text:p>686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780.69" calcext:value-type="float">
            <text:p>78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700.46" calcext:value-type="float">
            <text:p>700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2.32" calcext:value-type="float">
            <text:p>13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8.33" calcext:value-type="float">
            <text:p>148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57.55" calcext:value-type="float">
            <text:p>35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96.26" calcext:value-type="float">
            <text:p>9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84.54" calcext:value-type="float">
            <text:p>8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96.57" calcext:value-type="float">
            <text:p>19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62.78" calcext:value-type="float">
            <text:p>16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85.1" calcext:value-type="float">
            <text:p>485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113.39" calcext:value-type="float">
            <text:p>11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210.52" calcext:value-type="float">
            <text:p>121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12.16" calcext:value-type="float">
            <text:p>112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419.29" calcext:value-type="float">
            <text:p>41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37.74" calcext:value-type="float">
            <text:p>137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00.35" calcext:value-type="float">
            <text:p>100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32.01" calcext:value-type="float">
            <text:p>13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0.38" calcext:value-type="float">
            <text:p>8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07.35" calcext:value-type="float">
            <text:p>107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52.29" calcext:value-type="float">
            <text:p>15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4.5" calcext:value-type="float">
            <text:p>8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61.63" calcext:value-type="float">
            <text:p>6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201.47" calcext:value-type="float">
            <text:p>201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55.04" calcext:value-type="float">
            <text:p>155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57.14" calcext:value-type="float">
            <text:p>5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17.94" calcext:value-type="float">
            <text:p>117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8.46" calcext:value-type="float">
            <text:p>10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130.58" calcext:value-type="float">
            <text:p>130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101.92" calcext:value-type="float">
            <text:p>10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94.17" calcext:value-type="float">
            <text:p>9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3.19" calcext:value-type="float">
            <text:p>8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3.78" calcext:value-type="float">
            <text:p>11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90.34" calcext:value-type="float">
            <text:p>90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35.94" calcext:value-type="float">
            <text:p>135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1.98" calcext:value-type="float">
            <text:p>18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71.13" calcext:value-type="float">
            <text:p>17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92.17" calcext:value-type="float">
            <text:p>92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353.53" calcext:value-type="float">
            <text:p>1353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729" calcext:value-type="float">
            <text:p>7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36.49" calcext:value-type="float">
            <text:p>1136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845.07" calcext:value-type="float">
            <text:p>84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60.76" calcext:value-type="float">
            <text:p>660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40.01" calcext:value-type="float">
            <text:p>740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02.52" calcext:value-type="float">
            <text:p>80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377.96" calcext:value-type="float">
            <text:p>237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39.36" calcext:value-type="float">
            <text:p>839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157.48" calcext:value-type="float">
            <text:p>1157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899.83" calcext:value-type="float">
            <text:p>189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354.13" calcext:value-type="float">
            <text:p>335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376.49" calcext:value-type="float">
            <text:p>2376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24.98" calcext:value-type="float">
            <text:p>212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81.71" calcext:value-type="float">
            <text:p>68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837.69" calcext:value-type="float">
            <text:p>837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425.97" calcext:value-type="float">
            <text:p>1425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791.94" calcext:value-type="float">
            <text:p>1791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27.76" calcext:value-type="float">
            <text:p>72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142.12" calcext:value-type="float">
            <text:p>114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53.07" calcext:value-type="float">
            <text:p>25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691.84" calcext:value-type="float">
            <text:p>169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515" calcext:value-type="float">
            <text:p>5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1006.76" calcext:value-type="float">
            <text:p>1006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46.26" calcext:value-type="float">
            <text:p>24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69.03" calcext:value-type="float">
            <text:p>66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748.29" calcext:value-type="float">
            <text:p>748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99.74" calcext:value-type="float">
            <text:p>89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600.69" calcext:value-type="float">
            <text:p>60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594.53" calcext:value-type="float">
            <text:p>59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1086.88" calcext:value-type="float">
            <text:p>108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915.39" calcext:value-type="float">
            <text:p>91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79.62" calcext:value-type="float">
            <text:p>47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445.65" calcext:value-type="float">
            <text:p>44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21.82" calcext:value-type="float">
            <text:p>421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499.53" calcext:value-type="float">
            <text:p>499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35.16" calcext:value-type="float">
            <text:p>435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74.69" calcext:value-type="float">
            <text:p>37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91.7" calcext:value-type="float">
            <text:p>291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400.58" calcext:value-type="float">
            <text:p>400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403.92" calcext:value-type="float">
            <text:p>40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59.37" calcext:value-type="float">
            <text:p>45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71.98" calcext:value-type="float">
            <text:p>47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474.46" calcext:value-type="float">
            <text:p>47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86.74" calcext:value-type="float">
            <text:p>28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46.98" calcext:value-type="float">
            <text:p>34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681.55" calcext:value-type="float">
            <text:p>68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5.59" calcext:value-type="float">
            <text:p>275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93.62" calcext:value-type="float">
            <text:p>293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85.98" calcext:value-type="float">
            <text:p>85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67.5" calcext:value-type="float">
            <text:p>56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51.12" calcext:value-type="float">
            <text:p>51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88.26" calcext:value-type="float">
            <text:p>688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89.37" calcext:value-type="float">
            <text:p>18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37.79" calcext:value-type="float">
            <text:p>23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31.56" calcext:value-type="float">
            <text:p>23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406.68" calcext:value-type="float">
            <text:p>40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736.68" calcext:value-type="float">
            <text:p>73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22.7" calcext:value-type="float">
            <text:p>6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67.21" calcext:value-type="float">
            <text:p>36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411.36" calcext:value-type="float">
            <text:p>411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747.99" calcext:value-type="float">
            <text:p>74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49.26" calcext:value-type="float">
            <text:p>649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75.72" calcext:value-type="float">
            <text:p>475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43.45" calcext:value-type="float">
            <text:p>74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31.39" calcext:value-type="float">
            <text:p>33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14.91" calcext:value-type="float">
            <text:p>214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8.48" calcext:value-type="float">
            <text:p>8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8.51" calcext:value-type="float">
            <text:p>3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995.91" calcext:value-type="float">
            <text:p>199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2031.47" calcext:value-type="float">
            <text:p>2031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752.78" calcext:value-type="float">
            <text:p>75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843.79" calcext:value-type="float">
            <text:p>84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255.71" calcext:value-type="float">
            <text:p>125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52.84" calcext:value-type="float">
            <text:p>55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732.54" calcext:value-type="float">
            <text:p>73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86.62" calcext:value-type="float">
            <text:p>48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87.11" calcext:value-type="float">
            <text:p>587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043.22" calcext:value-type="float">
            <text:p>104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249.03" calcext:value-type="float">
            <text:p>24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87.17" calcext:value-type="float">
            <text:p>387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73.61" calcext:value-type="float">
            <text:p>673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831.68" calcext:value-type="float">
            <text:p>183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28.04" calcext:value-type="float">
            <text:p>328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60.68" calcext:value-type="float">
            <text:p>6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5.57" calcext:value-type="float">
            <text:p>12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54.93" calcext:value-type="float">
            <text:p>35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79.98" calcext:value-type="float">
            <text:p>67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81.58" calcext:value-type="float">
            <text:p>78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447.53" calcext:value-type="float">
            <text:p>144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83.75" calcext:value-type="float">
            <text:p>108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41.2" calcext:value-type="float">
            <text:p>114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60.03" calcext:value-type="float">
            <text:p>116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308.66" calcext:value-type="float">
            <text:p>130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3219.24" calcext:value-type="float">
            <text:p>321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46.25" calcext:value-type="float">
            <text:p>546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65.52" calcext:value-type="float">
            <text:p>465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800.96" calcext:value-type="float">
            <text:p>1800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70.19" calcext:value-type="float">
            <text:p>37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83.79" calcext:value-type="float">
            <text:p>8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30.06" calcext:value-type="float">
            <text:p>130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24.89" calcext:value-type="float">
            <text:p>12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24.69" calcext:value-type="float">
            <text:p>92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700.89" calcext:value-type="float">
            <text:p>1700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48.26" calcext:value-type="float">
            <text:p>1348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55.44" calcext:value-type="float">
            <text:p>755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388.38" calcext:value-type="float">
            <text:p>138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70.35" calcext:value-type="float">
            <text:p>570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610.61" calcext:value-type="float">
            <text:p>1610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624.42" calcext:value-type="float">
            <text:p>62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783.16" calcext:value-type="float">
            <text:p>783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73.64" calcext:value-type="float">
            <text:p>1373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32.93" calcext:value-type="float">
            <text:p>732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32.3" calcext:value-type="float">
            <text:p>53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340.17" calcext:value-type="float">
            <text:p>1340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428.97" calcext:value-type="float">
            <text:p>42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98.97" calcext:value-type="float">
            <text:p>59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693.94" calcext:value-type="float">
            <text:p>1693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611.38" calcext:value-type="float">
            <text:p>61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72.79" calcext:value-type="float">
            <text:p>672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41.87" calcext:value-type="float">
            <text:p>54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865.7" calcext:value-type="float">
            <text:p>186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721.23" calcext:value-type="float">
            <text:p>172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79.59" calcext:value-type="float">
            <text:p>87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574.14" calcext:value-type="float">
            <text:p>257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73.38" calcext:value-type="float">
            <text:p>573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90.85" calcext:value-type="float">
            <text:p>219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20.67" calcext:value-type="float">
            <text:p>620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72.94" calcext:value-type="float">
            <text:p>572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91.42" calcext:value-type="float">
            <text:p>59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702.02" calcext:value-type="float">
            <text:p>70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39.79" calcext:value-type="float">
            <text:p>133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800.9" calcext:value-type="float">
            <text:p>180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603.23" calcext:value-type="float">
            <text:p>160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670.08" calcext:value-type="float">
            <text:p>267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855.16" calcext:value-type="float">
            <text:p>1855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56.62" calcext:value-type="float">
            <text:p>45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80.48" calcext:value-type="float">
            <text:p>148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48.35" calcext:value-type="float">
            <text:p>64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573.9" calcext:value-type="float">
            <text:p>1573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67.42" calcext:value-type="float">
            <text:p>1267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97.1" calcext:value-type="float">
            <text:p>99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81.26" calcext:value-type="float">
            <text:p>138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808.92" calcext:value-type="float">
            <text:p>180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128.7" calcext:value-type="float">
            <text:p>1128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761.5" calcext:value-type="float">
            <text:p>1761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78.98" calcext:value-type="float">
            <text:p>57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48.73" calcext:value-type="float">
            <text:p>1048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69.14" calcext:value-type="float">
            <text:p>2469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11.55" calcext:value-type="float">
            <text:p>61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201.53" calcext:value-type="float">
            <text:p>20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936.56" calcext:value-type="float">
            <text:p>293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309.37" calcext:value-type="float">
            <text:p>230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66.05" calcext:value-type="float">
            <text:p>296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570.45" calcext:value-type="float">
            <text:p>57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464.51" calcext:value-type="float">
            <text:p>46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67.23" calcext:value-type="float">
            <text:p>567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18.38" calcext:value-type="float">
            <text:p>31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97.92" calcext:value-type="float">
            <text:p>19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3.27" calcext:value-type="float">
            <text:p>19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57.51" calcext:value-type="float">
            <text:p>35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03.67" calcext:value-type="float">
            <text:p>20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86.77" calcext:value-type="float">
            <text:p>68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728.5" calcext:value-type="float">
            <text:p>72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1060.28" calcext:value-type="float">
            <text:p>106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716.84" calcext:value-type="float">
            <text:p>71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904.42" calcext:value-type="float">
            <text:p>90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89.47" calcext:value-type="float">
            <text:p>68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969.35" calcext:value-type="float">
            <text:p>969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99.4" calcext:value-type="float">
            <text:p>79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704.17" calcext:value-type="float">
            <text:p>70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802.29" calcext:value-type="float">
            <text:p>80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33.72" calcext:value-type="float">
            <text:p>83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22.79" calcext:value-type="float">
            <text:p>1022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411.58" calcext:value-type="float">
            <text:p>41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74.92" calcext:value-type="float">
            <text:p>574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75.15" calcext:value-type="float">
            <text:p>7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5.06" calcext:value-type="float">
            <text:p>10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62.9" calcext:value-type="float">
            <text:p>16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18.28" calcext:value-type="float">
            <text:p>11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74.79" calcext:value-type="float">
            <text:p>7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5.68" calcext:value-type="float">
            <text:p>215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48.17" calcext:value-type="float">
            <text:p>648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939.61" calcext:value-type="float">
            <text:p>1939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56.52" calcext:value-type="float">
            <text:p>135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903.25" calcext:value-type="float">
            <text:p>903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97.35" calcext:value-type="float">
            <text:p>97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45.72" calcext:value-type="float">
            <text:p>145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18.12" calcext:value-type="float">
            <text:p>118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15.22" calcext:value-type="float">
            <text:p>11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72.41" calcext:value-type="float">
            <text:p>17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45.43" calcext:value-type="float">
            <text:p>14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80.7" calcext:value-type="float">
            <text:p>18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70.96" calcext:value-type="float">
            <text:p>170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74.73" calcext:value-type="float">
            <text:p>27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99.99" calcext:value-type="float">
            <text:p>199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0.94" calcext:value-type="float">
            <text:p>180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963.43" calcext:value-type="float">
            <text:p>196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80.75" calcext:value-type="float">
            <text:p>580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633.59" calcext:value-type="float">
            <text:p>63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23.42" calcext:value-type="float">
            <text:p>22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00.37" calcext:value-type="float">
            <text:p>20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51.26" calcext:value-type="float">
            <text:p>85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39.46" calcext:value-type="float">
            <text:p>83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41.88" calcext:value-type="float">
            <text:p>14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82.99" calcext:value-type="float">
            <text:p>108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24.69" calcext:value-type="float">
            <text:p>112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44.93" calcext:value-type="float">
            <text:p>84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769.52" calcext:value-type="float">
            <text:p>3769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1093.12" calcext:value-type="float">
            <text:p>109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65.87" calcext:value-type="float">
            <text:p>86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552.7" calcext:value-type="float">
            <text:p>255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81.67" calcext:value-type="float">
            <text:p>38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05.39" calcext:value-type="float">
            <text:p>80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93.24" calcext:value-type="float">
            <text:p>39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94.14" calcext:value-type="float">
            <text:p>39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30.52" calcext:value-type="float">
            <text:p>33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27.79" calcext:value-type="float">
            <text:p>22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78.02" calcext:value-type="float">
            <text:p>17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1046.44" calcext:value-type="float">
            <text:p>104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52.03" calcext:value-type="float">
            <text:p>652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75.17" calcext:value-type="float">
            <text:p>7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81.31" calcext:value-type="float">
            <text:p>168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59.45" calcext:value-type="float">
            <text:p>55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726.32" calcext:value-type="float">
            <text:p>272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940.64" calcext:value-type="float">
            <text:p>1940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87.9" calcext:value-type="float">
            <text:p>1487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552.72" calcext:value-type="float">
            <text:p>55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47.89" calcext:value-type="float">
            <text:p>547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50.15" calcext:value-type="float">
            <text:p>950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70.14" calcext:value-type="float">
            <text:p>17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569.35" calcext:value-type="float">
            <text:p>3569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84.42" calcext:value-type="float">
            <text:p>58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16.52" calcext:value-type="float">
            <text:p>21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78.79" calcext:value-type="float">
            <text:p>17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93.35" calcext:value-type="float">
            <text:p>693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52.01" calcext:value-type="float">
            <text:p>25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61.97" calcext:value-type="float">
            <text:p>161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23.52" calcext:value-type="float">
            <text:p>52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81.84" calcext:value-type="float">
            <text:p>28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88.14" calcext:value-type="float">
            <text:p>188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9.3" calcext:value-type="float">
            <text:p>299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08.63" calcext:value-type="float">
            <text:p>108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03.42" calcext:value-type="float">
            <text:p>10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302.55" calcext:value-type="float">
            <text:p>302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65.31" calcext:value-type="float">
            <text:p>26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78.05" calcext:value-type="float">
            <text:p>478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28.46" calcext:value-type="float">
            <text:p>42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483.36" calcext:value-type="float">
            <text:p>483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32.78" calcext:value-type="float">
            <text:p>23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02.68" calcext:value-type="float">
            <text:p>402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78.84" calcext:value-type="float">
            <text:p>47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586.58" calcext:value-type="float">
            <text:p>586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43.73" calcext:value-type="float">
            <text:p>54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62.1" calcext:value-type="float">
            <text:p>46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49.91" calcext:value-type="float">
            <text:p>349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647.1" calcext:value-type="float">
            <text:p>64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79.23" calcext:value-type="float">
            <text:p>37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81.66" calcext:value-type="float">
            <text:p>481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45.52" calcext:value-type="float">
            <text:p>545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98.61" calcext:value-type="float">
            <text:p>398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02.83" calcext:value-type="float">
            <text:p>402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461.65" calcext:value-type="float">
            <text:p>46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73.48" calcext:value-type="float">
            <text:p>573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706.55" calcext:value-type="float">
            <text:p>170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93.79" calcext:value-type="float">
            <text:p>79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1004.64" calcext:value-type="float">
            <text:p>100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70.03" calcext:value-type="float">
            <text:p>17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530.57" calcext:value-type="float">
            <text:p>530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0.67" calcext:value-type="float">
            <text:p>210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67.77" calcext:value-type="float">
            <text:p>167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681.07" calcext:value-type="float">
            <text:p>681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70.53" calcext:value-type="float">
            <text:p>57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78.73" calcext:value-type="float">
            <text:p>1078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46.52" calcext:value-type="float">
            <text:p>84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570.64" calcext:value-type="float">
            <text:p>570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223.68" calcext:value-type="float">
            <text:p>122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522.42" calcext:value-type="float">
            <text:p>522.42</text:p>
          </table:table-cell>
          <table:table-cell table:number-columns-repeated="1019"/>
        </table:table-row>
        <table:table-row table:style-name="ro2" table:number-rows-repeated="1047767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2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70.71" calcext:value-type="float">
            <text:p>27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07.52" calcext:value-type="float">
            <text:p>60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442.38" calcext:value-type="float">
            <text:p>442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724.87" calcext:value-type="float">
            <text:p>172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781.6" calcext:value-type="float">
            <text:p>781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58.74" calcext:value-type="float">
            <text:p>358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32.18" calcext:value-type="float">
            <text:p>23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04.48" calcext:value-type="float">
            <text:p>504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81.24" calcext:value-type="float">
            <text:p>481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68.33" calcext:value-type="float">
            <text:p>268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48.36" calcext:value-type="float">
            <text:p>648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1040.8" calcext:value-type="float">
            <text:p>104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92.38" calcext:value-type="float">
            <text:p>692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760.12" calcext:value-type="float">
            <text:p>2760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40.46" calcext:value-type="float">
            <text:p>1040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33.86" calcext:value-type="float">
            <text:p>633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449.76" calcext:value-type="float">
            <text:p>449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47.33" calcext:value-type="float">
            <text:p>547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19.08" calcext:value-type="float">
            <text:p>21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52.8" calcext:value-type="float">
            <text:p>152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90.32" calcext:value-type="float">
            <text:p>19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11.38" calcext:value-type="float">
            <text:p>11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44.61" calcext:value-type="float">
            <text:p>4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51.11" calcext:value-type="float">
            <text:p>151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37.04" calcext:value-type="float">
            <text:p>13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193.78" calcext:value-type="float">
            <text:p>19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72.37" calcext:value-type="float">
            <text:p>72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0.38" calcext:value-type="float">
            <text:p>14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54.79" calcext:value-type="float">
            <text:p>5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54.23" calcext:value-type="float">
            <text:p>5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76.53" calcext:value-type="float">
            <text:p>1376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47.99" calcext:value-type="float">
            <text:p>74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317.74" calcext:value-type="float">
            <text:p>317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93.3" calcext:value-type="float">
            <text:p>93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80.08" calcext:value-type="float">
            <text:p>58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7.49" calcext:value-type="float">
            <text:p>20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63.19" calcext:value-type="float">
            <text:p>16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41.42" calcext:value-type="float">
            <text:p>14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31.48" calcext:value-type="float">
            <text:p>13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718.98" calcext:value-type="float">
            <text:p>71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43.84" calcext:value-type="float">
            <text:p>143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79.57" calcext:value-type="float">
            <text:p>7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5.86" calcext:value-type="float">
            <text:p>13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54.31" calcext:value-type="float">
            <text:p>35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22.7" calcext:value-type="float">
            <text:p>3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17.66" calcext:value-type="float">
            <text:p>81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532.64" calcext:value-type="float">
            <text:p>532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45.46" calcext:value-type="float">
            <text:p>84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40.56" calcext:value-type="float">
            <text:p>74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63.85" calcext:value-type="float">
            <text:p>96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530.53" calcext:value-type="float">
            <text:p>53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33.69" calcext:value-type="float">
            <text:p>163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61.41" calcext:value-type="float">
            <text:p>66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217.85" calcext:value-type="float">
            <text:p>1217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901.95" calcext:value-type="float">
            <text:p>901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407.33" calcext:value-type="float">
            <text:p>407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714.75" calcext:value-type="float">
            <text:p>714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02.88" calcext:value-type="float">
            <text:p>802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294.68" calcext:value-type="float">
            <text:p>129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774.11" calcext:value-type="float">
            <text:p>177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11.3" calcext:value-type="float">
            <text:p>51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83.5" calcext:value-type="float">
            <text:p>68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83.5" calcext:value-type="float">
            <text:p>178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55.11" calcext:value-type="float">
            <text:p>65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747.38" calcext:value-type="float">
            <text:p>74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97.7" calcext:value-type="float">
            <text:p>69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2.32" calcext:value-type="float">
            <text:p>13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7.14" calcext:value-type="float">
            <text:p>14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27.54" calcext:value-type="float">
            <text:p>327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96.76" calcext:value-type="float">
            <text:p>96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67.11" calcext:value-type="float">
            <text:p>67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95.57" calcext:value-type="float">
            <text:p>19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16.21" calcext:value-type="float">
            <text:p>116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81.72" calcext:value-type="float">
            <text:p>481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7.69" calcext:value-type="float">
            <text:p>97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77.76" calcext:value-type="float">
            <text:p>117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08.03" calcext:value-type="float">
            <text:p>108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386.51" calcext:value-type="float">
            <text:p>38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42.31" calcext:value-type="float">
            <text:p>14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02.33" calcext:value-type="float">
            <text:p>10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25.11" calcext:value-type="float">
            <text:p>12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3.75" calcext:value-type="float">
            <text:p>8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97.11" calcext:value-type="float">
            <text:p>97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54.59" calcext:value-type="float">
            <text:p>15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3.4" calcext:value-type="float">
            <text:p>83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63.06" calcext:value-type="float">
            <text:p>6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66.58" calcext:value-type="float">
            <text:p>166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62.11" calcext:value-type="float">
            <text:p>162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65.42" calcext:value-type="float">
            <text:p>6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23.95" calcext:value-type="float">
            <text:p>123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8.46" calcext:value-type="float">
            <text:p>10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84.61" calcext:value-type="float">
            <text:p>8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90.09" calcext:value-type="float">
            <text:p>9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94.27" calcext:value-type="float">
            <text:p>94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6.19" calcext:value-type="float">
            <text:p>86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4.53" calcext:value-type="float">
            <text:p>11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8.92" calcext:value-type="float">
            <text:p>8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33.67" calcext:value-type="float">
            <text:p>13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8.19" calcext:value-type="float">
            <text:p>18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71.19" calcext:value-type="float">
            <text:p>17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08.42" calcext:value-type="float">
            <text:p>108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89.31" calcext:value-type="float">
            <text:p>1289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75.9" calcext:value-type="float">
            <text:p>675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79.87" calcext:value-type="float">
            <text:p>1179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878.63" calcext:value-type="float">
            <text:p>878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703.78" calcext:value-type="float">
            <text:p>70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70.73" calcext:value-type="float">
            <text:p>770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02.87" calcext:value-type="float">
            <text:p>80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302.75" calcext:value-type="float">
            <text:p>2302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73.56" calcext:value-type="float">
            <text:p>87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174.96" calcext:value-type="float">
            <text:p>117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905.14" calcext:value-type="float">
            <text:p>1905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428.16" calcext:value-type="float">
            <text:p>3428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408.84" calcext:value-type="float">
            <text:p>240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31.05" calcext:value-type="float">
            <text:p>213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83.9" calcext:value-type="float">
            <text:p>683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877.66" calcext:value-type="float">
            <text:p>87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89.73" calcext:value-type="float">
            <text:p>1389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744.89" calcext:value-type="float">
            <text:p>174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36.68" calcext:value-type="float">
            <text:p>73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143.57" calcext:value-type="float">
            <text:p>114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41.62" calcext:value-type="float">
            <text:p>24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581.98" calcext:value-type="float">
            <text:p>158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513.09" calcext:value-type="float">
            <text:p>51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61.41" calcext:value-type="float">
            <text:p>96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65.13" calcext:value-type="float">
            <text:p>26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52.56" calcext:value-type="float">
            <text:p>65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764.72" calcext:value-type="float">
            <text:p>764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91.37" calcext:value-type="float">
            <text:p>89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570.82" calcext:value-type="float">
            <text:p>570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614.71" calcext:value-type="float">
            <text:p>614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1174.36" calcext:value-type="float">
            <text:p>117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82.57" calcext:value-type="float">
            <text:p>88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41.7" calcext:value-type="float">
            <text:p>441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403.88" calcext:value-type="float">
            <text:p>40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46.13" calcext:value-type="float">
            <text:p>44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485.04" calcext:value-type="float">
            <text:p>485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43.13" calcext:value-type="float">
            <text:p>44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85.15" calcext:value-type="float">
            <text:p>38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58.71" calcext:value-type="float">
            <text:p>25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400.47" calcext:value-type="float">
            <text:p>400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72.2" calcext:value-type="float">
            <text:p>372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03.31" calcext:value-type="float">
            <text:p>40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46.32" calcext:value-type="float">
            <text:p>44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98.36" calcext:value-type="float">
            <text:p>398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82.84" calcext:value-type="float">
            <text:p>28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31.58" calcext:value-type="float">
            <text:p>33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638.28" calcext:value-type="float">
            <text:p>63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5.59" calcext:value-type="float">
            <text:p>275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306.55" calcext:value-type="float">
            <text:p>30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0.25" calcext:value-type="float">
            <text:p>90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52.5" calcext:value-type="float">
            <text:p>55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4.58" calcext:value-type="float">
            <text:p>44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52.18" calcext:value-type="float">
            <text:p>65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40.23" calcext:value-type="float">
            <text:p>24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27.57" calcext:value-type="float">
            <text:p>227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428.2" calcext:value-type="float">
            <text:p>42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719.75" calcext:value-type="float">
            <text:p>71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32.5" calcext:value-type="float">
            <text:p>63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77.66" calcext:value-type="float">
            <text:p>37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458.72" calcext:value-type="float">
            <text:p>45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744.22" calcext:value-type="float">
            <text:p>744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92.16" calcext:value-type="float">
            <text:p>692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85.74" calcext:value-type="float">
            <text:p>48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44.92" calcext:value-type="float">
            <text:p>744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53.28" calcext:value-type="float">
            <text:p>353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14.91" calcext:value-type="float">
            <text:p>214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8.51" calcext:value-type="float">
            <text:p>3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934.81" calcext:value-type="float">
            <text:p>1934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934.82" calcext:value-type="float">
            <text:p>193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741.21" calcext:value-type="float">
            <text:p>741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811.23" calcext:value-type="float">
            <text:p>81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190.69" calcext:value-type="float">
            <text:p>119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43.38" calcext:value-type="float">
            <text:p>543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52.19" calcext:value-type="float">
            <text:p>65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550.33" calcext:value-type="float">
            <text:p>55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78.87" calcext:value-type="float">
            <text:p>578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133.59" calcext:value-type="float">
            <text:p>113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264.76" calcext:value-type="float">
            <text:p>264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90.95" calcext:value-type="float">
            <text:p>39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86.55" calcext:value-type="float">
            <text:p>68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794.5" calcext:value-type="float">
            <text:p>179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15.9" calcext:value-type="float">
            <text:p>315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12.49" calcext:value-type="float">
            <text:p>11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8.57" calcext:value-type="float">
            <text:p>128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60.33" calcext:value-type="float">
            <text:p>36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73.01" calcext:value-type="float">
            <text:p>673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31.24" calcext:value-type="float">
            <text:p>731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403.67" calcext:value-type="float">
            <text:p>140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75.58" calcext:value-type="float">
            <text:p>1075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36.6" calcext:value-type="float">
            <text:p>1136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32.07" calcext:value-type="float">
            <text:p>1132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329.25" calcext:value-type="float">
            <text:p>1329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3250.99" calcext:value-type="float">
            <text:p>3250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44.71" calcext:value-type="float">
            <text:p>544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35.58" calcext:value-type="float">
            <text:p>435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46.65" calcext:value-type="float">
            <text:p>1746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62.01" calcext:value-type="float">
            <text:p>36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85.79" calcext:value-type="float">
            <text:p>8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30.66" calcext:value-type="float">
            <text:p>130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12.67" calcext:value-type="float">
            <text:p>11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35.27" calcext:value-type="float">
            <text:p>935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807.46" calcext:value-type="float">
            <text:p>180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57.94" calcext:value-type="float">
            <text:p>1357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91.53" calcext:value-type="float">
            <text:p>79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405.5" calcext:value-type="float">
            <text:p>140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67.06" calcext:value-type="float">
            <text:p>56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555.19" calcext:value-type="float">
            <text:p>155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670.04" calcext:value-type="float">
            <text:p>67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726.67" calcext:value-type="float">
            <text:p>726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57.83" calcext:value-type="float">
            <text:p>1357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50.89" calcext:value-type="float">
            <text:p>750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34.04" calcext:value-type="float">
            <text:p>53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62.99" calcext:value-type="float">
            <text:p>126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439.49" calcext:value-type="float">
            <text:p>439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66.93" calcext:value-type="float">
            <text:p>566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679.09" calcext:value-type="float">
            <text:p>1679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93.95" calcext:value-type="float">
            <text:p>593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41.71" calcext:value-type="float">
            <text:p>64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57.36" calcext:value-type="float">
            <text:p>557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2083.54" calcext:value-type="float">
            <text:p>208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939.76" calcext:value-type="float">
            <text:p>1939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967.97" calcext:value-type="float">
            <text:p>96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475.37" calcext:value-type="float">
            <text:p>247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53.11" calcext:value-type="float">
            <text:p>553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86.22" calcext:value-type="float">
            <text:p>2186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25.99" calcext:value-type="float">
            <text:p>625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81.77" calcext:value-type="float">
            <text:p>58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89.94" calcext:value-type="float">
            <text:p>58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627.8" calcext:value-type="float">
            <text:p>6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01.86" calcext:value-type="float">
            <text:p>1301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877" calcext:value-type="float">
            <text:p>18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574.86" calcext:value-type="float">
            <text:p>157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720.05" calcext:value-type="float">
            <text:p>272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724.82" calcext:value-type="float">
            <text:p>172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505.65" calcext:value-type="float">
            <text:p>50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59.17" calcext:value-type="float">
            <text:p>145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50.77" calcext:value-type="float">
            <text:p>650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641.88" calcext:value-type="float">
            <text:p>164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84.52" calcext:value-type="float">
            <text:p>1284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53.39" calcext:value-type="float">
            <text:p>95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58.31" calcext:value-type="float">
            <text:p>1358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785.02" calcext:value-type="float">
            <text:p>178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52.62" calcext:value-type="float">
            <text:p>105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676.63" calcext:value-type="float">
            <text:p>167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14.31" calcext:value-type="float">
            <text:p>51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11.22" calcext:value-type="float">
            <text:p>1011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48.99" calcext:value-type="float">
            <text:p>244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19.46" calcext:value-type="float">
            <text:p>61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69.83" calcext:value-type="float">
            <text:p>16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878.18" calcext:value-type="float">
            <text:p>287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284.75" calcext:value-type="float">
            <text:p>2284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46.84" calcext:value-type="float">
            <text:p>294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545.65" calcext:value-type="float">
            <text:p>54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477" calcext:value-type="float">
            <text:p>4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68.7" calcext:value-type="float">
            <text:p>368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69.67" calcext:value-type="float">
            <text:p>16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41.51" calcext:value-type="float">
            <text:p>34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198.86" calcext:value-type="float">
            <text:p>198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47.21" calcext:value-type="float">
            <text:p>64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733.73" calcext:value-type="float">
            <text:p>73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996.41" calcext:value-type="float">
            <text:p>996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83.43" calcext:value-type="float">
            <text:p>68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877.92" calcext:value-type="float">
            <text:p>87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723.98" calcext:value-type="float">
            <text:p>72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964.65" calcext:value-type="float">
            <text:p>964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71.71" calcext:value-type="float">
            <text:p>77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29.79" calcext:value-type="float">
            <text:p>62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1024.14" calcext:value-type="float">
            <text:p>102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34.11" calcext:value-type="float">
            <text:p>83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58.1" calcext:value-type="float">
            <text:p>105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413.62" calcext:value-type="float">
            <text:p>413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82.41" calcext:value-type="float">
            <text:p>58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82.46" calcext:value-type="float">
            <text:p>82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3.06" calcext:value-type="float">
            <text:p>10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63.07" calcext:value-type="float">
            <text:p>16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32.88" calcext:value-type="float">
            <text:p>132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64.21" calcext:value-type="float">
            <text:p>6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5.68" calcext:value-type="float">
            <text:p>215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70.32" calcext:value-type="float">
            <text:p>67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2004.47" calcext:value-type="float">
            <text:p>200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406.09" calcext:value-type="float">
            <text:p>140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95.78" calcext:value-type="float">
            <text:p>89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99.17" calcext:value-type="float">
            <text:p>9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55.64" calcext:value-type="float">
            <text:p>15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26.72" calcext:value-type="float">
            <text:p>12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29.21" calcext:value-type="float">
            <text:p>12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44.21" calcext:value-type="float">
            <text:p>14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57.76" calcext:value-type="float">
            <text:p>15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5.8" calcext:value-type="float">
            <text:p>17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80.76" calcext:value-type="float">
            <text:p>180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19.32" calcext:value-type="float">
            <text:p>219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94.51" calcext:value-type="float">
            <text:p>19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5.84" calcext:value-type="float">
            <text:p>1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869.57" calcext:value-type="float">
            <text:p>186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14.69" calcext:value-type="float">
            <text:p>51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596.5" calcext:value-type="float">
            <text:p>59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51.41" calcext:value-type="float">
            <text:p>25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18.73" calcext:value-type="float">
            <text:p>218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55.24" calcext:value-type="float">
            <text:p>85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83.54" calcext:value-type="float">
            <text:p>88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33.18" calcext:value-type="float">
            <text:p>133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206.38" calcext:value-type="float">
            <text:p>120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08.52" calcext:value-type="float">
            <text:p>1108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50.55" calcext:value-type="float">
            <text:p>85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565.74" calcext:value-type="float">
            <text:p>356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1078.84" calcext:value-type="float">
            <text:p>107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39.04" calcext:value-type="float">
            <text:p>83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494.8" calcext:value-type="float">
            <text:p>249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83.13" calcext:value-type="float">
            <text:p>38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22.35" calcext:value-type="float">
            <text:p>822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450.83" calcext:value-type="float">
            <text:p>450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414.49" calcext:value-type="float">
            <text:p>41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30.43" calcext:value-type="float">
            <text:p>33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42.73" calcext:value-type="float">
            <text:p>242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93.6" calcext:value-type="float">
            <text:p>19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951.63" calcext:value-type="float">
            <text:p>95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67.98" calcext:value-type="float">
            <text:p>66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72.17" calcext:value-type="float">
            <text:p>72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67.6" calcext:value-type="float">
            <text:p>166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59.42" calcext:value-type="float">
            <text:p>559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623.32" calcext:value-type="float">
            <text:p>2623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819.23" calcext:value-type="float">
            <text:p>181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19.72" calcext:value-type="float">
            <text:p>1419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514.04" calcext:value-type="float">
            <text:p>51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47.95" calcext:value-type="float">
            <text:p>547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896.69" calcext:value-type="float">
            <text:p>89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69.27" calcext:value-type="float">
            <text:p>16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660.07" calcext:value-type="float">
            <text:p>3660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89.24" calcext:value-type="float">
            <text:p>58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29.6" calcext:value-type="float">
            <text:p>22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73.93" calcext:value-type="float">
            <text:p>17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713.17" calcext:value-type="float">
            <text:p>713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57.44" calcext:value-type="float">
            <text:p>25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73.45" calcext:value-type="float">
            <text:p>17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68.98" calcext:value-type="float">
            <text:p>56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75.51" calcext:value-type="float">
            <text:p>275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99.38" calcext:value-type="float">
            <text:p>199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5" calcext:value-type="float">
            <text:p>2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20.12" calcext:value-type="float">
            <text:p>120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25.24" calcext:value-type="float">
            <text:p>12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67.21" calcext:value-type="float">
            <text:p>26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36.59" calcext:value-type="float">
            <text:p>23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70.74" calcext:value-type="float">
            <text:p>47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46.92" calcext:value-type="float">
            <text:p>44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456.32" calcext:value-type="float">
            <text:p>45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06.5" calcext:value-type="float">
            <text:p>20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50.21" calcext:value-type="float">
            <text:p>450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71.1" calcext:value-type="float">
            <text:p>47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618.18" calcext:value-type="float">
            <text:p>61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63.86" calcext:value-type="float">
            <text:p>563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47.02" calcext:value-type="float">
            <text:p>44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52.9" calcext:value-type="float">
            <text:p>35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672.8" calcext:value-type="float">
            <text:p>672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440.31" calcext:value-type="float">
            <text:p>440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77.64" calcext:value-type="float">
            <text:p>477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79.08" calcext:value-type="float">
            <text:p>57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95.35" calcext:value-type="float">
            <text:p>39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73.37" calcext:value-type="float">
            <text:p>47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413.7" calcext:value-type="float">
            <text:p>41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601.39" calcext:value-type="float">
            <text:p>60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631.53" calcext:value-type="float">
            <text:p>163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835.09" calcext:value-type="float">
            <text:p>83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1007.1" calcext:value-type="float">
            <text:p>100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75.53" calcext:value-type="float">
            <text:p>175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513" calcext:value-type="float">
            <text:p>5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4.67" calcext:value-type="float">
            <text:p>21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41.35" calcext:value-type="float">
            <text:p>141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714.44" calcext:value-type="float">
            <text:p>71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90.99" calcext:value-type="float">
            <text:p>590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66.71" calcext:value-type="float">
            <text:p>1066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98.92" calcext:value-type="float">
            <text:p>89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82.73" calcext:value-type="float">
            <text:p>482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259.47" calcext:value-type="float">
            <text:p>125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99.5" calcext:value-type="float">
            <text:p>499.5</text:p>
          </table:table-cell>
          <table:table-cell table:number-columns-repeated="1019"/>
        </table:table-row>
        <table:table-row table:style-name="ro2" table:number-rows-repeated="1047767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3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87.09" calcext:value-type="float">
            <text:p>28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44.73" calcext:value-type="float">
            <text:p>64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416.32" calcext:value-type="float">
            <text:p>41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619.4" calcext:value-type="float">
            <text:p>161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743.22" calcext:value-type="float">
            <text:p>74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23.63" calcext:value-type="float">
            <text:p>323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26.85" calcext:value-type="float">
            <text:p>226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499.21" calcext:value-type="float">
            <text:p>49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47.4" calcext:value-type="float">
            <text:p>44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77.86" calcext:value-type="float">
            <text:p>27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45.66" calcext:value-type="float">
            <text:p>645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989.19" calcext:value-type="float">
            <text:p>98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73.43" calcext:value-type="float">
            <text:p>67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772.04" calcext:value-type="float">
            <text:p>277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65.75" calcext:value-type="float">
            <text:p>106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52.44" calcext:value-type="float">
            <text:p>65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92.23" calcext:value-type="float">
            <text:p>392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04.41" calcext:value-type="float">
            <text:p>504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25.54" calcext:value-type="float">
            <text:p>225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28.96" calcext:value-type="float">
            <text:p>128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76.51" calcext:value-type="float">
            <text:p>17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23.27" calcext:value-type="float">
            <text:p>12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47.65" calcext:value-type="float">
            <text:p>4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49.33" calcext:value-type="float">
            <text:p>14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39.04" calcext:value-type="float">
            <text:p>13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196.78" calcext:value-type="float">
            <text:p>196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67.29" calcext:value-type="float">
            <text:p>67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1.48" calcext:value-type="float">
            <text:p>14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63.09" calcext:value-type="float">
            <text:p>6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51.5" calcext:value-type="float">
            <text:p>51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06.81" calcext:value-type="float">
            <text:p>1306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93.61" calcext:value-type="float">
            <text:p>793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77.4" calcext:value-type="float">
            <text:p>27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86.89" calcext:value-type="float">
            <text:p>86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66.38" calcext:value-type="float">
            <text:p>56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1.68" calcext:value-type="float">
            <text:p>20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86.01" calcext:value-type="float">
            <text:p>18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45.53" calcext:value-type="float">
            <text:p>145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25.09" calcext:value-type="float">
            <text:p>12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583.11" calcext:value-type="float">
            <text:p>583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38.84" calcext:value-type="float">
            <text:p>13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2.57" calcext:value-type="float">
            <text:p>8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1.81" calcext:value-type="float">
            <text:p>131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63.6" calcext:value-type="float">
            <text:p>36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36.7" calcext:value-type="float">
            <text:p>33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20.11" calcext:value-type="float">
            <text:p>820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516.27" calcext:value-type="float">
            <text:p>516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25.44" calcext:value-type="float">
            <text:p>825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89.75" calcext:value-type="float">
            <text:p>78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51.19" calcext:value-type="float">
            <text:p>95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501.9" calcext:value-type="float">
            <text:p>501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587.88" calcext:value-type="float">
            <text:p>158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15.59" calcext:value-type="float">
            <text:p>615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162.22" calcext:value-type="float">
            <text:p>116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77.38" calcext:value-type="float">
            <text:p>87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86.39" calcext:value-type="float">
            <text:p>38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714.71" calcext:value-type="float">
            <text:p>714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797.41" calcext:value-type="float">
            <text:p>79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167.15" calcext:value-type="float">
            <text:p>1167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765.19" calcext:value-type="float">
            <text:p>176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10.9" calcext:value-type="float">
            <text:p>51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67.95" calcext:value-type="float">
            <text:p>667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694.98" calcext:value-type="float">
            <text:p>169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774.37" calcext:value-type="float">
            <text:p>77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662.48" calcext:value-type="float">
            <text:p>662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69.56" calcext:value-type="float">
            <text:p>669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4.32" calcext:value-type="float">
            <text:p>134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5.14" calcext:value-type="float">
            <text:p>145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27.84" calcext:value-type="float">
            <text:p>32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100.39" calcext:value-type="float">
            <text:p>100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85.5" calcext:value-type="float">
            <text:p>8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97.47" calcext:value-type="float">
            <text:p>197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25.87" calcext:value-type="float">
            <text:p>12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81.47" calcext:value-type="float">
            <text:p>481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79.47" calcext:value-type="float">
            <text:p>7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76.29" calcext:value-type="float">
            <text:p>117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12.55" calcext:value-type="float">
            <text:p>112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407.06" calcext:value-type="float">
            <text:p>40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35.82" calcext:value-type="float">
            <text:p>135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97.86" calcext:value-type="float">
            <text:p>9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27.01" calcext:value-type="float">
            <text:p>12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110.14" calcext:value-type="float">
            <text:p>11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30.98" calcext:value-type="float">
            <text:p>13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52.36" calcext:value-type="float">
            <text:p>152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4.5" calcext:value-type="float">
            <text:p>8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61.3" calcext:value-type="float">
            <text:p>6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52.56" calcext:value-type="float">
            <text:p>15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56.87" calcext:value-type="float">
            <text:p>156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57.25" calcext:value-type="float">
            <text:p>57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46.94" calcext:value-type="float">
            <text:p>146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5.46" calcext:value-type="float">
            <text:p>10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78.6" calcext:value-type="float">
            <text:p>78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87.84" calcext:value-type="float">
            <text:p>8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95.57" calcext:value-type="float">
            <text:p>9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2.5" calcext:value-type="float">
            <text:p>8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3.31" calcext:value-type="float">
            <text:p>11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8.92" calcext:value-type="float">
            <text:p>8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32.89" calcext:value-type="float">
            <text:p>132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71.29" calcext:value-type="float">
            <text:p>171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57.31" calcext:value-type="float">
            <text:p>15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01.3" calcext:value-type="float">
            <text:p>10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83.59" calcext:value-type="float">
            <text:p>128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51.51" calcext:value-type="float">
            <text:p>65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49.73" calcext:value-type="float">
            <text:p>1149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811.07" calcext:value-type="float">
            <text:p>811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46.66" calcext:value-type="float">
            <text:p>646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84.75" calcext:value-type="float">
            <text:p>784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774.19" calcext:value-type="float">
            <text:p>774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265.87" calcext:value-type="float">
            <text:p>226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48.04" calcext:value-type="float">
            <text:p>848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097.63" calcext:value-type="float">
            <text:p>109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800.95" calcext:value-type="float">
            <text:p>180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192.98" calcext:value-type="float">
            <text:p>3192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362.9" calcext:value-type="float">
            <text:p>236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00.28" calcext:value-type="float">
            <text:p>210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53.55" calcext:value-type="float">
            <text:p>653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813.72" calcext:value-type="float">
            <text:p>81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62.35" calcext:value-type="float">
            <text:p>1362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675.36" calcext:value-type="float">
            <text:p>1675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15.08" calcext:value-type="float">
            <text:p>71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056.68" calcext:value-type="float">
            <text:p>105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59.11" calcext:value-type="float">
            <text:p>259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667.18" calcext:value-type="float">
            <text:p>166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508.02" calcext:value-type="float">
            <text:p>50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58.28" calcext:value-type="float">
            <text:p>95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48.47" calcext:value-type="float">
            <text:p>248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08.16" calcext:value-type="float">
            <text:p>608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729.71" calcext:value-type="float">
            <text:p>729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50.55" calcext:value-type="float">
            <text:p>85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624.7" calcext:value-type="float">
            <text:p>624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594.33" calcext:value-type="float">
            <text:p>59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1093.83" calcext:value-type="float">
            <text:p>1093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02.68" calcext:value-type="float">
            <text:p>802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50.19" calcext:value-type="float">
            <text:p>45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418.13" calcext:value-type="float">
            <text:p>418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94.96" calcext:value-type="float">
            <text:p>49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628.97" calcext:value-type="float">
            <text:p>62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37.86" calcext:value-type="float">
            <text:p>43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85.22" calcext:value-type="float">
            <text:p>38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72.67" calcext:value-type="float">
            <text:p>27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89.77" calcext:value-type="float">
            <text:p>389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84.31" calcext:value-type="float">
            <text:p>38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05.45" calcext:value-type="float">
            <text:p>405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59.82" calcext:value-type="float">
            <text:p>45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402.82" calcext:value-type="float">
            <text:p>40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53.48" calcext:value-type="float">
            <text:p>253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55.07" calcext:value-type="float">
            <text:p>35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625.22" calcext:value-type="float">
            <text:p>62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2.84" calcext:value-type="float">
            <text:p>27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90.37" calcext:value-type="float">
            <text:p>29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3.09" calcext:value-type="float">
            <text:p>9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84.54" calcext:value-type="float">
            <text:p>58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5.77" calcext:value-type="float">
            <text:p>45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59.4" calcext:value-type="float">
            <text:p>65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60.28" calcext:value-type="float">
            <text:p>26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59.57" calcext:value-type="float">
            <text:p>25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388.18" calcext:value-type="float">
            <text:p>38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708.61" calcext:value-type="float">
            <text:p>708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52.1" calcext:value-type="float">
            <text:p>65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67.68" calcext:value-type="float">
            <text:p>36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404.88" calcext:value-type="float">
            <text:p>40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80.37" calcext:value-type="float">
            <text:p>68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37.96" calcext:value-type="float">
            <text:p>63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73.82" calcext:value-type="float">
            <text:p>47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699.09" calcext:value-type="float">
            <text:p>699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47.21" calcext:value-type="float">
            <text:p>34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31.92" calcext:value-type="float">
            <text:p>23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8.51" calcext:value-type="float">
            <text:p>3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870.23" calcext:value-type="float">
            <text:p>187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892.57" calcext:value-type="float">
            <text:p>189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86.62" calcext:value-type="float">
            <text:p>68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811.59" calcext:value-type="float">
            <text:p>811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267.46" calcext:value-type="float">
            <text:p>126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52.73" calcext:value-type="float">
            <text:p>552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13.5" calcext:value-type="float">
            <text:p>61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518.17" calcext:value-type="float">
            <text:p>518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53.13" calcext:value-type="float">
            <text:p>55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132.06" calcext:value-type="float">
            <text:p>1132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262.78" calcext:value-type="float">
            <text:p>26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75.94" calcext:value-type="float">
            <text:p>375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64.42" calcext:value-type="float">
            <text:p>66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825.91" calcext:value-type="float">
            <text:p>182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59.41" calcext:value-type="float">
            <text:p>35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13.71" calcext:value-type="float">
            <text:p>11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3.57" calcext:value-type="float">
            <text:p>12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420.84" calcext:value-type="float">
            <text:p>42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45.42" calcext:value-type="float">
            <text:p>64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17.08" calcext:value-type="float">
            <text:p>71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432.4" calcext:value-type="float">
            <text:p>143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54.47" calcext:value-type="float">
            <text:p>105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45.95" calcext:value-type="float">
            <text:p>114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42.5" calcext:value-type="float">
            <text:p>114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370.39" calcext:value-type="float">
            <text:p>1370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3067.8" calcext:value-type="float">
            <text:p>306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32.48" calcext:value-type="float">
            <text:p>532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69.59" calcext:value-type="float">
            <text:p>46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47.97" calcext:value-type="float">
            <text:p>54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51.87" calcext:value-type="float">
            <text:p>65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389.76" calcext:value-type="float">
            <text:p>389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71.33" calcext:value-type="float">
            <text:p>1771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49.7" calcext:value-type="float">
            <text:p>349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1.57" calcext:value-type="float">
            <text:p>7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30.5" calcext:value-type="float">
            <text:p>13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07.39" calcext:value-type="float">
            <text:p>10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21.83" calcext:value-type="float">
            <text:p>921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759.97" calcext:value-type="float">
            <text:p>1759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19.69" calcext:value-type="float">
            <text:p>1319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47.1" calcext:value-type="float">
            <text:p>74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312.04" calcext:value-type="float">
            <text:p>131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57.99" calcext:value-type="float">
            <text:p>55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516.08" calcext:value-type="float">
            <text:p>151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614.37" calcext:value-type="float">
            <text:p>61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754.35" calcext:value-type="float">
            <text:p>754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11.19" calcext:value-type="float">
            <text:p>131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72.75" calcext:value-type="float">
            <text:p>772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88.26" calcext:value-type="float">
            <text:p>588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55" calcext:value-type="float">
            <text:p>12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412.64" calcext:value-type="float">
            <text:p>412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61.01" calcext:value-type="float">
            <text:p>561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596.81" calcext:value-type="float">
            <text:p>1596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77.9" calcext:value-type="float">
            <text:p>577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05.65" calcext:value-type="float">
            <text:p>60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57.62" calcext:value-type="float">
            <text:p>55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2076.49" calcext:value-type="float">
            <text:p>2076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805.75" calcext:value-type="float">
            <text:p>180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93.4" calcext:value-type="float">
            <text:p>893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508.9" calcext:value-type="float">
            <text:p>2508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36.4" calcext:value-type="float">
            <text:p>536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00.4" calcext:value-type="float">
            <text:p>2100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08.94" calcext:value-type="float">
            <text:p>60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57.23" calcext:value-type="float">
            <text:p>557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75.85" calcext:value-type="float">
            <text:p>575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590.7" calcext:value-type="float">
            <text:p>59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95.6" calcext:value-type="float">
            <text:p>139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769.02" calcext:value-type="float">
            <text:p>176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612.34" calcext:value-type="float">
            <text:p>1612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544.93" calcext:value-type="float">
            <text:p>254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739.39" calcext:value-type="float">
            <text:p>173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62.65" calcext:value-type="float">
            <text:p>46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40.73" calcext:value-type="float">
            <text:p>1440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569.18" calcext:value-type="float">
            <text:p>56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538.44" calcext:value-type="float">
            <text:p>153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13.4" calcext:value-type="float">
            <text:p>1213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899.37" calcext:value-type="float">
            <text:p>89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13.44" calcext:value-type="float">
            <text:p>1313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708.19" calcext:value-type="float">
            <text:p>170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60.1" calcext:value-type="float">
            <text:p>1060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717.17" calcext:value-type="float">
            <text:p>1717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39.03" calcext:value-type="float">
            <text:p>53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10.27" calcext:value-type="float">
            <text:p>1010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35.89" calcext:value-type="float">
            <text:p>2435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18.7" calcext:value-type="float">
            <text:p>618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91.55" calcext:value-type="float">
            <text:p>19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827.83" calcext:value-type="float">
            <text:p>2827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224.13" calcext:value-type="float">
            <text:p>222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06.92" calcext:value-type="float">
            <text:p>290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516.93" calcext:value-type="float">
            <text:p>516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381" calcext:value-type="float">
            <text:p>3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64.88" calcext:value-type="float">
            <text:p>56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54.41" calcext:value-type="float">
            <text:p>354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62.94" calcext:value-type="float">
            <text:p>162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64.51" calcext:value-type="float">
            <text:p>36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17.34" calcext:value-type="float">
            <text:p>21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58.01" calcext:value-type="float">
            <text:p>65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724.32" calcext:value-type="float">
            <text:p>724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955.42" calcext:value-type="float">
            <text:p>95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716.77" calcext:value-type="float">
            <text:p>71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768.85" calcext:value-type="float">
            <text:p>768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61.27" calcext:value-type="float">
            <text:p>66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959.49" calcext:value-type="float">
            <text:p>959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59.53" calcext:value-type="float">
            <text:p>759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81.89" calcext:value-type="float">
            <text:p>681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753.71" calcext:value-type="float">
            <text:p>75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02.21" calcext:value-type="float">
            <text:p>80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11.92" calcext:value-type="float">
            <text:p>101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412.87" calcext:value-type="float">
            <text:p>41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71.13" calcext:value-type="float">
            <text:p>57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77.5" calcext:value-type="float">
            <text:p>7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4.06" calcext:value-type="float">
            <text:p>10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48" calcext:value-type="float">
            <text:p>1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23.46" calcext:value-type="float">
            <text:p>123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61.73" calcext:value-type="float">
            <text:p>61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05.88" calcext:value-type="float">
            <text:p>20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75.95" calcext:value-type="float">
            <text:p>67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907.43" calcext:value-type="float">
            <text:p>190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91.19" calcext:value-type="float">
            <text:p>139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37.91" calcext:value-type="float">
            <text:p>837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99.78" calcext:value-type="float">
            <text:p>9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52.81" calcext:value-type="float">
            <text:p>152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24.38" calcext:value-type="float">
            <text:p>12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26.54" calcext:value-type="float">
            <text:p>12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3.41" calcext:value-type="float">
            <text:p>13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78.35" calcext:value-type="float">
            <text:p>17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5.8" calcext:value-type="float">
            <text:p>17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85.66" calcext:value-type="float">
            <text:p>185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73.46" calcext:value-type="float">
            <text:p>273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85.51" calcext:value-type="float">
            <text:p>185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5.84" calcext:value-type="float">
            <text:p>1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894.04" calcext:value-type="float">
            <text:p>189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54.93" calcext:value-type="float">
            <text:p>55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578.5" calcext:value-type="float">
            <text:p>57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35.4" calcext:value-type="float">
            <text:p>23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88.43" calcext:value-type="float">
            <text:p>188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50.84" calcext:value-type="float">
            <text:p>85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38.43" calcext:value-type="float">
            <text:p>838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42.54" calcext:value-type="float">
            <text:p>14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62.4" calcext:value-type="float">
            <text:p>106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20.17" calcext:value-type="float">
            <text:p>1120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33.24" calcext:value-type="float">
            <text:p>83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557.88" calcext:value-type="float">
            <text:p>355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1046.73" calcext:value-type="float">
            <text:p>1046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45.73" calcext:value-type="float">
            <text:p>845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470.62" calcext:value-type="float">
            <text:p>247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54.21" calcext:value-type="float">
            <text:p>35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37.53" calcext:value-type="float">
            <text:p>83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79.23" calcext:value-type="float">
            <text:p>37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98.66" calcext:value-type="float">
            <text:p>39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27.66" calcext:value-type="float">
            <text:p>32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04.54" calcext:value-type="float">
            <text:p>20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82.47" calcext:value-type="float">
            <text:p>182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898.51" calcext:value-type="float">
            <text:p>89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25.17" calcext:value-type="float">
            <text:p>62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70.25" calcext:value-type="float">
            <text:p>70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703.87" calcext:value-type="float">
            <text:p>1703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48.5" calcext:value-type="float">
            <text:p>54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630.22" calcext:value-type="float">
            <text:p>2630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785.95" calcext:value-type="float">
            <text:p>178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44.63" calcext:value-type="float">
            <text:p>1444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91.88" calcext:value-type="float">
            <text:p>49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52.58" calcext:value-type="float">
            <text:p>552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31.06" calcext:value-type="float">
            <text:p>931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52.4" calcext:value-type="float">
            <text:p>15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456.39" calcext:value-type="float">
            <text:p>345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71.78" calcext:value-type="float">
            <text:p>571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23.41" calcext:value-type="float">
            <text:p>22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65.31" calcext:value-type="float">
            <text:p>16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61.17" calcext:value-type="float">
            <text:p>66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52.63" calcext:value-type="float">
            <text:p>25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72.78" calcext:value-type="float">
            <text:p>17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602.68" calcext:value-type="float">
            <text:p>602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307.74" calcext:value-type="float">
            <text:p>307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80.65" calcext:value-type="float">
            <text:p>18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306.23" calcext:value-type="float">
            <text:p>30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02.12" calcext:value-type="float">
            <text:p>10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22.68" calcext:value-type="float">
            <text:p>122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90.09" calcext:value-type="float">
            <text:p>29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31.31" calcext:value-type="float">
            <text:p>23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46.13" calcext:value-type="float">
            <text:p>44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51.39" calcext:value-type="float">
            <text:p>45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396.39" calcext:value-type="float">
            <text:p>39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93.74" calcext:value-type="float">
            <text:p>193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00.43" calcext:value-type="float">
            <text:p>40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56.57" calcext:value-type="float">
            <text:p>45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598.98" calcext:value-type="float">
            <text:p>59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53.37" calcext:value-type="float">
            <text:p>55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59.64" calcext:value-type="float">
            <text:p>459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46.62" calcext:value-type="float">
            <text:p>34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653.59" calcext:value-type="float">
            <text:p>65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74.03" calcext:value-type="float">
            <text:p>374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75.49" calcext:value-type="float">
            <text:p>475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69.64" calcext:value-type="float">
            <text:p>569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50.26" calcext:value-type="float">
            <text:p>35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99.5" calcext:value-type="float">
            <text:p>399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417.04" calcext:value-type="float">
            <text:p>41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603.47" calcext:value-type="float">
            <text:p>603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642.63" calcext:value-type="float">
            <text:p>164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94.03" calcext:value-type="float">
            <text:p>794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1017.39" calcext:value-type="float">
            <text:p>101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68.03" calcext:value-type="float">
            <text:p>168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514.32" calcext:value-type="float">
            <text:p>514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08.4" calcext:value-type="float">
            <text:p>208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30.08" calcext:value-type="float">
            <text:p>13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654.68" calcext:value-type="float">
            <text:p>65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85.5" calcext:value-type="float">
            <text:p>58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16.3" calcext:value-type="float">
            <text:p>1016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60.84" calcext:value-type="float">
            <text:p>86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92.52" calcext:value-type="float">
            <text:p>49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258.19" calcext:value-type="float">
            <text:p>125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84.56" calcext:value-type="float">
            <text:p>484.56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4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97.34" calcext:value-type="float">
            <text:p>29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29.85" calcext:value-type="float">
            <text:p>629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450.04" calcext:value-type="float">
            <text:p>45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564.57" calcext:value-type="float">
            <text:p>156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697.84" calcext:value-type="float">
            <text:p>69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29.53" calcext:value-type="float">
            <text:p>329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31.08" calcext:value-type="float">
            <text:p>231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19.45" calcext:value-type="float">
            <text:p>51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77.03" calcext:value-type="float">
            <text:p>47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59.42" calcext:value-type="float">
            <text:p>259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22.45" calcext:value-type="float">
            <text:p>62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1033.49" calcext:value-type="float">
            <text:p>103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733.8" calcext:value-type="float">
            <text:p>73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743.8" calcext:value-type="float">
            <text:p>274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105.71" calcext:value-type="float">
            <text:p>110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50.68" calcext:value-type="float">
            <text:p>65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457.92" calcext:value-type="float">
            <text:p>45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43.79" calcext:value-type="float">
            <text:p>54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22.21" calcext:value-type="float">
            <text:p>22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55.8" calcext:value-type="float">
            <text:p>15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99.87" calcext:value-type="float">
            <text:p>199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18.07" calcext:value-type="float">
            <text:p>11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49.19" calcext:value-type="float">
            <text:p>4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50.63" calcext:value-type="float">
            <text:p>15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38.04" calcext:value-type="float">
            <text:p>138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198.78" calcext:value-type="float">
            <text:p>19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67.66" calcext:value-type="float">
            <text:p>6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4.69" calcext:value-type="float">
            <text:p>14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70.09" calcext:value-type="float">
            <text:p>7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8.54" calcext:value-type="float">
            <text:p>48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29.26" calcext:value-type="float">
            <text:p>1329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25.06" calcext:value-type="float">
            <text:p>72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302.81" calcext:value-type="float">
            <text:p>302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106.23" calcext:value-type="float">
            <text:p>10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50.87" calcext:value-type="float">
            <text:p>550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9.66" calcext:value-type="float">
            <text:p>209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64.84" calcext:value-type="float">
            <text:p>164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24.81" calcext:value-type="float">
            <text:p>124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15.8" calcext:value-type="float">
            <text:p>11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633.89" calcext:value-type="float">
            <text:p>633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48.84" calcext:value-type="float">
            <text:p>14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1.03" calcext:value-type="float">
            <text:p>8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6.51" calcext:value-type="float">
            <text:p>13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54.04" calcext:value-type="float">
            <text:p>35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40.7" calcext:value-type="float">
            <text:p>34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14.77" calcext:value-type="float">
            <text:p>81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522.89" calcext:value-type="float">
            <text:p>522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790.14" calcext:value-type="float">
            <text:p>79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44.43" calcext:value-type="float">
            <text:p>74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40.53" calcext:value-type="float">
            <text:p>94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497.5" calcext:value-type="float">
            <text:p>49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05.57" calcext:value-type="float">
            <text:p>160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31.76" calcext:value-type="float">
            <text:p>63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272.9" calcext:value-type="float">
            <text:p>127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79.78" calcext:value-type="float">
            <text:p>87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99.37" calcext:value-type="float">
            <text:p>39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702.53" calcext:value-type="float">
            <text:p>70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47.51" calcext:value-type="float">
            <text:p>84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147.86" calcext:value-type="float">
            <text:p>114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799.53" calcext:value-type="float">
            <text:p>1799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30.75" calcext:value-type="float">
            <text:p>530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732.65" calcext:value-type="float">
            <text:p>73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43.46" calcext:value-type="float">
            <text:p>1743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742.56" calcext:value-type="float">
            <text:p>74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787.51" calcext:value-type="float">
            <text:p>78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702.91" calcext:value-type="float">
            <text:p>702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29.18" calcext:value-type="float">
            <text:p>12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56.3" calcext:value-type="float">
            <text:p>156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62.26" calcext:value-type="float">
            <text:p>362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95.07" calcext:value-type="float">
            <text:p>9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89.44" calcext:value-type="float">
            <text:p>8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92.7" calcext:value-type="float">
            <text:p>19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24.89" calcext:value-type="float">
            <text:p>12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67.43" calcext:value-type="float">
            <text:p>46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2.91" calcext:value-type="float">
            <text:p>92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236.44" calcext:value-type="float">
            <text:p>123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16.29" calcext:value-type="float">
            <text:p>11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399.46" calcext:value-type="float">
            <text:p>39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46.24" calcext:value-type="float">
            <text:p>146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03.55" calcext:value-type="float">
            <text:p>103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25.01" calcext:value-type="float">
            <text:p>125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4.26" calcext:value-type="float">
            <text:p>84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08.75" calcext:value-type="float">
            <text:p>108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56.13" calcext:value-type="float">
            <text:p>15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90.49" calcext:value-type="float">
            <text:p>90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60.88" calcext:value-type="float">
            <text:p>6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79.01" calcext:value-type="float">
            <text:p>17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69.11" calcext:value-type="float">
            <text:p>169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46.84" calcext:value-type="float">
            <text:p>4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27.91" calcext:value-type="float">
            <text:p>127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8.46" calcext:value-type="float">
            <text:p>10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79.6" calcext:value-type="float">
            <text:p>7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9.2" calcext:value-type="float">
            <text:p>79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96.65" calcext:value-type="float">
            <text:p>96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9.6" calcext:value-type="float">
            <text:p>8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1.93" calcext:value-type="float">
            <text:p>111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103.6" calcext:value-type="float">
            <text:p>10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41.52" calcext:value-type="float">
            <text:p>141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7.88" calcext:value-type="float">
            <text:p>18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73.33" calcext:value-type="float">
            <text:p>173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04.05" calcext:value-type="float">
            <text:p>104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10.26" calcext:value-type="float">
            <text:p>121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717.09" calcext:value-type="float">
            <text:p>71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76.05" calcext:value-type="float">
            <text:p>117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845.17" calcext:value-type="float">
            <text:p>84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38" calcext:value-type="float">
            <text:p>6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55.05" calcext:value-type="float">
            <text:p>755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32.04" calcext:value-type="float">
            <text:p>83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356.22" calcext:value-type="float">
            <text:p>2356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910.89" calcext:value-type="float">
            <text:p>910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155.67" calcext:value-type="float">
            <text:p>1155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949.86" calcext:value-type="float">
            <text:p>194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294.99" calcext:value-type="float">
            <text:p>3294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391.01" calcext:value-type="float">
            <text:p>2391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18.45" calcext:value-type="float">
            <text:p>2118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71.94" calcext:value-type="float">
            <text:p>671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746.3" calcext:value-type="float">
            <text:p>746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405.79" calcext:value-type="float">
            <text:p>140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636.48" calcext:value-type="float">
            <text:p>163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23.99" calcext:value-type="float">
            <text:p>723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175.67" calcext:value-type="float">
            <text:p>1175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44.57" calcext:value-type="float">
            <text:p>24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694.13" calcext:value-type="float">
            <text:p>169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514.15" calcext:value-type="float">
            <text:p>514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71.73" calcext:value-type="float">
            <text:p>971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54.9" calcext:value-type="float">
            <text:p>254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750.3" calcext:value-type="float">
            <text:p>750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710.38" calcext:value-type="float">
            <text:p>71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72.22" calcext:value-type="float">
            <text:p>87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673.39" calcext:value-type="float">
            <text:p>67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604.3" calcext:value-type="float">
            <text:p>604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1078.24" calcext:value-type="float">
            <text:p>1078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73.6" calcext:value-type="float">
            <text:p>87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37.82" calcext:value-type="float">
            <text:p>437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422.52" calcext:value-type="float">
            <text:p>42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55.98" calcext:value-type="float">
            <text:p>455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508.39" calcext:value-type="float">
            <text:p>50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19.55" calcext:value-type="float">
            <text:p>419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82.67" calcext:value-type="float">
            <text:p>38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61.9" calcext:value-type="float">
            <text:p>261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99.6" calcext:value-type="float">
            <text:p>39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87.77" calcext:value-type="float">
            <text:p>387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391.05" calcext:value-type="float">
            <text:p>39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76.35" calcext:value-type="float">
            <text:p>476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90.16" calcext:value-type="float">
            <text:p>390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77.49" calcext:value-type="float">
            <text:p>27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47.32" calcext:value-type="float">
            <text:p>347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79.43" calcext:value-type="float">
            <text:p>579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1.43" calcext:value-type="float">
            <text:p>271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98.01" calcext:value-type="float">
            <text:p>29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8.3" calcext:value-type="float">
            <text:p>9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52.3" calcext:value-type="float">
            <text:p>55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3.94" calcext:value-type="float">
            <text:p>43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43.75" calcext:value-type="float">
            <text:p>64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12.74" calcext:value-type="float">
            <text:p>212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41.67" calcext:value-type="float">
            <text:p>24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411.76" calcext:value-type="float">
            <text:p>41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702.2" calcext:value-type="float">
            <text:p>702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32.5" calcext:value-type="float">
            <text:p>63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70.96" calcext:value-type="float">
            <text:p>370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382.52" calcext:value-type="float">
            <text:p>38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88.66" calcext:value-type="float">
            <text:p>68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62.44" calcext:value-type="float">
            <text:p>66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96.86" calcext:value-type="float">
            <text:p>49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69.29" calcext:value-type="float">
            <text:p>76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12.05" calcext:value-type="float">
            <text:p>312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01.91" calcext:value-type="float">
            <text:p>20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8.51" calcext:value-type="float">
            <text:p>3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944.02" calcext:value-type="float">
            <text:p>194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936.9" calcext:value-type="float">
            <text:p>193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84.77" calcext:value-type="float">
            <text:p>68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789.6" calcext:value-type="float">
            <text:p>78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106.79" calcext:value-type="float">
            <text:p>1106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88.07" calcext:value-type="float">
            <text:p>58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27.99" calcext:value-type="float">
            <text:p>62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535.29" calcext:value-type="float">
            <text:p>535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73.86" calcext:value-type="float">
            <text:p>573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114.59" calcext:value-type="float">
            <text:p>111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271.77" calcext:value-type="float">
            <text:p>27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94.32" calcext:value-type="float">
            <text:p>394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49.1" calcext:value-type="float">
            <text:p>649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783" calcext:value-type="float">
            <text:p>17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49.88" calcext:value-type="float">
            <text:p>349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99.71" calcext:value-type="float">
            <text:p>99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9.57" calcext:value-type="float">
            <text:p>12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62.48" calcext:value-type="float">
            <text:p>362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98.86" calcext:value-type="float">
            <text:p>698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14.39" calcext:value-type="float">
            <text:p>714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398.53" calcext:value-type="float">
            <text:p>139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87.64" calcext:value-type="float">
            <text:p>1087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24.97" calcext:value-type="float">
            <text:p>1124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87.16" calcext:value-type="float">
            <text:p>1187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330.71" calcext:value-type="float">
            <text:p>133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3127.88" calcext:value-type="float">
            <text:p>312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54.6" calcext:value-type="float">
            <text:p>55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61.22" calcext:value-type="float">
            <text:p>461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613.76" calcext:value-type="float">
            <text:p>613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712.22" calcext:value-type="float">
            <text:p>71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413.53" calcext:value-type="float">
            <text:p>413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23.66" calcext:value-type="float">
            <text:p>1723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44.9" calcext:value-type="float">
            <text:p>344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4.57" calcext:value-type="float">
            <text:p>7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19.19" calcext:value-type="float">
            <text:p>11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99.3" calcext:value-type="float">
            <text:p>99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890.09" calcext:value-type="float">
            <text:p>89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760.56" calcext:value-type="float">
            <text:p>176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81.65" calcext:value-type="float">
            <text:p>138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36.56" calcext:value-type="float">
            <text:p>73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348.39" calcext:value-type="float">
            <text:p>134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64.76" calcext:value-type="float">
            <text:p>564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510.25" calcext:value-type="float">
            <text:p>1510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597.7" calcext:value-type="float">
            <text:p>59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777.61" calcext:value-type="float">
            <text:p>777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275.4" calcext:value-type="float">
            <text:p>127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43.68" calcext:value-type="float">
            <text:p>74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64.72" calcext:value-type="float">
            <text:p>564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15.41" calcext:value-type="float">
            <text:p>1215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399.48" calcext:value-type="float">
            <text:p>399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64.26" calcext:value-type="float">
            <text:p>564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727.41" calcext:value-type="float">
            <text:p>172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606.36" calcext:value-type="float">
            <text:p>60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25.06" calcext:value-type="float">
            <text:p>62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46.89" calcext:value-type="float">
            <text:p>546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2038.57" calcext:value-type="float">
            <text:p>2038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851.82" calcext:value-type="float">
            <text:p>1851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81.34" calcext:value-type="float">
            <text:p>881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500.95" calcext:value-type="float">
            <text:p>250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62.1" calcext:value-type="float">
            <text:p>56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083.2" calcext:value-type="float">
            <text:p>208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67.05" calcext:value-type="float">
            <text:p>667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52.65" calcext:value-type="float">
            <text:p>55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85.42" calcext:value-type="float">
            <text:p>58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593.48" calcext:value-type="float">
            <text:p>593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69.63" calcext:value-type="float">
            <text:p>1369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761.71" calcext:value-type="float">
            <text:p>176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631.52" calcext:value-type="float">
            <text:p>1631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547.99" calcext:value-type="float">
            <text:p>254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754.97" calcext:value-type="float">
            <text:p>1754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78.19" calcext:value-type="float">
            <text:p>47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74.06" calcext:value-type="float">
            <text:p>147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65.01" calcext:value-type="float">
            <text:p>665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641.1" calcext:value-type="float">
            <text:p>164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53.45" calcext:value-type="float">
            <text:p>125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69.65" calcext:value-type="float">
            <text:p>96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35.39" calcext:value-type="float">
            <text:p>133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688.28" calcext:value-type="float">
            <text:p>168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38.38" calcext:value-type="float">
            <text:p>103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638.79" calcext:value-type="float">
            <text:p>163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48.64" calcext:value-type="float">
            <text:p>548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13.08" calcext:value-type="float">
            <text:p>1013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24.01" calcext:value-type="float">
            <text:p>2424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06.18" calcext:value-type="float">
            <text:p>606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208.8" calcext:value-type="float">
            <text:p>208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888.3" calcext:value-type="float">
            <text:p>288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306.11" calcext:value-type="float">
            <text:p>2306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33.34" calcext:value-type="float">
            <text:p>293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505.88" calcext:value-type="float">
            <text:p>50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450.93" calcext:value-type="float">
            <text:p>450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43.49" calcext:value-type="float">
            <text:p>54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39.1" calcext:value-type="float">
            <text:p>339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49.84" calcext:value-type="float">
            <text:p>149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200.53" calcext:value-type="float">
            <text:p>20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46.09" calcext:value-type="float">
            <text:p>34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17.95" calcext:value-type="float">
            <text:p>217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38.79" calcext:value-type="float">
            <text:p>63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743.22" calcext:value-type="float">
            <text:p>74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1092.52" calcext:value-type="float">
            <text:p>109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88.89" calcext:value-type="float">
            <text:p>688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864.04" calcext:value-type="float">
            <text:p>86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86.76" calcext:value-type="float">
            <text:p>686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1035.07" calcext:value-type="float">
            <text:p>103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66.42" calcext:value-type="float">
            <text:p>766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81.38" calcext:value-type="float">
            <text:p>68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746.96" calcext:value-type="float">
            <text:p>746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45.45" calcext:value-type="float">
            <text:p>845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12.01" calcext:value-type="float">
            <text:p>101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56.91" calcext:value-type="float">
            <text:p>356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51.73" calcext:value-type="float">
            <text:p>551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83.63" calcext:value-type="float">
            <text:p>83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99.06" calcext:value-type="float">
            <text:p>99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56.35" calcext:value-type="float">
            <text:p>156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08.64" calcext:value-type="float">
            <text:p>108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69.88" calcext:value-type="float">
            <text:p>69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05.88" calcext:value-type="float">
            <text:p>20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83.56" calcext:value-type="float">
            <text:p>68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984.36" calcext:value-type="float">
            <text:p>198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59.29" calcext:value-type="float">
            <text:p>135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91.19" calcext:value-type="float">
            <text:p>89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07.93" calcext:value-type="float">
            <text:p>107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66.72" calcext:value-type="float">
            <text:p>16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28.07" calcext:value-type="float">
            <text:p>12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05.54" calcext:value-type="float">
            <text:p>105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2.41" calcext:value-type="float">
            <text:p>13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53.56" calcext:value-type="float">
            <text:p>15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5.8" calcext:value-type="float">
            <text:p>17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80.76" calcext:value-type="float">
            <text:p>180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56.88" calcext:value-type="float">
            <text:p>25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85.51" calcext:value-type="float">
            <text:p>185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5.84" calcext:value-type="float">
            <text:p>1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917.12" calcext:value-type="float">
            <text:p>1917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18.09" calcext:value-type="float">
            <text:p>51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622.88" calcext:value-type="float">
            <text:p>622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34.26" calcext:value-type="float">
            <text:p>234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12.5" calcext:value-type="float">
            <text:p>21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46.36" calcext:value-type="float">
            <text:p>84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74.4" calcext:value-type="float">
            <text:p>874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25.68" calcext:value-type="float">
            <text:p>125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78.91" calcext:value-type="float">
            <text:p>107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15.37" calcext:value-type="float">
            <text:p>111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53.89" calcext:value-type="float">
            <text:p>853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569.75" calcext:value-type="float">
            <text:p>356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1013.39" calcext:value-type="float">
            <text:p>101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61.39" calcext:value-type="float">
            <text:p>86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578.3" calcext:value-type="float">
            <text:p>257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83.72" calcext:value-type="float">
            <text:p>38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24.39" calcext:value-type="float">
            <text:p>824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98.8" calcext:value-type="float">
            <text:p>398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92.82" calcext:value-type="float">
            <text:p>39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16" calcext:value-type="float">
            <text:p>3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28.85" calcext:value-type="float">
            <text:p>228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66.29" calcext:value-type="float">
            <text:p>16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892.11" calcext:value-type="float">
            <text:p>892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53.86" calcext:value-type="float">
            <text:p>653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5.86" calcext:value-type="float">
            <text:p>9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72.26" calcext:value-type="float">
            <text:p>1672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59.09" calcext:value-type="float">
            <text:p>559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605.61" calcext:value-type="float">
            <text:p>260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803.88" calcext:value-type="float">
            <text:p>180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24.07" calcext:value-type="float">
            <text:p>1424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507.63" calcext:value-type="float">
            <text:p>50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44.46" calcext:value-type="float">
            <text:p>54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34.79" calcext:value-type="float">
            <text:p>93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48.83" calcext:value-type="float">
            <text:p>14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590.32" calcext:value-type="float">
            <text:p>359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99.73" calcext:value-type="float">
            <text:p>599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11.19" calcext:value-type="float">
            <text:p>21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74.4" calcext:value-type="float">
            <text:p>174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77.27" calcext:value-type="float">
            <text:p>67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56.14" calcext:value-type="float">
            <text:p>256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70.2" calcext:value-type="float">
            <text:p>170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53.23" calcext:value-type="float">
            <text:p>55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36.76" calcext:value-type="float">
            <text:p>236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215.43" calcext:value-type="float">
            <text:p>21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6.39" calcext:value-type="float">
            <text:p>29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09.13" calcext:value-type="float">
            <text:p>10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08.08" calcext:value-type="float">
            <text:p>10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91.07" calcext:value-type="float">
            <text:p>291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07.46" calcext:value-type="float">
            <text:p>20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77.79" calcext:value-type="float">
            <text:p>47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50.63" calcext:value-type="float">
            <text:p>45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421.21" calcext:value-type="float">
            <text:p>421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83" calcext:value-type="float">
            <text:p>1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23.7" calcext:value-type="float">
            <text:p>42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26.56" calcext:value-type="float">
            <text:p>42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586.74" calcext:value-type="float">
            <text:p>58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39.13" calcext:value-type="float">
            <text:p>53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92.2" calcext:value-type="float">
            <text:p>492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46.18" calcext:value-type="float">
            <text:p>346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86.35" calcext:value-type="float">
            <text:p>586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93.92" calcext:value-type="float">
            <text:p>39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73.88" calcext:value-type="float">
            <text:p>47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87.24" calcext:value-type="float">
            <text:p>587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78.32" calcext:value-type="float">
            <text:p>378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73" calcext:value-type="float">
            <text:p>4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433.16" calcext:value-type="float">
            <text:p>433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92.54" calcext:value-type="float">
            <text:p>59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680.88" calcext:value-type="float">
            <text:p>168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85.45" calcext:value-type="float">
            <text:p>785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1007.7" calcext:value-type="float">
            <text:p>100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76.4" calcext:value-type="float">
            <text:p>176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477.84" calcext:value-type="float">
            <text:p>47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3.84" calcext:value-type="float">
            <text:p>213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29.22" calcext:value-type="float">
            <text:p>129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732.7" calcext:value-type="float">
            <text:p>73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96.11" calcext:value-type="float">
            <text:p>596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159.27" calcext:value-type="float">
            <text:p>115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68.35" calcext:value-type="float">
            <text:p>86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39.01" calcext:value-type="float">
            <text:p>43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327.63" calcext:value-type="float">
            <text:p>132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61.21" calcext:value-type="float">
            <text:p>461.21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5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61.7" calcext:value-type="float">
            <text:p>261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15.86" calcext:value-type="float">
            <text:p>61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81.19" calcext:value-type="float">
            <text:p>38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555.69" calcext:value-type="float">
            <text:p>155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690.35" calcext:value-type="float">
            <text:p>690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57.83" calcext:value-type="float">
            <text:p>357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42.37" calcext:value-type="float">
            <text:p>242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02.78" calcext:value-type="float">
            <text:p>50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71.84" calcext:value-type="float">
            <text:p>47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41.67" calcext:value-type="float">
            <text:p>24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12.29" calcext:value-type="float">
            <text:p>61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1019.76" calcext:value-type="float">
            <text:p>1019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734.75" calcext:value-type="float">
            <text:p>734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812.32" calcext:value-type="float">
            <text:p>281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74.73" calcext:value-type="float">
            <text:p>107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38.7" calcext:value-type="float">
            <text:p>638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86.78" calcext:value-type="float">
            <text:p>386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498.71" calcext:value-type="float">
            <text:p>49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24.07" calcext:value-type="float">
            <text:p>224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45.06" calcext:value-type="float">
            <text:p>14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200.49" calcext:value-type="float">
            <text:p>200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12.99" calcext:value-type="float">
            <text:p>11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55.92" calcext:value-type="float">
            <text:p>55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47.9" calcext:value-type="float">
            <text:p>147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41.4" calcext:value-type="float">
            <text:p>141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207" calcext:value-type="float">
            <text:p>2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55.86" calcext:value-type="float">
            <text:p>5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1.31" calcext:value-type="float">
            <text:p>14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69.83" calcext:value-type="float">
            <text:p>6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7.78" calcext:value-type="float">
            <text:p>4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77.92" calcext:value-type="float">
            <text:p>137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46.55" calcext:value-type="float">
            <text:p>74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96.06" calcext:value-type="float">
            <text:p>29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112.69" calcext:value-type="float">
            <text:p>112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15.89" calcext:value-type="float">
            <text:p>515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14.51" calcext:value-type="float">
            <text:p>21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82.07" calcext:value-type="float">
            <text:p>182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25.56" calcext:value-type="float">
            <text:p>12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28.82" calcext:value-type="float">
            <text:p>12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615.02" calcext:value-type="float">
            <text:p>61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44.84" calcext:value-type="float">
            <text:p>144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4.6" calcext:value-type="float">
            <text:p>13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70.48" calcext:value-type="float">
            <text:p>37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05.93" calcext:value-type="float">
            <text:p>305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16.9" calcext:value-type="float">
            <text:p>81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547.45" calcext:value-type="float">
            <text:p>547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937.47" calcext:value-type="float">
            <text:p>937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34.12" calcext:value-type="float">
            <text:p>734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26.75" calcext:value-type="float">
            <text:p>92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481.97" calcext:value-type="float">
            <text:p>481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03.84" calcext:value-type="float">
            <text:p>1603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597.62" calcext:value-type="float">
            <text:p>59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194.8" calcext:value-type="float">
            <text:p>119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84.37" calcext:value-type="float">
            <text:p>88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98.55" calcext:value-type="float">
            <text:p>39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675.56" calcext:value-type="float">
            <text:p>67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34.44" calcext:value-type="float">
            <text:p>83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229.67" calcext:value-type="float">
            <text:p>122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756.57" calcext:value-type="float">
            <text:p>175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31.21" calcext:value-type="float">
            <text:p>531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705.54" calcext:value-type="float">
            <text:p>705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46.5" calcext:value-type="float">
            <text:p>174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97.79" calcext:value-type="float">
            <text:p>69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699.54" calcext:value-type="float">
            <text:p>699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709.54" calcext:value-type="float">
            <text:p>709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2.65" calcext:value-type="float">
            <text:p>13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39.13" calcext:value-type="float">
            <text:p>13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47.64" calcext:value-type="float">
            <text:p>347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109.99" calcext:value-type="float">
            <text:p>109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74.44" calcext:value-type="float">
            <text:p>7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202.18" calcext:value-type="float">
            <text:p>20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30.2" calcext:value-type="float">
            <text:p>130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74.19" calcext:value-type="float">
            <text:p>474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2.69" calcext:value-type="float">
            <text:p>92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91.64" calcext:value-type="float">
            <text:p>1191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20.62" calcext:value-type="float">
            <text:p>12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410.1" calcext:value-type="float">
            <text:p>410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37.31" calcext:value-type="float">
            <text:p>13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05.65" calcext:value-type="float">
            <text:p>10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33.26" calcext:value-type="float">
            <text:p>133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2.36" calcext:value-type="float">
            <text:p>82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10.41" calcext:value-type="float">
            <text:p>11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51.95" calcext:value-type="float">
            <text:p>151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9.58" calcext:value-type="float">
            <text:p>8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58.08" calcext:value-type="float">
            <text:p>5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80.78" calcext:value-type="float">
            <text:p>18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61.51" calcext:value-type="float">
            <text:p>16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60.02" calcext:value-type="float">
            <text:p>60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33.82" calcext:value-type="float">
            <text:p>13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7.46" calcext:value-type="float">
            <text:p>10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79.59" calcext:value-type="float">
            <text:p>7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4.57" calcext:value-type="float">
            <text:p>7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80.43" calcext:value-type="float">
            <text:p>8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98.11" calcext:value-type="float">
            <text:p>98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9.93" calcext:value-type="float">
            <text:p>119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9.36" calcext:value-type="float">
            <text:p>89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33.54" calcext:value-type="float">
            <text:p>13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73.88" calcext:value-type="float">
            <text:p>17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61.31" calcext:value-type="float">
            <text:p>16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18.22" calcext:value-type="float">
            <text:p>118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17.68" calcext:value-type="float">
            <text:p>121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77.67" calcext:value-type="float">
            <text:p>677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46.98" calcext:value-type="float">
            <text:p>114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785.63" calcext:value-type="float">
            <text:p>78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54.15" calcext:value-type="float">
            <text:p>654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78.09" calcext:value-type="float">
            <text:p>77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02.87" calcext:value-type="float">
            <text:p>80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271.04" calcext:value-type="float">
            <text:p>227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84.31" calcext:value-type="float">
            <text:p>88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089.46" calcext:value-type="float">
            <text:p>108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842.22" calcext:value-type="float">
            <text:p>184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182.2" calcext:value-type="float">
            <text:p>3182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396.13" calcext:value-type="float">
            <text:p>239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095.85" calcext:value-type="float">
            <text:p>2095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42.26" calcext:value-type="float">
            <text:p>642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901.69" calcext:value-type="float">
            <text:p>901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448.24" calcext:value-type="float">
            <text:p>1448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610.42" calcext:value-type="float">
            <text:p>161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01.57" calcext:value-type="float">
            <text:p>70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190.08" calcext:value-type="float">
            <text:p>119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57.14" calcext:value-type="float">
            <text:p>25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674.09" calcext:value-type="float">
            <text:p>167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483.85" calcext:value-type="float">
            <text:p>48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85.3" calcext:value-type="float">
            <text:p>985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63.44" calcext:value-type="float">
            <text:p>263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44.15" calcext:value-type="float">
            <text:p>644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698.67" calcext:value-type="float">
            <text:p>69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55.5" calcext:value-type="float">
            <text:p>85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567.98" calcext:value-type="float">
            <text:p>56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572.01" calcext:value-type="float">
            <text:p>57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1110.99" calcext:value-type="float">
            <text:p>1110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33.44" calcext:value-type="float">
            <text:p>833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29.95" calcext:value-type="float">
            <text:p>42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392.95" calcext:value-type="float">
            <text:p>392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49.19" calcext:value-type="float">
            <text:p>44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524.43" calcext:value-type="float">
            <text:p>52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10.85" calcext:value-type="float">
            <text:p>41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62.45" calcext:value-type="float">
            <text:p>36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60.5" calcext:value-type="float">
            <text:p>26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412.07" calcext:value-type="float">
            <text:p>412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59.08" calcext:value-type="float">
            <text:p>35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07.51" calcext:value-type="float">
            <text:p>40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43.29" calcext:value-type="float">
            <text:p>443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92.92" calcext:value-type="float">
            <text:p>392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50.45" calcext:value-type="float">
            <text:p>25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38.13" calcext:value-type="float">
            <text:p>338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84.56" calcext:value-type="float">
            <text:p>58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3.77" calcext:value-type="float">
            <text:p>273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70.61" calcext:value-type="float">
            <text:p>270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5.08" calcext:value-type="float">
            <text:p>9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67.48" calcext:value-type="float">
            <text:p>567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55.86" calcext:value-type="float">
            <text:p>5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70.56" calcext:value-type="float">
            <text:p>67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53.59" calcext:value-type="float">
            <text:p>25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32.66" calcext:value-type="float">
            <text:p>23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348.56" calcext:value-type="float">
            <text:p>34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666.21" calcext:value-type="float">
            <text:p>666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32.5" calcext:value-type="float">
            <text:p>63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69.77" calcext:value-type="float">
            <text:p>369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435.03" calcext:value-type="float">
            <text:p>435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714.86" calcext:value-type="float">
            <text:p>71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90.69" calcext:value-type="float">
            <text:p>69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69.02" calcext:value-type="float">
            <text:p>46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53.76" calcext:value-type="float">
            <text:p>753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23.59" calcext:value-type="float">
            <text:p>32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04.92" calcext:value-type="float">
            <text:p>204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918.94" calcext:value-type="float">
            <text:p>191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882.63" calcext:value-type="float">
            <text:p>188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78.59" calcext:value-type="float">
            <text:p>67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778.37" calcext:value-type="float">
            <text:p>778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252.86" calcext:value-type="float">
            <text:p>1252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88.28" calcext:value-type="float">
            <text:p>58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22.5" calcext:value-type="float">
            <text:p>62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572.65" calcext:value-type="float">
            <text:p>57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35" calcext:value-type="float">
            <text:p>5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117.25" calcext:value-type="float">
            <text:p>1117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262.78" calcext:value-type="float">
            <text:p>26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71.56" calcext:value-type="float">
            <text:p>37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731.65" calcext:value-type="float">
            <text:p>73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821.78" calcext:value-type="float">
            <text:p>1821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03.45" calcext:value-type="float">
            <text:p>30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17.73" calcext:value-type="float">
            <text:p>117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4.57" calcext:value-type="float">
            <text:p>12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18.57" calcext:value-type="float">
            <text:p>318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55" calcext:value-type="float">
            <text:p>6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689.83" calcext:value-type="float">
            <text:p>68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394.53" calcext:value-type="float">
            <text:p>139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107.68" calcext:value-type="float">
            <text:p>110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75.42" calcext:value-type="float">
            <text:p>117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21.38" calcext:value-type="float">
            <text:p>112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378.58" calcext:value-type="float">
            <text:p>1378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947.63" calcext:value-type="float">
            <text:p>294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13.4" calcext:value-type="float">
            <text:p>513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84.68" calcext:value-type="float">
            <text:p>48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98.01" calcext:value-type="float">
            <text:p>59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89.31" calcext:value-type="float">
            <text:p>689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419.64" calcext:value-type="float">
            <text:p>419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01.85" calcext:value-type="float">
            <text:p>1701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48.99" calcext:value-type="float">
            <text:p>34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8.47" calcext:value-type="float">
            <text:p>78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24.46" calcext:value-type="float">
            <text:p>12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02.49" calcext:value-type="float">
            <text:p>10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12.29" calcext:value-type="float">
            <text:p>91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633.06" calcext:value-type="float">
            <text:p>163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89.65" calcext:value-type="float">
            <text:p>138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52.91" calcext:value-type="float">
            <text:p>752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427.6" calcext:value-type="float">
            <text:p>142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41.25" calcext:value-type="float">
            <text:p>541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524.17" calcext:value-type="float">
            <text:p>152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645.28" calcext:value-type="float">
            <text:p>645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737.85" calcext:value-type="float">
            <text:p>737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97.2" calcext:value-type="float">
            <text:p>1397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41.61" calcext:value-type="float">
            <text:p>741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25.4" calcext:value-type="float">
            <text:p>52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193.87" calcext:value-type="float">
            <text:p>1193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381.86" calcext:value-type="float">
            <text:p>381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608.63" calcext:value-type="float">
            <text:p>608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698.43" calcext:value-type="float">
            <text:p>1698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630.05" calcext:value-type="float">
            <text:p>63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30.06" calcext:value-type="float">
            <text:p>630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48.91" calcext:value-type="float">
            <text:p>54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998.52" calcext:value-type="float">
            <text:p>1998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755.6" calcext:value-type="float">
            <text:p>175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927.2" calcext:value-type="float">
            <text:p>927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471.67" calcext:value-type="float">
            <text:p>247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35.58" calcext:value-type="float">
            <text:p>535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34.51" calcext:value-type="float">
            <text:p>213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11.18" calcext:value-type="float">
            <text:p>611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61.52" calcext:value-type="float">
            <text:p>561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94.38" calcext:value-type="float">
            <text:p>59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604.72" calcext:value-type="float">
            <text:p>604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274.96" calcext:value-type="float">
            <text:p>127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811.46" calcext:value-type="float">
            <text:p>181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626.03" calcext:value-type="float">
            <text:p>1626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544.41" calcext:value-type="float">
            <text:p>2544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694.13" calcext:value-type="float">
            <text:p>169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46.23" calcext:value-type="float">
            <text:p>44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30.73" calcext:value-type="float">
            <text:p>1430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24.61" calcext:value-type="float">
            <text:p>62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610.98" calcext:value-type="float">
            <text:p>161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31.48" calcext:value-type="float">
            <text:p>123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51.14" calcext:value-type="float">
            <text:p>951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12.12" calcext:value-type="float">
            <text:p>131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543.88" calcext:value-type="float">
            <text:p>154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80.36" calcext:value-type="float">
            <text:p>1080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700.19" calcext:value-type="float">
            <text:p>170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26.93" calcext:value-type="float">
            <text:p>526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83.69" calcext:value-type="float">
            <text:p>108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60.36" calcext:value-type="float">
            <text:p>2460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11.24" calcext:value-type="float">
            <text:p>611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77.15" calcext:value-type="float">
            <text:p>177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836.63" calcext:value-type="float">
            <text:p>283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182.1" calcext:value-type="float">
            <text:p>218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22.32" calcext:value-type="float">
            <text:p>292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471.89" calcext:value-type="float">
            <text:p>471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433.91" calcext:value-type="float">
            <text:p>433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41.56" calcext:value-type="float">
            <text:p>54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40.65" calcext:value-type="float">
            <text:p>34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66.92" calcext:value-type="float">
            <text:p>16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200.53" calcext:value-type="float">
            <text:p>20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47.7" calcext:value-type="float">
            <text:p>34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00.32" calcext:value-type="float">
            <text:p>20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38.19" calcext:value-type="float">
            <text:p>63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743.27" calcext:value-type="float">
            <text:p>74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1051.85" calcext:value-type="float">
            <text:p>1051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73.96" calcext:value-type="float">
            <text:p>67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840.09" calcext:value-type="float">
            <text:p>84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54.47" calcext:value-type="float">
            <text:p>65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1004.36" calcext:value-type="float">
            <text:p>100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31.62" calcext:value-type="float">
            <text:p>73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63.82" calcext:value-type="float">
            <text:p>66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778.42" calcext:value-type="float">
            <text:p>778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783.52" calcext:value-type="float">
            <text:p>78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23.72" calcext:value-type="float">
            <text:p>102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72.85" calcext:value-type="float">
            <text:p>37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23.42" calcext:value-type="float">
            <text:p>52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76.41" calcext:value-type="float">
            <text:p>76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6.13" calcext:value-type="float">
            <text:p>10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78.46" calcext:value-type="float">
            <text:p>17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98.32" calcext:value-type="float">
            <text:p>98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80.62" calcext:value-type="float">
            <text:p>8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05.88" calcext:value-type="float">
            <text:p>20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53.06" calcext:value-type="float">
            <text:p>65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984.07" calcext:value-type="float">
            <text:p>1984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06.56" calcext:value-type="float">
            <text:p>130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83.22" calcext:value-type="float">
            <text:p>88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03.14" calcext:value-type="float">
            <text:p>10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56.8" calcext:value-type="float">
            <text:p>156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19.15" calcext:value-type="float">
            <text:p>119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49.1" calcext:value-type="float">
            <text:p>149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3.41" calcext:value-type="float">
            <text:p>13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56.33" calcext:value-type="float">
            <text:p>156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0.9" calcext:value-type="float">
            <text:p>17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80.76" calcext:value-type="float">
            <text:p>180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64.18" calcext:value-type="float">
            <text:p>264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201.51" calcext:value-type="float">
            <text:p>20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5.84" calcext:value-type="float">
            <text:p>1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924.55" calcext:value-type="float">
            <text:p>1924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23.49" calcext:value-type="float">
            <text:p>52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574.9" calcext:value-type="float">
            <text:p>574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34.93" calcext:value-type="float">
            <text:p>23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19.35" calcext:value-type="float">
            <text:p>219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33.54" calcext:value-type="float">
            <text:p>83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55.85" calcext:value-type="float">
            <text:p>855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27.84" calcext:value-type="float">
            <text:p>12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48.93" calcext:value-type="float">
            <text:p>1048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20.39" calcext:value-type="float">
            <text:p>1120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799.21" calcext:value-type="float">
            <text:p>79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677.83" calcext:value-type="float">
            <text:p>3677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964.62" calcext:value-type="float">
            <text:p>96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48.23" calcext:value-type="float">
            <text:p>848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530.82" calcext:value-type="float">
            <text:p>2530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400.72" calcext:value-type="float">
            <text:p>400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29.41" calcext:value-type="float">
            <text:p>82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85.86" calcext:value-type="float">
            <text:p>38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90.59" calcext:value-type="float">
            <text:p>39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50.34" calcext:value-type="float">
            <text:p>350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33.42" calcext:value-type="float">
            <text:p>23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73.9" calcext:value-type="float">
            <text:p>173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937.39" calcext:value-type="float">
            <text:p>93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06.61" calcext:value-type="float">
            <text:p>60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7.14" calcext:value-type="float">
            <text:p>9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42.5" calcext:value-type="float">
            <text:p>164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92.03" calcext:value-type="float">
            <text:p>592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600.1" calcext:value-type="float">
            <text:p>2600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865.28" calcext:value-type="float">
            <text:p>1865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511.41" calcext:value-type="float">
            <text:p>151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551.24" calcext:value-type="float">
            <text:p>551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52.72" calcext:value-type="float">
            <text:p>55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55.51" calcext:value-type="float">
            <text:p>955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59.54" calcext:value-type="float">
            <text:p>159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517.49" calcext:value-type="float">
            <text:p>351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53.66" calcext:value-type="float">
            <text:p>553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10.93" calcext:value-type="float">
            <text:p>210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80.92" calcext:value-type="float">
            <text:p>180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45.76" calcext:value-type="float">
            <text:p>64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58.2" calcext:value-type="float">
            <text:p>25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90.18" calcext:value-type="float">
            <text:p>190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54.46" calcext:value-type="float">
            <text:p>55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47.38" calcext:value-type="float">
            <text:p>24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200.5" calcext:value-type="float">
            <text:p>20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0.69" calcext:value-type="float">
            <text:p>29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12.14" calcext:value-type="float">
            <text:p>112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09.58" calcext:value-type="float">
            <text:p>10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78.4" calcext:value-type="float">
            <text:p>278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09.08" calcext:value-type="float">
            <text:p>20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22.45" calcext:value-type="float">
            <text:p>42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98.02" calcext:value-type="float">
            <text:p>39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409.99" calcext:value-type="float">
            <text:p>409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22.44" calcext:value-type="float">
            <text:p>22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391.69" calcext:value-type="float">
            <text:p>391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536.53" calcext:value-type="float">
            <text:p>536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612.66" calcext:value-type="float">
            <text:p>61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52.25" calcext:value-type="float">
            <text:p>552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43.7" calcext:value-type="float">
            <text:p>44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64.21" calcext:value-type="float">
            <text:p>36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610.51" calcext:value-type="float">
            <text:p>610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98.76" calcext:value-type="float">
            <text:p>398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65.43" calcext:value-type="float">
            <text:p>46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68.01" calcext:value-type="float">
            <text:p>56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58.22" calcext:value-type="float">
            <text:p>358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19.98" calcext:value-type="float">
            <text:p>41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406.05" calcext:value-type="float">
            <text:p>40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602.44" calcext:value-type="float">
            <text:p>60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596.94" calcext:value-type="float">
            <text:p>1596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821.16" calcext:value-type="float">
            <text:p>82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1014.16" calcext:value-type="float">
            <text:p>1014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62.57" calcext:value-type="float">
            <text:p>16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436.57" calcext:value-type="float">
            <text:p>43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5.88" calcext:value-type="float">
            <text:p>21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50.41" calcext:value-type="float">
            <text:p>15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642.33" calcext:value-type="float">
            <text:p>64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73.2" calcext:value-type="float">
            <text:p>57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106.02" calcext:value-type="float">
            <text:p>110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36.29" calcext:value-type="float">
            <text:p>83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60.84" calcext:value-type="float">
            <text:p>46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424.46" calcext:value-type="float">
            <text:p>142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88.24" calcext:value-type="float">
            <text:p>488.24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6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57.26" calcext:value-type="float">
            <text:p>257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576.56" calcext:value-type="float">
            <text:p>57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93.09" calcext:value-type="float">
            <text:p>39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569.44" calcext:value-type="float">
            <text:p>156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670.19" calcext:value-type="float">
            <text:p>67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313.27" calcext:value-type="float">
            <text:p>31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77.1" calcext:value-type="float">
            <text:p>27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481.47" calcext:value-type="float">
            <text:p>481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09.79" calcext:value-type="float">
            <text:p>40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53.11" calcext:value-type="float">
            <text:p>253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621.09" calcext:value-type="float">
            <text:p>621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896.46" calcext:value-type="float">
            <text:p>896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37.56" calcext:value-type="float">
            <text:p>637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657.52" calcext:value-type="float">
            <text:p>265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76.63" calcext:value-type="float">
            <text:p>107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45.6" calcext:value-type="float">
            <text:p>64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81.13" calcext:value-type="float">
            <text:p>38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11" calcext:value-type="float">
            <text:p>5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25.09" calcext:value-type="float">
            <text:p>22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33.98" calcext:value-type="float">
            <text:p>13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67.87" calcext:value-type="float">
            <text:p>167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19.46" calcext:value-type="float">
            <text:p>11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45.4" calcext:value-type="float">
            <text:p>4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42.9" calcext:value-type="float">
            <text:p>14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36.3" calcext:value-type="float">
            <text:p>136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209" calcext:value-type="float">
            <text:p>2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124.13" calcext:value-type="float">
            <text:p>12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3.56" calcext:value-type="float">
            <text:p>14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69.66" calcext:value-type="float">
            <text:p>69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3.78" calcext:value-type="float">
            <text:p>4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43.8" calcext:value-type="float">
            <text:p>134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31.25" calcext:value-type="float">
            <text:p>731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74.13" calcext:value-type="float">
            <text:p>27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106.77" calcext:value-type="float">
            <text:p>10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03.53" calcext:value-type="float">
            <text:p>503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3.45" calcext:value-type="float">
            <text:p>20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71.8" calcext:value-type="float">
            <text:p>17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23.02" calcext:value-type="float">
            <text:p>123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15.33" calcext:value-type="float">
            <text:p>115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604.29" calcext:value-type="float">
            <text:p>604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35.94" calcext:value-type="float">
            <text:p>135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77.81" calcext:value-type="float">
            <text:p>77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5.16" calcext:value-type="float">
            <text:p>135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85.84" calcext:value-type="float">
            <text:p>3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301.53" calcext:value-type="float">
            <text:p>30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50.81" calcext:value-type="float">
            <text:p>8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480.98" calcext:value-type="float">
            <text:p>48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08.11" calcext:value-type="float">
            <text:p>808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10.77" calcext:value-type="float">
            <text:p>710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24.33" calcext:value-type="float">
            <text:p>92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540.84" calcext:value-type="float">
            <text:p>54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48.61" calcext:value-type="float">
            <text:p>1648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79.07" calcext:value-type="float">
            <text:p>679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109.19" calcext:value-type="float">
            <text:p>110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67.87" calcext:value-type="float">
            <text:p>867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402.63" calcext:value-type="float">
            <text:p>40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643.61" calcext:value-type="float">
            <text:p>643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47.62" calcext:value-type="float">
            <text:p>84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163.23" calcext:value-type="float">
            <text:p>116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687.47" calcext:value-type="float">
            <text:p>1687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48.45" calcext:value-type="float">
            <text:p>548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88.06" calcext:value-type="float">
            <text:p>688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97.85" calcext:value-type="float">
            <text:p>1797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65.91" calcext:value-type="float">
            <text:p>66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726.02" calcext:value-type="float">
            <text:p>72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99.12" calcext:value-type="float">
            <text:p>69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5.06" calcext:value-type="float">
            <text:p>13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8.27" calcext:value-type="float">
            <text:p>14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60.61" calcext:value-type="float">
            <text:p>360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88.72" calcext:value-type="float">
            <text:p>8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88.44" calcext:value-type="float">
            <text:p>8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90.44" calcext:value-type="float">
            <text:p>190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16.36" calcext:value-type="float">
            <text:p>11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512.85" calcext:value-type="float">
            <text:p>51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103.15" calcext:value-type="float">
            <text:p>103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90.21" calcext:value-type="float">
            <text:p>1190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09.95" calcext:value-type="float">
            <text:p>10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404.02" calcext:value-type="float">
            <text:p>40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37.05" calcext:value-type="float">
            <text:p>137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85.85" calcext:value-type="float">
            <text:p>85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27.09" calcext:value-type="float">
            <text:p>12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0.17" calcext:value-type="float">
            <text:p>80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03.81" calcext:value-type="float">
            <text:p>103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47.58" calcext:value-type="float">
            <text:p>147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2.17" calcext:value-type="float">
            <text:p>82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55.3" calcext:value-type="float">
            <text:p>55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63.1" calcext:value-type="float">
            <text:p>16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59.1" calcext:value-type="float">
            <text:p>159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52.84" calcext:value-type="float">
            <text:p>5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36.22" calcext:value-type="float">
            <text:p>136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7.46" calcext:value-type="float">
            <text:p>10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90.61" calcext:value-type="float">
            <text:p>90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2.54" calcext:value-type="float">
            <text:p>7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82.37" calcext:value-type="float">
            <text:p>82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95.18" calcext:value-type="float">
            <text:p>95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3.02" calcext:value-type="float">
            <text:p>113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9.05" calcext:value-type="float">
            <text:p>89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38.68" calcext:value-type="float">
            <text:p>138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5.78" calcext:value-type="float">
            <text:p>18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60.29" calcext:value-type="float">
            <text:p>160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10.34" calcext:value-type="float">
            <text:p>110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03.87" calcext:value-type="float">
            <text:p>1203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75" calcext:value-type="float">
            <text:p>6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29.83" calcext:value-type="float">
            <text:p>112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839.66" calcext:value-type="float">
            <text:p>839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56.28" calcext:value-type="float">
            <text:p>65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81.1" calcext:value-type="float">
            <text:p>78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22.17" calcext:value-type="float">
            <text:p>822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261.64" calcext:value-type="float">
            <text:p>2261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05.61" calcext:value-type="float">
            <text:p>80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102.96" calcext:value-type="float">
            <text:p>1102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847.61" calcext:value-type="float">
            <text:p>1847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015.57" calcext:value-type="float">
            <text:p>301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421.75" calcext:value-type="float">
            <text:p>242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095.24" calcext:value-type="float">
            <text:p>209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607.73" calcext:value-type="float">
            <text:p>607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811.71" calcext:value-type="float">
            <text:p>81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55.75" calcext:value-type="float">
            <text:p>135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589.6" calcext:value-type="float">
            <text:p>158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09.51" calcext:value-type="float">
            <text:p>709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080.37" calcext:value-type="float">
            <text:p>108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52.58" calcext:value-type="float">
            <text:p>252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612.11" calcext:value-type="float">
            <text:p>1612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502.72" calcext:value-type="float">
            <text:p>50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83.61" calcext:value-type="float">
            <text:p>983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50.7" calcext:value-type="float">
            <text:p>25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584.58" calcext:value-type="float">
            <text:p>584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726.88" calcext:value-type="float">
            <text:p>72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807.44" calcext:value-type="float">
            <text:p>80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645.8" calcext:value-type="float">
            <text:p>64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562.9" calcext:value-type="float">
            <text:p>56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966.21" calcext:value-type="float">
            <text:p>966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18.08" calcext:value-type="float">
            <text:p>81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65.69" calcext:value-type="float">
            <text:p>46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385.29" calcext:value-type="float">
            <text:p>385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78.82" calcext:value-type="float">
            <text:p>47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485.5" calcext:value-type="float">
            <text:p>48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399.33" calcext:value-type="float">
            <text:p>39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93.14" calcext:value-type="float">
            <text:p>39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61.5" calcext:value-type="float">
            <text:p>261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93.07" calcext:value-type="float">
            <text:p>39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66.33" calcext:value-type="float">
            <text:p>366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30.98" calcext:value-type="float">
            <text:p>43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86.05" calcext:value-type="float">
            <text:p>48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82.55" calcext:value-type="float">
            <text:p>382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93.04" calcext:value-type="float">
            <text:p>293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32.08" calcext:value-type="float">
            <text:p>332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67.28" calcext:value-type="float">
            <text:p>567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8.01" calcext:value-type="float">
            <text:p>27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88.91" calcext:value-type="float">
            <text:p>28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88.27" calcext:value-type="float">
            <text:p>8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79.44" calcext:value-type="float">
            <text:p>57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59.84" calcext:value-type="float">
            <text:p>59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11.65" calcext:value-type="float">
            <text:p>61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5.12" calcext:value-type="float">
            <text:p>195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27.31" calcext:value-type="float">
            <text:p>22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71.69" calcext:value-type="float">
            <text:p>271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377.31" calcext:value-type="float">
            <text:p>37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564.13" calcext:value-type="float">
            <text:p>56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37.4" calcext:value-type="float">
            <text:p>63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90.11" calcext:value-type="float">
            <text:p>390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353.52" calcext:value-type="float">
            <text:p>35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72.29" calcext:value-type="float">
            <text:p>67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53.09" calcext:value-type="float">
            <text:p>65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31.17" calcext:value-type="float">
            <text:p>43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99.62" calcext:value-type="float">
            <text:p>79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04.65" calcext:value-type="float">
            <text:p>304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31.91" calcext:value-type="float">
            <text:p>23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830.43" calcext:value-type="float">
            <text:p>183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922.13" calcext:value-type="float">
            <text:p>1922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79.11" calcext:value-type="float">
            <text:p>679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735.21" calcext:value-type="float">
            <text:p>735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307.98" calcext:value-type="float">
            <text:p>130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30.63" calcext:value-type="float">
            <text:p>53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85.38" calcext:value-type="float">
            <text:p>585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83.88" calcext:value-type="float">
            <text:p>48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23.78" calcext:value-type="float">
            <text:p>52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137.55" calcext:value-type="float">
            <text:p>113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76.58" calcext:value-type="float">
            <text:p>76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71.48" calcext:value-type="float">
            <text:p>37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82.77" calcext:value-type="float">
            <text:p>682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743.42" calcext:value-type="float">
            <text:p>174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17.03" calcext:value-type="float">
            <text:p>31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73.63" calcext:value-type="float">
            <text:p>73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3.57" calcext:value-type="float">
            <text:p>12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57.85" calcext:value-type="float">
            <text:p>357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64.59" calcext:value-type="float">
            <text:p>66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18.74" calcext:value-type="float">
            <text:p>718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430.59" calcext:value-type="float">
            <text:p>143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24.79" calcext:value-type="float">
            <text:p>102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075.04" calcext:value-type="float">
            <text:p>1075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43.37" calcext:value-type="float">
            <text:p>114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256.4" calcext:value-type="float">
            <text:p>1256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895.78" calcext:value-type="float">
            <text:p>289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03.78" calcext:value-type="float">
            <text:p>50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05.44" calcext:value-type="float">
            <text:p>405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55.46" calcext:value-type="float">
            <text:p>55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89.66" calcext:value-type="float">
            <text:p>689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371.76" calcext:value-type="float">
            <text:p>37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26.28" calcext:value-type="float">
            <text:p>172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47.13" calcext:value-type="float">
            <text:p>34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5.47" calcext:value-type="float">
            <text:p>75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16.06" calcext:value-type="float">
            <text:p>11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05.78" calcext:value-type="float">
            <text:p>10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13.07" calcext:value-type="float">
            <text:p>91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648.68" calcext:value-type="float">
            <text:p>1648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41.04" calcext:value-type="float">
            <text:p>134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58.05" calcext:value-type="float">
            <text:p>758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300.56" calcext:value-type="float">
            <text:p>130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75.37" calcext:value-type="float">
            <text:p>57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476.12" calcext:value-type="float">
            <text:p>1476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560.65" calcext:value-type="float">
            <text:p>56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678.39" calcext:value-type="float">
            <text:p>67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56.63" calcext:value-type="float">
            <text:p>135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745.82" calcext:value-type="float">
            <text:p>745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16.27" calcext:value-type="float">
            <text:p>516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20.8" calcext:value-type="float">
            <text:p>122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407.42" calcext:value-type="float">
            <text:p>407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68.94" calcext:value-type="float">
            <text:p>56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607.17" calcext:value-type="float">
            <text:p>1607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87.08" calcext:value-type="float">
            <text:p>58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05.81" calcext:value-type="float">
            <text:p>605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54.56" calcext:value-type="float">
            <text:p>55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938.26" calcext:value-type="float">
            <text:p>1938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757.36" calcext:value-type="float">
            <text:p>1757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40.13" calcext:value-type="float">
            <text:p>840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430.87" calcext:value-type="float">
            <text:p>2430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01.69" calcext:value-type="float">
            <text:p>501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26.12" calcext:value-type="float">
            <text:p>2126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18.78" calcext:value-type="float">
            <text:p>61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68.92" calcext:value-type="float">
            <text:p>56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92.43" calcext:value-type="float">
            <text:p>592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619.01" calcext:value-type="float">
            <text:p>61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243.1" calcext:value-type="float">
            <text:p>124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796.51" calcext:value-type="float">
            <text:p>179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598.95" calcext:value-type="float">
            <text:p>1598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401.65" calcext:value-type="float">
            <text:p>240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628.59" calcext:value-type="float">
            <text:p>162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31.17" calcext:value-type="float">
            <text:p>43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332.19" calcext:value-type="float">
            <text:p>133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33.13" calcext:value-type="float">
            <text:p>63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520.34" calcext:value-type="float">
            <text:p>1520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198.31" calcext:value-type="float">
            <text:p>1198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51.36" calcext:value-type="float">
            <text:p>951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285.61" calcext:value-type="float">
            <text:p>128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593.8" calcext:value-type="float">
            <text:p>159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36.88" calcext:value-type="float">
            <text:p>103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583.92" calcext:value-type="float">
            <text:p>158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16.46" calcext:value-type="float">
            <text:p>516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08.43" calcext:value-type="float">
            <text:p>1008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38.74" calcext:value-type="float">
            <text:p>2438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701.88" calcext:value-type="float">
            <text:p>70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67.72" calcext:value-type="float">
            <text:p>167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649.79" calcext:value-type="float">
            <text:p>264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076.06" calcext:value-type="float">
            <text:p>207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768.43" calcext:value-type="float">
            <text:p>2768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445.02" calcext:value-type="float">
            <text:p>44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384.31" calcext:value-type="float">
            <text:p>38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50.85" calcext:value-type="float">
            <text:p>55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87.26" calcext:value-type="float">
            <text:p>387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48.92" calcext:value-type="float">
            <text:p>148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45.76" calcext:value-type="float">
            <text:p>34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40.94" calcext:value-type="float">
            <text:p>240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619.97" calcext:value-type="float">
            <text:p>619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650.08" calcext:value-type="float">
            <text:p>65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925.84" calcext:value-type="float">
            <text:p>92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34.78" calcext:value-type="float">
            <text:p>634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809.38" calcext:value-type="float">
            <text:p>809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712.6" calcext:value-type="float">
            <text:p>71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1044.6" calcext:value-type="float">
            <text:p>104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65.3" calcext:value-type="float">
            <text:p>765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79.29" calcext:value-type="float">
            <text:p>67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764.94" calcext:value-type="float">
            <text:p>764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788.18" calcext:value-type="float">
            <text:p>78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979.89" calcext:value-type="float">
            <text:p>97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78.98" calcext:value-type="float">
            <text:p>37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53.92" calcext:value-type="float">
            <text:p>55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76.38" calcext:value-type="float">
            <text:p>7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7.06" calcext:value-type="float">
            <text:p>10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91.35" calcext:value-type="float">
            <text:p>191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00.92" calcext:value-type="float">
            <text:p>100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92.57" calcext:value-type="float">
            <text:p>9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0.78" calcext:value-type="float">
            <text:p>21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68.64" calcext:value-type="float">
            <text:p>668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2009.5" calcext:value-type="float">
            <text:p>2009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18.19" calcext:value-type="float">
            <text:p>131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31.05" calcext:value-type="float">
            <text:p>83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12.31" calcext:value-type="float">
            <text:p>11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57.51" calcext:value-type="float">
            <text:p>15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15.86" calcext:value-type="float">
            <text:p>11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52.92" calcext:value-type="float">
            <text:p>152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2.41" calcext:value-type="float">
            <text:p>13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59.62" calcext:value-type="float">
            <text:p>15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0.9" calcext:value-type="float">
            <text:p>17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66.06" calcext:value-type="float">
            <text:p>16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45.4" calcext:value-type="float">
            <text:p>24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200.51" calcext:value-type="float">
            <text:p>200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85.84" calcext:value-type="float">
            <text:p>18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914.73" calcext:value-type="float">
            <text:p>191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46.11" calcext:value-type="float">
            <text:p>546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606.51" calcext:value-type="float">
            <text:p>60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37.51" calcext:value-type="float">
            <text:p>23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96.07" calcext:value-type="float">
            <text:p>196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34.56" calcext:value-type="float">
            <text:p>83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68.51" calcext:value-type="float">
            <text:p>86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28.87" calcext:value-type="float">
            <text:p>128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995.81" calcext:value-type="float">
            <text:p>995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092.83" calcext:value-type="float">
            <text:p>1092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08.07" calcext:value-type="float">
            <text:p>80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706.82" calcext:value-type="float">
            <text:p>3706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928.35" calcext:value-type="float">
            <text:p>92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14.82" calcext:value-type="float">
            <text:p>81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458.46" calcext:value-type="float">
            <text:p>245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87.36" calcext:value-type="float">
            <text:p>387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790.48" calcext:value-type="float">
            <text:p>79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56.09" calcext:value-type="float">
            <text:p>35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68.4" calcext:value-type="float">
            <text:p>368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39.05" calcext:value-type="float">
            <text:p>339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07.55" calcext:value-type="float">
            <text:p>20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70.32" calcext:value-type="float">
            <text:p>17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866.82" calcext:value-type="float">
            <text:p>866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47.39" calcext:value-type="float">
            <text:p>64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5.53" calcext:value-type="float">
            <text:p>95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45.69" calcext:value-type="float">
            <text:p>164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25.63" calcext:value-type="float">
            <text:p>52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356.31" calcext:value-type="float">
            <text:p>2356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796.81" calcext:value-type="float">
            <text:p>1796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391.22" calcext:value-type="float">
            <text:p>1391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67.96" calcext:value-type="float">
            <text:p>46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48.88" calcext:value-type="float">
            <text:p>54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02.6" calcext:value-type="float">
            <text:p>90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65.48" calcext:value-type="float">
            <text:p>165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315.01" calcext:value-type="float">
            <text:p>3315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09.09" calcext:value-type="float">
            <text:p>509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09.44" calcext:value-type="float">
            <text:p>20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91.2" calcext:value-type="float">
            <text:p>19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47.89" calcext:value-type="float">
            <text:p>647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43.25" calcext:value-type="float">
            <text:p>243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99.41" calcext:value-type="float">
            <text:p>19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69.89" calcext:value-type="float">
            <text:p>56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21.13" calcext:value-type="float">
            <text:p>22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91.34" calcext:value-type="float">
            <text:p>191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0.64" calcext:value-type="float">
            <text:p>290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05.13" calcext:value-type="float">
            <text:p>10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16.14" calcext:value-type="float">
            <text:p>116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77.44" calcext:value-type="float">
            <text:p>27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17.12" calcext:value-type="float">
            <text:p>217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89.37" calcext:value-type="float">
            <text:p>48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59.64" calcext:value-type="float">
            <text:p>459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399.16" calcext:value-type="float">
            <text:p>399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91.89" calcext:value-type="float">
            <text:p>191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27.33" calcext:value-type="float">
            <text:p>427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396.09" calcext:value-type="float">
            <text:p>39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639.74" calcext:value-type="float">
            <text:p>63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80.26" calcext:value-type="float">
            <text:p>58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25.77" calcext:value-type="float">
            <text:p>425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40.67" calcext:value-type="float">
            <text:p>340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91.02" calcext:value-type="float">
            <text:p>591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77.49" calcext:value-type="float">
            <text:p>37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52.38" calcext:value-type="float">
            <text:p>452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74.17" calcext:value-type="float">
            <text:p>57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430.91" calcext:value-type="float">
            <text:p>430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29.65" calcext:value-type="float">
            <text:p>42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85.46" calcext:value-type="float">
            <text:p>38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93.48" calcext:value-type="float">
            <text:p>593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605.59" calcext:value-type="float">
            <text:p>1605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44.94" calcext:value-type="float">
            <text:p>744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956.14" calcext:value-type="float">
            <text:p>956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54.03" calcext:value-type="float">
            <text:p>154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408.72" calcext:value-type="float">
            <text:p>40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1.92" calcext:value-type="float">
            <text:p>21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30.9" calcext:value-type="float">
            <text:p>13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742.22" calcext:value-type="float">
            <text:p>74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45.65" calcext:value-type="float">
            <text:p>54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44.47" calcext:value-type="float">
            <text:p>104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50.13" calcext:value-type="float">
            <text:p>850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91.03" calcext:value-type="float">
            <text:p>49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367.18" calcext:value-type="float">
            <text:p>136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44.63" calcext:value-type="float">
            <text:p>444.63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7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32.88" calcext:value-type="float">
            <text:p>232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565.06" calcext:value-type="float">
            <text:p>56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38.87" calcext:value-type="float">
            <text:p>338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535.4" calcext:value-type="float">
            <text:p>153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684.87" calcext:value-type="float">
            <text:p>68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92.84" calcext:value-type="float">
            <text:p>29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55.65" calcext:value-type="float">
            <text:p>25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11.16" calcext:value-type="float">
            <text:p>51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03.41" calcext:value-type="float">
            <text:p>40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33.33" calcext:value-type="float">
            <text:p>233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585.59" calcext:value-type="float">
            <text:p>585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897.36" calcext:value-type="float">
            <text:p>897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41.72" calcext:value-type="float">
            <text:p>641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651.33" calcext:value-type="float">
            <text:p>2651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81.91" calcext:value-type="float">
            <text:p>108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572.49" calcext:value-type="float">
            <text:p>57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85.6" calcext:value-type="float">
            <text:p>38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463.08" calcext:value-type="float">
            <text:p>463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20.77" calcext:value-type="float">
            <text:p>220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31.42" calcext:value-type="float">
            <text:p>13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74.98" calcext:value-type="float">
            <text:p>17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02.69" calcext:value-type="float">
            <text:p>102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55.36" calcext:value-type="float">
            <text:p>55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59.5" calcext:value-type="float">
            <text:p>159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38.3" calcext:value-type="float">
            <text:p>13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102.33" calcext:value-type="float">
            <text:p>10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48.3" calcext:value-type="float">
            <text:p>14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72.23" calcext:value-type="float">
            <text:p>72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9.36" calcext:value-type="float">
            <text:p>49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15.23" calcext:value-type="float">
            <text:p>1315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686.06" calcext:value-type="float">
            <text:p>68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71.63" calcext:value-type="float">
            <text:p>27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99.72" calcext:value-type="float">
            <text:p>99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497.04" calcext:value-type="float">
            <text:p>49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14.57" calcext:value-type="float">
            <text:p>21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81.8" calcext:value-type="float">
            <text:p>18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09.98" calcext:value-type="float">
            <text:p>10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05.81" calcext:value-type="float">
            <text:p>105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550.89" calcext:value-type="float">
            <text:p>550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39.94" calcext:value-type="float">
            <text:p>13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6.47" calcext:value-type="float">
            <text:p>86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33.3" calcext:value-type="float">
            <text:p>133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48.68" calcext:value-type="float">
            <text:p>348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274.93" calcext:value-type="float">
            <text:p>27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769.82" calcext:value-type="float">
            <text:p>7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459.79" calcext:value-type="float">
            <text:p>45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794.1" calcext:value-type="float">
            <text:p>794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694.67" calcext:value-type="float">
            <text:p>69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16.83" calcext:value-type="float">
            <text:p>916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437.65" calcext:value-type="float">
            <text:p>43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10.71" calcext:value-type="float">
            <text:p>161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601.28" calcext:value-type="float">
            <text:p>601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114.66" calcext:value-type="float">
            <text:p>1114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18.08" calcext:value-type="float">
            <text:p>81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57.66" calcext:value-type="float">
            <text:p>35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624.69" calcext:value-type="float">
            <text:p>62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797.08" calcext:value-type="float">
            <text:p>79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218.88" calcext:value-type="float">
            <text:p>121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640.58" calcext:value-type="float">
            <text:p>1640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01.55" calcext:value-type="float">
            <text:p>50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38.54" calcext:value-type="float">
            <text:p>638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734.38" calcext:value-type="float">
            <text:p>173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68.98" calcext:value-type="float">
            <text:p>66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692.44" calcext:value-type="float">
            <text:p>69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57.87" calcext:value-type="float">
            <text:p>657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29.24" calcext:value-type="float">
            <text:p>12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5.65" calcext:value-type="float">
            <text:p>14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56.01" calcext:value-type="float">
            <text:p>35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97.27" calcext:value-type="float">
            <text:p>9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66.44" calcext:value-type="float">
            <text:p>6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87.44" calcext:value-type="float">
            <text:p>18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16.62" calcext:value-type="float">
            <text:p>11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453.94" calcext:value-type="float">
            <text:p>453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3.52" calcext:value-type="float">
            <text:p>9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57.63" calcext:value-type="float">
            <text:p>115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16.77" calcext:value-type="float">
            <text:p>11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354.16" calcext:value-type="float">
            <text:p>354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81" calcext:value-type="float">
            <text:p>15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29.91" calcext:value-type="float">
            <text:p>129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95.47" calcext:value-type="float">
            <text:p>95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18.01" calcext:value-type="float">
            <text:p>11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77.34" calcext:value-type="float">
            <text:p>7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102.75" calcext:value-type="float">
            <text:p>102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48.93" calcext:value-type="float">
            <text:p>148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73.5" calcext:value-type="float">
            <text:p>7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54.97" calcext:value-type="float">
            <text:p>54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69.13" calcext:value-type="float">
            <text:p>16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61.1" calcext:value-type="float">
            <text:p>16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42.36" calcext:value-type="float">
            <text:p>42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26.24" calcext:value-type="float">
            <text:p>126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6.39" calcext:value-type="float">
            <text:p>10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6.68" calcext:value-type="float">
            <text:p>7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79.29" calcext:value-type="float">
            <text:p>7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7.44" calcext:value-type="float">
            <text:p>8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09.02" calcext:value-type="float">
            <text:p>10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5.15" calcext:value-type="float">
            <text:p>8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29.47" calcext:value-type="float">
            <text:p>12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9.45" calcext:value-type="float">
            <text:p>18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17.31" calcext:value-type="float">
            <text:p>11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107.6" calcext:value-type="float">
            <text:p>10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47.46" calcext:value-type="float">
            <text:p>124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53.36" calcext:value-type="float">
            <text:p>653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35.38" calcext:value-type="float">
            <text:p>1135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781.14" calcext:value-type="float">
            <text:p>781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61.77" calcext:value-type="float">
            <text:p>66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45.96" calcext:value-type="float">
            <text:p>745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777.6" calcext:value-type="float">
            <text:p>77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246.52" calcext:value-type="float">
            <text:p>224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16.87" calcext:value-type="float">
            <text:p>816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064.73" calcext:value-type="float">
            <text:p>106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779.27" calcext:value-type="float">
            <text:p>177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2997.39" calcext:value-type="float">
            <text:p>299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298.99" calcext:value-type="float">
            <text:p>229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10.09" calcext:value-type="float">
            <text:p>211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792.64" calcext:value-type="float">
            <text:p>792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33.49" calcext:value-type="float">
            <text:p>133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562.82" calcext:value-type="float">
            <text:p>156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42.07" calcext:value-type="float">
            <text:p>742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039.13" calcext:value-type="float">
            <text:p>103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40.74" calcext:value-type="float">
            <text:p>24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568.01" calcext:value-type="float">
            <text:p>156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468.93" calcext:value-type="float">
            <text:p>468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66.67" calcext:value-type="float">
            <text:p>966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37.43" calcext:value-type="float">
            <text:p>23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35" calcext:value-type="float">
            <text:p>6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689.28" calcext:value-type="float">
            <text:p>68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775.81" calcext:value-type="float">
            <text:p>775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545.09" calcext:value-type="float">
            <text:p>54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560.91" calcext:value-type="float">
            <text:p>560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983.87" calcext:value-type="float">
            <text:p>983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01.37" calcext:value-type="float">
            <text:p>80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30.14" calcext:value-type="float">
            <text:p>43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349.95" calcext:value-type="float">
            <text:p>34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52.18" calcext:value-type="float">
            <text:p>45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504.11" calcext:value-type="float">
            <text:p>50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352.57" calcext:value-type="float">
            <text:p>35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56.32" calcext:value-type="float">
            <text:p>35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57.59" calcext:value-type="float">
            <text:p>257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83.14" calcext:value-type="float">
            <text:p>38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56.96" calcext:value-type="float">
            <text:p>356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390.02" calcext:value-type="float">
            <text:p>390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518.13" calcext:value-type="float">
            <text:p>518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84.82" calcext:value-type="float">
            <text:p>38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67.44" calcext:value-type="float">
            <text:p>26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31.11" calcext:value-type="float">
            <text:p>331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62.27" calcext:value-type="float">
            <text:p>56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65.22" calcext:value-type="float">
            <text:p>26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54.49" calcext:value-type="float">
            <text:p>25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2.3" calcext:value-type="float">
            <text:p>9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99.29" calcext:value-type="float">
            <text:p>59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6.04" calcext:value-type="float">
            <text:p>4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09.86" calcext:value-type="float">
            <text:p>60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56.75" calcext:value-type="float">
            <text:p>25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30.65" calcext:value-type="float">
            <text:p>23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427.21" calcext:value-type="float">
            <text:p>42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644.34" calcext:value-type="float">
            <text:p>644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27.6" calcext:value-type="float">
            <text:p>62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63.55" calcext:value-type="float">
            <text:p>363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355.17" calcext:value-type="float">
            <text:p>35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67.55" calcext:value-type="float">
            <text:p>66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585.85" calcext:value-type="float">
            <text:p>585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77.46" calcext:value-type="float">
            <text:p>47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22.7" calcext:value-type="float">
            <text:p>7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10.55" calcext:value-type="float">
            <text:p>31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06.91" calcext:value-type="float">
            <text:p>206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838.99" calcext:value-type="float">
            <text:p>183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988.23" calcext:value-type="float">
            <text:p>1988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62.93" calcext:value-type="float">
            <text:p>662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669.26" calcext:value-type="float">
            <text:p>669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211.93" calcext:value-type="float">
            <text:p>1211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35.32" calcext:value-type="float">
            <text:p>535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52.86" calcext:value-type="float">
            <text:p>552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87.08" calcext:value-type="float">
            <text:p>48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61.48" calcext:value-type="float">
            <text:p>56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070.63" calcext:value-type="float">
            <text:p>107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157.55" calcext:value-type="float">
            <text:p>15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48.21" calcext:value-type="float">
            <text:p>348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685.78" calcext:value-type="float">
            <text:p>68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570.05" calcext:value-type="float">
            <text:p>157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21.57" calcext:value-type="float">
            <text:p>32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56.06" calcext:value-type="float">
            <text:p>5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4.57" calcext:value-type="float">
            <text:p>12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297.45" calcext:value-type="float">
            <text:p>297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16" calcext:value-type="float">
            <text:p>6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23.89" calcext:value-type="float">
            <text:p>723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307.01" calcext:value-type="float">
            <text:p>130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102.76" calcext:value-type="float">
            <text:p>1102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062.22" calcext:value-type="float">
            <text:p>106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21.54" calcext:value-type="float">
            <text:p>1121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223.37" calcext:value-type="float">
            <text:p>122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765.56" calcext:value-type="float">
            <text:p>276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04.64" calcext:value-type="float">
            <text:p>50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16.75" calcext:value-type="float">
            <text:p>41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31.37" calcext:value-type="float">
            <text:p>53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19.43" calcext:value-type="float">
            <text:p>619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327.14" calcext:value-type="float">
            <text:p>32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652.15" calcext:value-type="float">
            <text:p>1652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23.99" calcext:value-type="float">
            <text:p>323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2.57" calcext:value-type="float">
            <text:p>7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13.21" calcext:value-type="float">
            <text:p>113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12.8" calcext:value-type="float">
            <text:p>112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880.45" calcext:value-type="float">
            <text:p>88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600.74" calcext:value-type="float">
            <text:p>160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298" calcext:value-type="float">
            <text:p>12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72.62" calcext:value-type="float">
            <text:p>77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293.95" calcext:value-type="float">
            <text:p>1293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44.19" calcext:value-type="float">
            <text:p>544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451.8" calcext:value-type="float">
            <text:p>145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555.13" calcext:value-type="float">
            <text:p>55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639.14" calcext:value-type="float">
            <text:p>639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265.65" calcext:value-type="float">
            <text:p>126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661.87" calcext:value-type="float">
            <text:p>66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31.32" calcext:value-type="float">
            <text:p>531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53.41" calcext:value-type="float">
            <text:p>125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359.4" calcext:value-type="float">
            <text:p>35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33.54" calcext:value-type="float">
            <text:p>53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578.02" calcext:value-type="float">
            <text:p>157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80.37" calcext:value-type="float">
            <text:p>58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583.23" calcext:value-type="float">
            <text:p>58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84.01" calcext:value-type="float">
            <text:p>584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953.05" calcext:value-type="float">
            <text:p>1953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647.52" calcext:value-type="float">
            <text:p>164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03.25" calcext:value-type="float">
            <text:p>803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334.08" calcext:value-type="float">
            <text:p>2334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29.32" calcext:value-type="float">
            <text:p>529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999.46" calcext:value-type="float">
            <text:p>199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05.46" calcext:value-type="float">
            <text:p>60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04.46" calcext:value-type="float">
            <text:p>50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592.02" calcext:value-type="float">
            <text:p>59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559.83" calcext:value-type="float">
            <text:p>55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259.68" calcext:value-type="float">
            <text:p>1259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713.34" calcext:value-type="float">
            <text:p>171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570.89" calcext:value-type="float">
            <text:p>1570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427.5" calcext:value-type="float">
            <text:p>242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593.56" calcext:value-type="float">
            <text:p>159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02.67" calcext:value-type="float">
            <text:p>40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375.11" calcext:value-type="float">
            <text:p>137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13.24" calcext:value-type="float">
            <text:p>61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483.4" calcext:value-type="float">
            <text:p>1483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166.9" calcext:value-type="float">
            <text:p>116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90.63" calcext:value-type="float">
            <text:p>99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291.7" calcext:value-type="float">
            <text:p>1291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461.31" calcext:value-type="float">
            <text:p>146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969.82" calcext:value-type="float">
            <text:p>9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534.55" calcext:value-type="float">
            <text:p>1534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06.86" calcext:value-type="float">
            <text:p>50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989.78" calcext:value-type="float">
            <text:p>98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407.75" calcext:value-type="float">
            <text:p>2407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544.18" calcext:value-type="float">
            <text:p>544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69.78" calcext:value-type="float">
            <text:p>16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576.69" calcext:value-type="float">
            <text:p>257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021.31" calcext:value-type="float">
            <text:p>202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693.71" calcext:value-type="float">
            <text:p>269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445.02" calcext:value-type="float">
            <text:p>44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430.78" calcext:value-type="float">
            <text:p>43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21.12" calcext:value-type="float">
            <text:p>521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38.55" calcext:value-type="float">
            <text:p>33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33.46" calcext:value-type="float">
            <text:p>133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00.43" calcext:value-type="float">
            <text:p>30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02.12" calcext:value-type="float">
            <text:p>20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556.29" calcext:value-type="float">
            <text:p>55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669.17" calcext:value-type="float">
            <text:p>66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897.71" calcext:value-type="float">
            <text:p>897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11.26" calcext:value-type="float">
            <text:p>61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748.66" calcext:value-type="float">
            <text:p>74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589.12" calcext:value-type="float">
            <text:p>58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1003.07" calcext:value-type="float">
            <text:p>100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670.68" calcext:value-type="float">
            <text:p>67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678.78" calcext:value-type="float">
            <text:p>67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717.05" calcext:value-type="float">
            <text:p>717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06.43" calcext:value-type="float">
            <text:p>806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946.19" calcext:value-type="float">
            <text:p>946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40.41" calcext:value-type="float">
            <text:p>34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15.1" calcext:value-type="float">
            <text:p>515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67.84" calcext:value-type="float">
            <text:p>6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7.06" calcext:value-type="float">
            <text:p>10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85.92" calcext:value-type="float">
            <text:p>185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89.18" calcext:value-type="float">
            <text:p>8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76.57" calcext:value-type="float">
            <text:p>7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0.78" calcext:value-type="float">
            <text:p>21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94.06" calcext:value-type="float">
            <text:p>69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768.21" calcext:value-type="float">
            <text:p>1768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18.94" calcext:value-type="float">
            <text:p>131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62.31" calcext:value-type="float">
            <text:p>86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05.72" calcext:value-type="float">
            <text:p>105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49.55" calcext:value-type="float">
            <text:p>149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89.85" calcext:value-type="float">
            <text:p>89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47.91" calcext:value-type="float">
            <text:p>147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7.41" calcext:value-type="float">
            <text:p>13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48.98" calcext:value-type="float">
            <text:p>14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70.9" calcext:value-type="float">
            <text:p>17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66.06" calcext:value-type="float">
            <text:p>16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16.48" calcext:value-type="float">
            <text:p>21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93.51" calcext:value-type="float">
            <text:p>193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90.74" calcext:value-type="float">
            <text:p>19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725.17" calcext:value-type="float">
            <text:p>172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31.42" calcext:value-type="float">
            <text:p>53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590.38" calcext:value-type="float">
            <text:p>59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98.89" calcext:value-type="float">
            <text:p>198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97.02" calcext:value-type="float">
            <text:p>19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45.44" calcext:value-type="float">
            <text:p>845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55.74" calcext:value-type="float">
            <text:p>85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01.95" calcext:value-type="float">
            <text:p>101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30.85" calcext:value-type="float">
            <text:p>103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04.19" calcext:value-type="float">
            <text:p>1104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20.55" calcext:value-type="float">
            <text:p>82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554.96" calcext:value-type="float">
            <text:p>355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895.58" calcext:value-type="float">
            <text:p>895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37.26" calcext:value-type="float">
            <text:p>837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316.97" calcext:value-type="float">
            <text:p>2316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43.28" calcext:value-type="float">
            <text:p>343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734.6" calcext:value-type="float">
            <text:p>73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426.69" calcext:value-type="float">
            <text:p>42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382.3" calcext:value-type="float">
            <text:p>38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64.73" calcext:value-type="float">
            <text:p>36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26.39" calcext:value-type="float">
            <text:p>22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58.65" calcext:value-type="float">
            <text:p>158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876.81" calcext:value-type="float">
            <text:p>876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591.97" calcext:value-type="float">
            <text:p>591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4.53" calcext:value-type="float">
            <text:p>9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593.58" calcext:value-type="float">
            <text:p>1593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47.67" calcext:value-type="float">
            <text:p>547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345.07" calcext:value-type="float">
            <text:p>234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766.59" calcext:value-type="float">
            <text:p>176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369.55" calcext:value-type="float">
            <text:p>1369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72.23" calcext:value-type="float">
            <text:p>472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18.61" calcext:value-type="float">
            <text:p>518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22.83" calcext:value-type="float">
            <text:p>922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18.54" calcext:value-type="float">
            <text:p>118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046.99" calcext:value-type="float">
            <text:p>3046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23.34" calcext:value-type="float">
            <text:p>52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86.52" calcext:value-type="float">
            <text:p>18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60.56" calcext:value-type="float">
            <text:p>16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11.37" calcext:value-type="float">
            <text:p>61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44.66" calcext:value-type="float">
            <text:p>244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57.15" calcext:value-type="float">
            <text:p>157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41.51" calcext:value-type="float">
            <text:p>54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02.56" calcext:value-type="float">
            <text:p>20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79.85" calcext:value-type="float">
            <text:p>179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91.09" calcext:value-type="float">
            <text:p>291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95.75" calcext:value-type="float">
            <text:p>9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98.66" calcext:value-type="float">
            <text:p>9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64.64" calcext:value-type="float">
            <text:p>26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07.92" calcext:value-type="float">
            <text:p>20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76.84" calcext:value-type="float">
            <text:p>47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414.76" calcext:value-type="float">
            <text:p>414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377.15" calcext:value-type="float">
            <text:p>377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32.54" calcext:value-type="float">
            <text:p>23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391.68" calcext:value-type="float">
            <text:p>39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09.41" calcext:value-type="float">
            <text:p>40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643.87" calcext:value-type="float">
            <text:p>643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40.86" calcext:value-type="float">
            <text:p>540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25.1" calcext:value-type="float">
            <text:p>425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33.98" calcext:value-type="float">
            <text:p>33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58.76" calcext:value-type="float">
            <text:p>558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57.98" calcext:value-type="float">
            <text:p>35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65.79" calcext:value-type="float">
            <text:p>46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50.49" calcext:value-type="float">
            <text:p>550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38.02" calcext:value-type="float">
            <text:p>33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28.39" calcext:value-type="float">
            <text:p>42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60.63" calcext:value-type="float">
            <text:p>36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35.94" calcext:value-type="float">
            <text:p>535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484.51" calcext:value-type="float">
            <text:p>148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54.29" calcext:value-type="float">
            <text:p>754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943.77" calcext:value-type="float">
            <text:p>943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50.03" calcext:value-type="float">
            <text:p>15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408.35" calcext:value-type="float">
            <text:p>40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4.79" calcext:value-type="float">
            <text:p>21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43.79" calcext:value-type="float">
            <text:p>14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660.48" calcext:value-type="float">
            <text:p>66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79.47" calcext:value-type="float">
            <text:p>57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14.95" calcext:value-type="float">
            <text:p>101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31.89" calcext:value-type="float">
            <text:p>831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73.8" calcext:value-type="float">
            <text:p>47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342.76" calcext:value-type="float">
            <text:p>1342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63.62" calcext:value-type="float">
            <text:p>463.62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8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68.78" calcext:value-type="float">
            <text:p>26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562.32" calcext:value-type="float">
            <text:p>56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60.64" calcext:value-type="float">
            <text:p>360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482.15" calcext:value-type="float">
            <text:p>1482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730.6" calcext:value-type="float">
            <text:p>730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95.04" calcext:value-type="float">
            <text:p>295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29.47" calcext:value-type="float">
            <text:p>22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21.41" calcext:value-type="float">
            <text:p>52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369.65" calcext:value-type="float">
            <text:p>36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53.91" calcext:value-type="float">
            <text:p>253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585.86" calcext:value-type="float">
            <text:p>58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874.58" calcext:value-type="float">
            <text:p>874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41.13" calcext:value-type="float">
            <text:p>64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599.59" calcext:value-type="float">
            <text:p>259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34.98" calcext:value-type="float">
            <text:p>103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03.06" calcext:value-type="float">
            <text:p>60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94.62" calcext:value-type="float">
            <text:p>39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17.19" calcext:value-type="float">
            <text:p>517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44.82" calcext:value-type="float">
            <text:p>24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39.8" calcext:value-type="float">
            <text:p>139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202.78" calcext:value-type="float">
            <text:p>20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01.07" calcext:value-type="float">
            <text:p>101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55.15" calcext:value-type="float">
            <text:p>5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59.17" calcext:value-type="float">
            <text:p>15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42.3" calcext:value-type="float">
            <text:p>14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205" calcext:value-type="float">
            <text:p>2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117.63" calcext:value-type="float">
            <text:p>11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38.06" calcext:value-type="float">
            <text:p>138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71.9" calcext:value-type="float">
            <text:p>71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5.28" calcext:value-type="float">
            <text:p>45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321.03" calcext:value-type="float">
            <text:p>132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23.39" calcext:value-type="float">
            <text:p>72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43.31" calcext:value-type="float">
            <text:p>24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98.67" calcext:value-type="float">
            <text:p>9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17.89" calcext:value-type="float">
            <text:p>517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4.91" calcext:value-type="float">
            <text:p>204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80.8" calcext:value-type="float">
            <text:p>18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06.92" calcext:value-type="float">
            <text:p>10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80.53" calcext:value-type="float">
            <text:p>8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505.11" calcext:value-type="float">
            <text:p>50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33.69" calcext:value-type="float">
            <text:p>13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7.27" calcext:value-type="float">
            <text:p>8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23.62" calcext:value-type="float">
            <text:p>123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81.04" calcext:value-type="float">
            <text:p>38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293.93" calcext:value-type="float">
            <text:p>29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797.67" calcext:value-type="float">
            <text:p>797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422.6" calcext:value-type="float">
            <text:p>42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59.88" calcext:value-type="float">
            <text:p>859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663.12" calcext:value-type="float">
            <text:p>66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13.43" calcext:value-type="float">
            <text:p>91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435.34" calcext:value-type="float">
            <text:p>435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29.48" calcext:value-type="float">
            <text:p>1629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597.57" calcext:value-type="float">
            <text:p>597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094.25" calcext:value-type="float">
            <text:p>1094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22.97" calcext:value-type="float">
            <text:p>822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19.34" calcext:value-type="float">
            <text:p>319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630.32" calcext:value-type="float">
            <text:p>63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812.7" calcext:value-type="float">
            <text:p>81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129.19" calcext:value-type="float">
            <text:p>1129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805.78" calcext:value-type="float">
            <text:p>180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10.06" calcext:value-type="float">
            <text:p>510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32.32" calcext:value-type="float">
            <text:p>63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866.91" calcext:value-type="float">
            <text:p>1866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42.67" calcext:value-type="float">
            <text:p>64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639.14" calcext:value-type="float">
            <text:p>639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55.34" calcext:value-type="float">
            <text:p>655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1.92" calcext:value-type="float">
            <text:p>13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39.55" calcext:value-type="float">
            <text:p>139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47.51" calcext:value-type="float">
            <text:p>34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94.11" calcext:value-type="float">
            <text:p>9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71.86" calcext:value-type="float">
            <text:p>71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84.32" calcext:value-type="float">
            <text:p>184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10.18" calcext:value-type="float">
            <text:p>110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513.8" calcext:value-type="float">
            <text:p>513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6.77" calcext:value-type="float">
            <text:p>9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32.45" calcext:value-type="float">
            <text:p>113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23.71" calcext:value-type="float">
            <text:p>12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398.49" calcext:value-type="float">
            <text:p>398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43.01" calcext:value-type="float">
            <text:p>143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52.55" calcext:value-type="float">
            <text:p>152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28.38" calcext:value-type="float">
            <text:p>12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25.01" calcext:value-type="float">
            <text:p>125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80.46" calcext:value-type="float">
            <text:p>80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85.18" calcext:value-type="float">
            <text:p>85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63.52" calcext:value-type="float">
            <text:p>16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75.5" calcext:value-type="float">
            <text:p>7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55.3" calcext:value-type="float">
            <text:p>55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68.79" calcext:value-type="float">
            <text:p>16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56.1" calcext:value-type="float">
            <text:p>156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33.23" calcext:value-type="float">
            <text:p>3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16.88" calcext:value-type="float">
            <text:p>11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07.39" calcext:value-type="float">
            <text:p>10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66.59" calcext:value-type="float">
            <text:p>6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0.37" calcext:value-type="float">
            <text:p>7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110.28" calcext:value-type="float">
            <text:p>11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90.69" calcext:value-type="float">
            <text:p>9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07.99" calcext:value-type="float">
            <text:p>10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88.55" calcext:value-type="float">
            <text:p>8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49.84" calcext:value-type="float">
            <text:p>149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87.68" calcext:value-type="float">
            <text:p>18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224.29" calcext:value-type="float">
            <text:p>224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89.8" calcext:value-type="float">
            <text:p>89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198.1" calcext:value-type="float">
            <text:p>119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42.42" calcext:value-type="float">
            <text:p>642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32.01" calcext:value-type="float">
            <text:p>113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732.81" calcext:value-type="float">
            <text:p>732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01.58" calcext:value-type="float">
            <text:p>60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36.28" calcext:value-type="float">
            <text:p>73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742.86" calcext:value-type="float">
            <text:p>742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197.01" calcext:value-type="float">
            <text:p>219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55.5" calcext:value-type="float">
            <text:p>85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058.74" calcext:value-type="float">
            <text:p>1058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751.84" calcext:value-type="float">
            <text:p>175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2977.92" calcext:value-type="float">
            <text:p>297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463.41" calcext:value-type="float">
            <text:p>246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11.83" calcext:value-type="float">
            <text:p>2111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490.3" calcext:value-type="float">
            <text:p>490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744.52" calcext:value-type="float">
            <text:p>744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07.62" calcext:value-type="float">
            <text:p>130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356.82" calcext:value-type="float">
            <text:p>1356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675.78" calcext:value-type="float">
            <text:p>67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042.56" calcext:value-type="float">
            <text:p>104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29.13" calcext:value-type="float">
            <text:p>22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493.18" calcext:value-type="float">
            <text:p>1493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466.71" calcext:value-type="float">
            <text:p>466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76.86" calcext:value-type="float">
            <text:p>97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72.11" calcext:value-type="float">
            <text:p>272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62.37" calcext:value-type="float">
            <text:p>662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603.27" calcext:value-type="float">
            <text:p>60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752.04" calcext:value-type="float">
            <text:p>75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559.4" calcext:value-type="float">
            <text:p>55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484.26" calcext:value-type="float">
            <text:p>484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936.23" calcext:value-type="float">
            <text:p>93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794.47" calcext:value-type="float">
            <text:p>79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411.87" calcext:value-type="float">
            <text:p>41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69.74" calcext:value-type="float">
            <text:p>46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511.79" calcext:value-type="float">
            <text:p>511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413.45" calcext:value-type="float">
            <text:p>41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67.94" calcext:value-type="float">
            <text:p>367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52.71" calcext:value-type="float">
            <text:p>25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41.47" calcext:value-type="float">
            <text:p>341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50.87" calcext:value-type="float">
            <text:p>350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12.02" calcext:value-type="float">
            <text:p>41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23.69" calcext:value-type="float">
            <text:p>42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43.67" calcext:value-type="float">
            <text:p>34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68.94" calcext:value-type="float">
            <text:p>26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24.29" calcext:value-type="float">
            <text:p>324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49.78" calcext:value-type="float">
            <text:p>54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68.56" calcext:value-type="float">
            <text:p>26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15.28" calcext:value-type="float">
            <text:p>215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2.3" calcext:value-type="float">
            <text:p>9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490.33" calcext:value-type="float">
            <text:p>49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5.74" calcext:value-type="float">
            <text:p>4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574.97" calcext:value-type="float">
            <text:p>574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94.95" calcext:value-type="float">
            <text:p>194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05.93" calcext:value-type="float">
            <text:p>205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43.58" calcext:value-type="float">
            <text:p>243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370.31" calcext:value-type="float">
            <text:p>370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643.71" calcext:value-type="float">
            <text:p>64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22.7" calcext:value-type="float">
            <text:p>6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63.85" calcext:value-type="float">
            <text:p>36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364.77" calcext:value-type="float">
            <text:p>36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90.23" calcext:value-type="float">
            <text:p>69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03.19" calcext:value-type="float">
            <text:p>60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79.42" calcext:value-type="float">
            <text:p>479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814.98" calcext:value-type="float">
            <text:p>81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05.84" calcext:value-type="float">
            <text:p>30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186.92" calcext:value-type="float">
            <text:p>18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950.95" calcext:value-type="float">
            <text:p>195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982.38" calcext:value-type="float">
            <text:p>1982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98.96" calcext:value-type="float">
            <text:p>698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738.56" calcext:value-type="float">
            <text:p>73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363.57" calcext:value-type="float">
            <text:p>136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62.08" calcext:value-type="float">
            <text:p>562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36.25" calcext:value-type="float">
            <text:p>636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515.64" calcext:value-type="float">
            <text:p>51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573.5" calcext:value-type="float">
            <text:p>57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078.78" calcext:value-type="float">
            <text:p>107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99.59" calcext:value-type="float">
            <text:p>9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389.06" calcext:value-type="float">
            <text:p>389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701.08" calcext:value-type="float">
            <text:p>701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723.31" calcext:value-type="float">
            <text:p>172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311.02" calcext:value-type="float">
            <text:p>311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90.68" calcext:value-type="float">
            <text:p>9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21.57" calcext:value-type="float">
            <text:p>12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413.91" calcext:value-type="float">
            <text:p>413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29.71" calcext:value-type="float">
            <text:p>629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695" calcext:value-type="float">
            <text:p>6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387.56" calcext:value-type="float">
            <text:p>1387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25.71" calcext:value-type="float">
            <text:p>102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086.24" calcext:value-type="float">
            <text:p>1086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217.03" calcext:value-type="float">
            <text:p>121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284.11" calcext:value-type="float">
            <text:p>128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3066.67" calcext:value-type="float">
            <text:p>3066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59.02" calcext:value-type="float">
            <text:p>55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35.98" calcext:value-type="float">
            <text:p>435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73.54" calcext:value-type="float">
            <text:p>57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72.31" calcext:value-type="float">
            <text:p>67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312.81" calcext:value-type="float">
            <text:p>312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688.06" calcext:value-type="float">
            <text:p>1688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19.27" calcext:value-type="float">
            <text:p>31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69.57" calcext:value-type="float">
            <text:p>6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15.15" calcext:value-type="float">
            <text:p>11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08.49" calcext:value-type="float">
            <text:p>108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891.28" calcext:value-type="float">
            <text:p>891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601.65" calcext:value-type="float">
            <text:p>160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26.44" calcext:value-type="float">
            <text:p>132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43.03" calcext:value-type="float">
            <text:p>743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294.16" calcext:value-type="float">
            <text:p>1294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465.31" calcext:value-type="float">
            <text:p>46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486.7" calcext:value-type="float">
            <text:p>148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547.46" calcext:value-type="float">
            <text:p>54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679.12" calcext:value-type="float">
            <text:p>67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294.65" calcext:value-type="float">
            <text:p>1294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612.89" calcext:value-type="float">
            <text:p>612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04.59" calcext:value-type="float">
            <text:p>50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221.99" calcext:value-type="float">
            <text:p>1221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312.63" calcext:value-type="float">
            <text:p>31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601.23" calcext:value-type="float">
            <text:p>60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654.6" calcext:value-type="float">
            <text:p>165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85.95" calcext:value-type="float">
            <text:p>58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01.02" calcext:value-type="float">
            <text:p>601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639.15" calcext:value-type="float">
            <text:p>639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950.04" calcext:value-type="float">
            <text:p>195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616.83" calcext:value-type="float">
            <text:p>1616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72.42" calcext:value-type="float">
            <text:p>872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445.58" calcext:value-type="float">
            <text:p>2445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05.91" calcext:value-type="float">
            <text:p>50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033.86" calcext:value-type="float">
            <text:p>2033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25.44" calcext:value-type="float">
            <text:p>625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18.42" calcext:value-type="float">
            <text:p>518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647.55" calcext:value-type="float">
            <text:p>64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587.91" calcext:value-type="float">
            <text:p>587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21.25" calcext:value-type="float">
            <text:p>1321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841.75" calcext:value-type="float">
            <text:p>184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642.65" calcext:value-type="float">
            <text:p>164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569.97" calcext:value-type="float">
            <text:p>2569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639.58" calcext:value-type="float">
            <text:p>163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37.01" calcext:value-type="float">
            <text:p>43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08.97" calcext:value-type="float">
            <text:p>140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32.66" calcext:value-type="float">
            <text:p>63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537.58" calcext:value-type="float">
            <text:p>1537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09.02" calcext:value-type="float">
            <text:p>120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997.76" calcext:value-type="float">
            <text:p>99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42.19" calcext:value-type="float">
            <text:p>134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523.56" calcext:value-type="float">
            <text:p>152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34.37" calcext:value-type="float">
            <text:p>103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607.09" calcext:value-type="float">
            <text:p>160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84.37" calcext:value-type="float">
            <text:p>58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18.13" calcext:value-type="float">
            <text:p>1018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365.34" calcext:value-type="float">
            <text:p>2365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606.38" calcext:value-type="float">
            <text:p>60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61.32" calcext:value-type="float">
            <text:p>161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636.27" calcext:value-type="float">
            <text:p>2636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2136.38" calcext:value-type="float">
            <text:p>213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830.19" calcext:value-type="float">
            <text:p>283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491.57" calcext:value-type="float">
            <text:p>49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398.67" calcext:value-type="float">
            <text:p>39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03.29" calcext:value-type="float">
            <text:p>503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18.18" calcext:value-type="float">
            <text:p>31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28.72" calcext:value-type="float">
            <text:p>12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296.19" calcext:value-type="float">
            <text:p>296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19.2" calcext:value-type="float">
            <text:p>219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581.46" calcext:value-type="float">
            <text:p>58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654.23" calcext:value-type="float">
            <text:p>65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904.31" calcext:value-type="float">
            <text:p>90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85.29" calcext:value-type="float">
            <text:p>685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781.7" calcext:value-type="float">
            <text:p>781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86.12" calcext:value-type="float">
            <text:p>686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944.09" calcext:value-type="float">
            <text:p>94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713.58" calcext:value-type="float">
            <text:p>713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707.6" calcext:value-type="float">
            <text:p>70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696.35" calcext:value-type="float">
            <text:p>696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786.15" calcext:value-type="float">
            <text:p>786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958.63" calcext:value-type="float">
            <text:p>958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63.05" calcext:value-type="float">
            <text:p>363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53.19" calcext:value-type="float">
            <text:p>55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84.62" calcext:value-type="float">
            <text:p>8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4.06" calcext:value-type="float">
            <text:p>10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64.62" calcext:value-type="float">
            <text:p>16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94.68" calcext:value-type="float">
            <text:p>9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58.2" calcext:value-type="float">
            <text:p>5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0.78" calcext:value-type="float">
            <text:p>21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680.83" calcext:value-type="float">
            <text:p>680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728.79" calcext:value-type="float">
            <text:p>172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318.31" calcext:value-type="float">
            <text:p>1318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86.36" calcext:value-type="float">
            <text:p>88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09.06" calcext:value-type="float">
            <text:p>109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45.62" calcext:value-type="float">
            <text:p>145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14.44" calcext:value-type="float">
            <text:p>11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58.95" calcext:value-type="float">
            <text:p>158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28.41" calcext:value-type="float">
            <text:p>128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76.02" calcext:value-type="float">
            <text:p>17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56.2" calcext:value-type="float">
            <text:p>156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61.16" calcext:value-type="float">
            <text:p>16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213.67" calcext:value-type="float">
            <text:p>21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72.51" calcext:value-type="float">
            <text:p>172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90.74" calcext:value-type="float">
            <text:p>19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859.21" calcext:value-type="float">
            <text:p>185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11.61" calcext:value-type="float">
            <text:p>511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603.63" calcext:value-type="float">
            <text:p>603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14.71" calcext:value-type="float">
            <text:p>214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12.64" calcext:value-type="float">
            <text:p>212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39.46" calcext:value-type="float">
            <text:p>83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27.78" calcext:value-type="float">
            <text:p>82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11.19" calcext:value-type="float">
            <text:p>11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013.31" calcext:value-type="float">
            <text:p>101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108.46" calcext:value-type="float">
            <text:p>110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02.9" calcext:value-type="float">
            <text:p>80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543.09" calcext:value-type="float">
            <text:p>354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880.66" calcext:value-type="float">
            <text:p>880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20.7" calcext:value-type="float">
            <text:p>82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307.74" calcext:value-type="float">
            <text:p>2307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60.14" calcext:value-type="float">
            <text:p>36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774.86" calcext:value-type="float">
            <text:p>77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79.56" calcext:value-type="float">
            <text:p>379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408.67" calcext:value-type="float">
            <text:p>40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42.42" calcext:value-type="float">
            <text:p>342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18.08" calcext:value-type="float">
            <text:p>21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47.78" calcext:value-type="float">
            <text:p>14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862.42" calcext:value-type="float">
            <text:p>862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42.45" calcext:value-type="float">
            <text:p>64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8.53" calcext:value-type="float">
            <text:p>9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585.17" calcext:value-type="float">
            <text:p>158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50.07" calcext:value-type="float">
            <text:p>550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395.42" calcext:value-type="float">
            <text:p>2395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885.48" calcext:value-type="float">
            <text:p>1885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10.5" calcext:value-type="float">
            <text:p>141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86.99" calcext:value-type="float">
            <text:p>486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37.05" calcext:value-type="float">
            <text:p>537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1047.34" calcext:value-type="float">
            <text:p>104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57.62" calcext:value-type="float">
            <text:p>15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345.75" calcext:value-type="float">
            <text:p>334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23.52" calcext:value-type="float">
            <text:p>52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99.86" calcext:value-type="float">
            <text:p>19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50.23" calcext:value-type="float">
            <text:p>15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38.15" calcext:value-type="float">
            <text:p>638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33.26" calcext:value-type="float">
            <text:p>233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74.62" calcext:value-type="float">
            <text:p>17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484.04" calcext:value-type="float">
            <text:p>48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29.62" calcext:value-type="float">
            <text:p>22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86.28" calcext:value-type="float">
            <text:p>18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60.46" calcext:value-type="float">
            <text:p>260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01.58" calcext:value-type="float">
            <text:p>10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98.66" calcext:value-type="float">
            <text:p>9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66.42" calcext:value-type="float">
            <text:p>266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07.7" calcext:value-type="float">
            <text:p>20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54.48" calcext:value-type="float">
            <text:p>454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68" calcext:value-type="float">
            <text:p>3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384.59" calcext:value-type="float">
            <text:p>38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41.71" calcext:value-type="float">
            <text:p>24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06.84" calcext:value-type="float">
            <text:p>40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72.08" calcext:value-type="float">
            <text:p>472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656.48" calcext:value-type="float">
            <text:p>65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571.13" calcext:value-type="float">
            <text:p>57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441.34" calcext:value-type="float">
            <text:p>441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53.5" calcext:value-type="float">
            <text:p>35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89.5" calcext:value-type="float">
            <text:p>589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54.56" calcext:value-type="float">
            <text:p>35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81.27" calcext:value-type="float">
            <text:p>48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68.73" calcext:value-type="float">
            <text:p>568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94.27" calcext:value-type="float">
            <text:p>394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28.01" calcext:value-type="float">
            <text:p>42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43.08" calcext:value-type="float">
            <text:p>343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27.23" calcext:value-type="float">
            <text:p>527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578.87" calcext:value-type="float">
            <text:p>1578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740.68" calcext:value-type="float">
            <text:p>74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940.48" calcext:value-type="float">
            <text:p>94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31.05" calcext:value-type="float">
            <text:p>13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391.48" calcext:value-type="float">
            <text:p>39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16.59" calcext:value-type="float">
            <text:p>21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29.77" calcext:value-type="float">
            <text:p>129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631.8" calcext:value-type="float">
            <text:p>63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77.19" calcext:value-type="float">
            <text:p>577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29.43" calcext:value-type="float">
            <text:p>1029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24.87" calcext:value-type="float">
            <text:p>82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77.98" calcext:value-type="float">
            <text:p>47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265.48" calcext:value-type="float">
            <text:p>1265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499.72" calcext:value-type="float">
            <text:p>499.72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09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52.32" calcext:value-type="float">
            <text:p>25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2</text:p>
          </table:table-cell>
          <table:table-cell table:style-name="ce22" office:value-type="float" office:value="605.49" calcext:value-type="float">
            <text:p>605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413.6" calcext:value-type="float">
            <text:p>41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6/37</text:p>
          </table:table-cell>
          <table:table-cell table:style-name="ce22" office:value-type="float" office:value="1577.09" calcext:value-type="float">
            <text:p>157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722.89" calcext:value-type="float">
            <text:p>722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96.04" calcext:value-type="float">
            <text:p>29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245.82" calcext:value-type="float">
            <text:p>245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524.64" calcext:value-type="float">
            <text:p>52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463.45" calcext:value-type="float">
            <text:p>46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273.66" calcext:value-type="float">
            <text:p>273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598.39" calcext:value-type="float">
            <text:p>59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АВТОВСКАЯ УЛ., д.46</text:p>
          </table:table-cell>
          <table:table-cell table:style-name="ce22" office:value-type="float" office:value="867.88" calcext:value-type="float">
            <text:p>86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АВТОВСКАЯ УЛ., д.52</text:p>
          </table:table-cell>
          <table:table-cell table:style-name="ce22" office:value-type="float" office:value="696.27" calcext:value-type="float">
            <text:p>696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/14</text:p>
          </table:table-cell>
          <table:table-cell table:style-name="ce22" office:value-type="float" office:value="2687.37" calcext:value-type="float">
            <text:p>2687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12</text:p>
          </table:table-cell>
          <table:table-cell table:style-name="ce22" office:value-type="float" office:value="1035.32" calcext:value-type="float">
            <text:p>1035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14</text:p>
          </table:table-cell>
          <table:table-cell table:style-name="ce22" office:value-type="float" office:value="663.95" calcext:value-type="float">
            <text:p>663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17</text:p>
          </table:table-cell>
          <table:table-cell table:style-name="ce22" office:value-type="float" office:value="371.57" calcext:value-type="float">
            <text:p>371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529.28" calcext:value-type="float">
            <text:p>52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ЛТИЙСКАЯ УЛ., д.18</text:p>
          </table:table-cell>
          <table:table-cell table:style-name="ce22" office:value-type="float" office:value="238.07" calcext:value-type="float">
            <text:p>23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38.79" calcext:value-type="float">
            <text:p>13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97.88" calcext:value-type="float">
            <text:p>19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АЛТИЙСКАЯ УЛ., д.20</text:p>
          </table:table-cell>
          <table:table-cell table:style-name="ce22" office:value-type="float" office:value="121.32" calcext:value-type="float">
            <text:p>121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52.78" calcext:value-type="float">
            <text:p>5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64.83" calcext:value-type="float">
            <text:p>164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БАЛТИЙСКАЯ УЛ., д.22</text:p>
          </table:table-cell>
          <table:table-cell table:style-name="ce22" office:value-type="float" office:value="143.31" calcext:value-type="float">
            <text:p>14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БАЛТИЙСКАЯ УЛ., д.24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93.13" calcext:value-type="float">
            <text:p>9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БАЛТИЙСКАЯ УЛ., д.32А</text:p>
          </table:table-cell>
          <table:table-cell table:style-name="ce22" office:value-type="float" office:value="150.57" calcext:value-type="float">
            <text:p>150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БАЛТИЙСКАЯ УЛ., д.32Д</text:p>
          </table:table-cell>
          <table:table-cell table:style-name="ce22" office:value-type="float" office:value="72.9" calcext:value-type="float">
            <text:p>7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7.78" calcext:value-type="float">
            <text:p>4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БАЛТИЙСКАЯ УЛ., д.36/9</text:p>
          </table:table-cell>
          <table:table-cell table:style-name="ce22" office:value-type="float" office:value="1285.91" calcext:value-type="float">
            <text:p>128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БАЛТИЙСКАЯ УЛ., д.38</text:p>
          </table:table-cell>
          <table:table-cell table:style-name="ce22" office:value-type="float" office:value="714.31" calcext:value-type="float">
            <text:p>71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БАРРИКАДНАЯ УЛ., д.3</text:p>
          </table:table-cell>
          <table:table-cell table:style-name="ce22" office:value-type="float" office:value="288.41" calcext:value-type="float">
            <text:p>288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БАРРИКАДНАЯ УЛ., д.4</text:p>
          </table:table-cell>
          <table:table-cell table:style-name="ce22" office:value-type="float" office:value="106.75" calcext:value-type="float">
            <text:p>10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503.18" calcext:value-type="float">
            <text:p>503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БАРРИКАДНАЯ УЛ., д.34</text:p>
          </table:table-cell>
          <table:table-cell table:style-name="ce22" office:value-type="float" office:value="206.13" calcext:value-type="float">
            <text:p>206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БАРРИКАДНАЯ УЛ., д.36</text:p>
          </table:table-cell>
          <table:table-cell table:style-name="ce22" office:value-type="float" office:value="180.8" calcext:value-type="float">
            <text:p>18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42.9" calcext:value-type="float">
            <text:p>14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101.03" calcext:value-type="float">
            <text:p>10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БЕЛОУСОВА УЛ., д.6/42</text:p>
          </table:table-cell>
          <table:table-cell table:style-name="ce22" office:value-type="float" office:value="590.49" calcext:value-type="float">
            <text:p>590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БЕЛОУСОВА УЛ., д.14/41</text:p>
          </table:table-cell>
          <table:table-cell table:style-name="ce22" office:value-type="float" office:value="134.42" calcext:value-type="float">
            <text:p>13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БЕЛОУСОВА УЛ., д.16</text:p>
          </table:table-cell>
          <table:table-cell table:style-name="ce22" office:value-type="float" office:value="89.29" calcext:value-type="float">
            <text:p>8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БЕЛОУСОВА УЛ., д.18</text:p>
          </table:table-cell>
          <table:table-cell table:style-name="ce22" office:value-type="float" office:value="117.57" calcext:value-type="float">
            <text:p>117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БЕЛОУСОВА УЛ., д.18, к.1</text:p>
          </table:table-cell>
          <table:table-cell table:style-name="ce22" office:value-type="float" office:value="336.52" calcext:value-type="float">
            <text:p>33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БЕЛОУСОВА УЛ., д.20</text:p>
          </table:table-cell>
          <table:table-cell table:style-name="ce22" office:value-type="float" office:value="296.32" calcext:value-type="float">
            <text:p>29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ВАСИ АЛЕКСЕЕВА УЛ., д.7</text:p>
          </table:table-cell>
          <table:table-cell table:style-name="ce22" office:value-type="float" office:value="812.31" calcext:value-type="float">
            <text:p>81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ВАСИ АЛЕКСЕЕВА УЛ., д.9</text:p>
          </table:table-cell>
          <table:table-cell table:style-name="ce22" office:value-type="float" office:value="479.65" calcext:value-type="float">
            <text:p>47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ВАСИ АЛЕКСЕЕВА УЛ., д.10</text:p>
          </table:table-cell>
          <table:table-cell table:style-name="ce22" office:value-type="float" office:value="846.06" calcext:value-type="float">
            <text:p>84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ВАСИ АЛЕКСЕЕВА УЛ., д.11</text:p>
          </table:table-cell>
          <table:table-cell table:style-name="ce22" office:value-type="float" office:value="721.96" calcext:value-type="float">
            <text:p>721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915.21" calcext:value-type="float">
            <text:p>915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504.87" calcext:value-type="float">
            <text:p>50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ВАСИ АЛЕКСЕЕВА УЛ., д.20/24</text:p>
          </table:table-cell>
          <table:table-cell table:style-name="ce22" office:value-type="float" office:value="1604.87" calcext:value-type="float">
            <text:p>160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573.95" calcext:value-type="float">
            <text:p>573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ВАСИ АЛЕКСЕЕВА УЛ., д.22</text:p>
          </table:table-cell>
          <table:table-cell table:style-name="ce22" office:value-type="float" office:value="1167.86" calcext:value-type="float">
            <text:p>116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ВАСИ АЛЕКСЕЕВА УЛ., д.24</text:p>
          </table:table-cell>
          <table:table-cell table:style-name="ce22" office:value-type="float" office:value="868.96" calcext:value-type="float">
            <text:p>868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60.23" calcext:value-type="float">
            <text:p>36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ВАСИ АЛЕКСЕЕВА УЛ., д.26</text:p>
          </table:table-cell>
          <table:table-cell table:style-name="ce22" office:value-type="float" office:value="616.23" calcext:value-type="float">
            <text:p>61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ВАСИ АЛЕКСЕЕВА УЛ., д.28</text:p>
          </table:table-cell>
          <table:table-cell table:style-name="ce22" office:value-type="float" office:value="754.8" calcext:value-type="float">
            <text:p>75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ВАСИ АЛЕКСЕЕВА УЛ., д.30</text:p>
          </table:table-cell>
          <table:table-cell table:style-name="ce22" office:value-type="float" office:value="1137.72" calcext:value-type="float">
            <text:p>1137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ВОЗРОЖДЕНИЯ УЛ., д.7/25</text:p>
          </table:table-cell>
          <table:table-cell table:style-name="ce22" office:value-type="float" office:value="1802.39" calcext:value-type="float">
            <text:p>1802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ВОЗРОЖДЕНИЯ УЛ., д.9</text:p>
          </table:table-cell>
          <table:table-cell table:style-name="ce22" office:value-type="float" office:value="539.33" calcext:value-type="float">
            <text:p>53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ВОЗРОЖДЕНИЯ УЛ., д.15</text:p>
          </table:table-cell>
          <table:table-cell table:style-name="ce22" office:value-type="float" office:value="671.45" calcext:value-type="float">
            <text:p>671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ВОЗРОЖДЕНИЯ УЛ., д.19/38</text:p>
          </table:table-cell>
          <table:table-cell table:style-name="ce22" office:value-type="float" office:value="1679.04" calcext:value-type="float">
            <text:p>167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ВОЗРОЖДЕНИЯ УЛ., д.23</text:p>
          </table:table-cell>
          <table:table-cell table:style-name="ce22" office:value-type="float" office:value="650.42" calcext:value-type="float">
            <text:p>65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ВОЗРОЖДЕНИЯ УЛ., д.25</text:p>
          </table:table-cell>
          <table:table-cell table:style-name="ce22" office:value-type="float" office:value="707.41" calcext:value-type="float">
            <text:p>70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ВОЗРОЖДЕНИЯ УЛ., д.27</text:p>
          </table:table-cell>
          <table:table-cell table:style-name="ce22" office:value-type="float" office:value="686.48" calcext:value-type="float">
            <text:p>68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31.95" calcext:value-type="float">
            <text:p>131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41.39" calcext:value-type="float">
            <text:p>14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ГЛАДКОВА УЛ., д.7/10</text:p>
          </table:table-cell>
          <table:table-cell table:style-name="ce22" office:value-type="float" office:value="350.51" calcext:value-type="float">
            <text:p>350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ГЛАДКОВА УЛ., д.11</text:p>
          </table:table-cell>
          <table:table-cell table:style-name="ce22" office:value-type="float" office:value="141.27" calcext:value-type="float">
            <text:p>14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ГЛАДКОВА УЛ., д.13А</text:p>
          </table:table-cell>
          <table:table-cell table:style-name="ce22" office:value-type="float" office:value="103.42" calcext:value-type="float">
            <text:p>10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ГЛАДКОВА УЛ., д.17</text:p>
          </table:table-cell>
          <table:table-cell table:style-name="ce22" office:value-type="float" office:value="76.69" calcext:value-type="float">
            <text:p>7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ГЛАДКОВА УЛ., д.19</text:p>
          </table:table-cell>
          <table:table-cell table:style-name="ce22" office:value-type="float" office:value="185.19" calcext:value-type="float">
            <text:p>18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ГЛАДКОВА УЛ., д.21</text:p>
          </table:table-cell>
          <table:table-cell table:style-name="ce22" office:value-type="float" office:value="151.76" calcext:value-type="float">
            <text:p>15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ГЛАДКОВА УЛ., д.23</text:p>
          </table:table-cell>
          <table:table-cell table:style-name="ce22" office:value-type="float" office:value="512.49" calcext:value-type="float">
            <text:p>51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0.01" calcext:value-type="float">
            <text:p>90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ГЛАДКОВА УЛ., д.25</text:p>
          </table:table-cell>
          <table:table-cell table:style-name="ce22" office:value-type="float" office:value="1150.57" calcext:value-type="float">
            <text:p>1150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29.56" calcext:value-type="float">
            <text:p>129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ГЛАДКОВА УЛ., д.29</text:p>
          </table:table-cell>
          <table:table-cell table:style-name="ce22" office:value-type="float" office:value="392.63" calcext:value-type="float">
            <text:p>39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ГЛАДКОВА УЛ., д.31/7</text:p>
          </table:table-cell>
          <table:table-cell table:style-name="ce22" office:value-type="float" office:value="150.01" calcext:value-type="float">
            <text:p>150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ГЛАДКОВА УЛ., д.33</text:p>
          </table:table-cell>
          <table:table-cell table:style-name="ce22" office:value-type="float" office:value="152.86" calcext:value-type="float">
            <text:p>152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ГЛАДКОВА УЛ., д.35</text:p>
          </table:table-cell>
          <table:table-cell table:style-name="ce22" office:value-type="float" office:value="117.95" calcext:value-type="float">
            <text:p>117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ГЛАДКОВА УЛ., д.39В</text:p>
          </table:table-cell>
          <table:table-cell table:style-name="ce22" office:value-type="float" office:value="134.12" calcext:value-type="float">
            <text:p>134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ГЛАДКОВА УЛ., д.41</text:p>
          </table:table-cell>
          <table:table-cell table:style-name="ce22" office:value-type="float" office:value="78.46" calcext:value-type="float">
            <text:p>7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ГЛАДКОВА УЛ., д.43А</text:p>
          </table:table-cell>
          <table:table-cell table:style-name="ce22" office:value-type="float" office:value="96.98" calcext:value-type="float">
            <text:p>9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ГУБИНА УЛ., д.1/32</text:p>
          </table:table-cell>
          <table:table-cell table:style-name="ce22" office:value-type="float" office:value="160.41" calcext:value-type="float">
            <text:p>16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ГУБИНА УЛ., д.3</text:p>
          </table:table-cell>
          <table:table-cell table:style-name="ce22" office:value-type="float" office:value="80.5" calcext:value-type="float">
            <text:p>8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ГУБИНА УЛ., д.4</text:p>
          </table:table-cell>
          <table:table-cell table:style-name="ce22" office:value-type="float" office:value="83.38" calcext:value-type="float">
            <text:p>83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ГУБИНА УЛ., д.5</text:p>
          </table:table-cell>
          <table:table-cell table:style-name="ce22" office:value-type="float" office:value="167.79" calcext:value-type="float">
            <text:p>16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ГУБИНА УЛ., д.6</text:p>
          </table:table-cell>
          <table:table-cell table:style-name="ce22" office:value-type="float" office:value="157.11" calcext:value-type="float">
            <text:p>157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ГУБИНА УЛ., д.8</text:p>
          </table:table-cell>
          <table:table-cell table:style-name="ce22" office:value-type="float" office:value="50.23" calcext:value-type="float">
            <text:p>5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119.97" calcext:value-type="float">
            <text:p>119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111.56" calcext:value-type="float">
            <text:p>11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81.58" calcext:value-type="float">
            <text:p>8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ГУБИНА УЛ., д.12</text:p>
          </table:table-cell>
          <table:table-cell table:style-name="ce22" office:value-type="float" office:value="75.87" calcext:value-type="float">
            <text:p>7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80.26" calcext:value-type="float">
            <text:p>8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89.86" calcext:value-type="float">
            <text:p>8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ГУБИНА УЛ., д.14</text:p>
          </table:table-cell>
          <table:table-cell table:style-name="ce22" office:value-type="float" office:value="110.52" calcext:value-type="float">
            <text:p>11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ГУБИНА УЛ., д.15</text:p>
          </table:table-cell>
          <table:table-cell table:style-name="ce22" office:value-type="float" office:value="101.86" calcext:value-type="float">
            <text:p>101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ГУБИНА УЛ., д.18</text:p>
          </table:table-cell>
          <table:table-cell table:style-name="ce22" office:value-type="float" office:value="151.34" calcext:value-type="float">
            <text:p>151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77" calcext:value-type="float">
            <text:p>1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ГУБИНА УЛ., д.20</text:p>
          </table:table-cell>
          <table:table-cell table:style-name="ce22" office:value-type="float" office:value="149.41" calcext:value-type="float">
            <text:p>14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ГУБИНА УЛ., д.22/21</text:p>
          </table:table-cell>
          <table:table-cell table:style-name="ce22" office:value-type="float" office:value="87.25" calcext:value-type="float">
            <text:p>87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ДВИНСКАЯ УЛ., д.4</text:p>
          </table:table-cell>
          <table:table-cell table:style-name="ce22" office:value-type="float" office:value="1253.27" calcext:value-type="float">
            <text:p>125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ДВИНСКАЯ УЛ., д.4, к.1</text:p>
          </table:table-cell>
          <table:table-cell table:style-name="ce22" office:value-type="float" office:value="675.47" calcext:value-type="float">
            <text:p>675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ДВИНСКАЯ УЛ., д.4, к.2</text:p>
          </table:table-cell>
          <table:table-cell table:style-name="ce22" office:value-type="float" office:value="1152.04" calcext:value-type="float">
            <text:p>115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ДВИНСКАЯ УЛ., д.4, к.3</text:p>
          </table:table-cell>
          <table:table-cell table:style-name="ce22" office:value-type="float" office:value="749.46" calcext:value-type="float">
            <text:p>74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ДВИНСКАЯ УЛ., д.4, к.4</text:p>
          </table:table-cell>
          <table:table-cell table:style-name="ce22" office:value-type="float" office:value="647.11" calcext:value-type="float">
            <text:p>647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ДВИНСКАЯ УЛ., д.8</text:p>
          </table:table-cell>
          <table:table-cell table:style-name="ce22" office:value-type="float" office:value="767.39" calcext:value-type="float">
            <text:p>76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ДВИНСКАЯ УЛ., д.9</text:p>
          </table:table-cell>
          <table:table-cell table:style-name="ce22" office:value-type="float" office:value="841.73" calcext:value-type="float">
            <text:p>841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ДВИНСКАЯ УЛ., д.10</text:p>
          </table:table-cell>
          <table:table-cell table:style-name="ce22" office:value-type="float" office:value="2165.46" calcext:value-type="float">
            <text:p>216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ДВИНСКАЯ УЛ., д.11</text:p>
          </table:table-cell>
          <table:table-cell table:style-name="ce22" office:value-type="float" office:value="827.08" calcext:value-type="float">
            <text:p>82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ДВИНСКАЯ УЛ., д.14</text:p>
          </table:table-cell>
          <table:table-cell table:style-name="ce22" office:value-type="float" office:value="1056.94" calcext:value-type="float">
            <text:p>1056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919.61" calcext:value-type="float">
            <text:p>1919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ДВИНСКАЯ УЛ., д.15</text:p>
          </table:table-cell>
          <table:table-cell table:style-name="ce22" office:value-type="float" office:value="3118.15" calcext:value-type="float">
            <text:p>3118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2463.5" calcext:value-type="float">
            <text:p>246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2110.71" calcext:value-type="float">
            <text:p>211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ДВИНСКАЯ УЛ., д.17</text:p>
          </table:table-cell>
          <table:table-cell table:style-name="ce22" office:value-type="float" office:value="563.38" calcext:value-type="float">
            <text:p>563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788.67" calcext:value-type="float">
            <text:p>78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ЗАЙЦЕВА УЛ., д.17/23</text:p>
          </table:table-cell>
          <table:table-cell table:style-name="ce22" office:value-type="float" office:value="1324.69" calcext:value-type="float">
            <text:p>132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ЗАЙЦЕВА УЛ., д.18/16</text:p>
          </table:table-cell>
          <table:table-cell table:style-name="ce22" office:value-type="float" office:value="1485.07" calcext:value-type="float">
            <text:p>148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776.11" calcext:value-type="float">
            <text:p>776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ЗАЙЦЕВА УЛ., д.20</text:p>
          </table:table-cell>
          <table:table-cell table:style-name="ce22" office:value-type="float" office:value="1064.79" calcext:value-type="float">
            <text:p>106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254.94" calcext:value-type="float">
            <text:p>254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ЗАЙЦЕВА УЛ., д.22/13</text:p>
          </table:table-cell>
          <table:table-cell table:style-name="ce22" office:value-type="float" office:value="1565.74" calcext:value-type="float">
            <text:p>156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488.95" calcext:value-type="float">
            <text:p>488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ЗАЙЦЕВА УЛ., д.26</text:p>
          </table:table-cell>
          <table:table-cell table:style-name="ce22" office:value-type="float" office:value="977.34" calcext:value-type="float">
            <text:p>97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273.15" calcext:value-type="float">
            <text:p>273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684.51" calcext:value-type="float">
            <text:p>68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ЗАЙЦЕВА УЛ., д.32</text:p>
          </table:table-cell>
          <table:table-cell table:style-name="ce22" office:value-type="float" office:value="632.12" calcext:value-type="float">
            <text:p>63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ЗАЙЦЕВА УЛ., д.33</text:p>
          </table:table-cell>
          <table:table-cell table:style-name="ce22" office:value-type="float" office:value="773.43" calcext:value-type="float">
            <text:p>77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ЗАЙЦЕВА УЛ., д.34</text:p>
          </table:table-cell>
          <table:table-cell table:style-name="ce22" office:value-type="float" office:value="529" calcext:value-type="float">
            <text:p>5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ЗАЙЦЕВА УЛ., д.36</text:p>
          </table:table-cell>
          <table:table-cell table:style-name="ce22" office:value-type="float" office:value="499.62" calcext:value-type="float">
            <text:p>49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ЗАЙЦЕВА УЛ., д.37</text:p>
          </table:table-cell>
          <table:table-cell table:style-name="ce22" office:value-type="float" office:value="977.46" calcext:value-type="float">
            <text:p>97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ЗАЙЦЕВА УЛ., д.39</text:p>
          </table:table-cell>
          <table:table-cell table:style-name="ce22" office:value-type="float" office:value="889.15" calcext:value-type="float">
            <text:p>889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36.68" calcext:value-type="float">
            <text:p>43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379.75" calcext:value-type="float">
            <text:p>37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455.18" calcext:value-type="float">
            <text:p>455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509.89" calcext:value-type="float">
            <text:p>50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369.08" calcext:value-type="float">
            <text:p>36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74.22" calcext:value-type="float">
            <text:p>374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283.7" calcext:value-type="float">
            <text:p>28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73.31" calcext:value-type="float">
            <text:p>37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60.37" calcext:value-type="float">
            <text:p>36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428.36" calcext:value-type="float">
            <text:p>428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38.89" calcext:value-type="float">
            <text:p>438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75.79" calcext:value-type="float">
            <text:p>37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55.76" calcext:value-type="float">
            <text:p>25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353.21" calcext:value-type="float">
            <text:p>353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534.86" calcext:value-type="float">
            <text:p>53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77.52" calcext:value-type="float">
            <text:p>27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ЗОИ КОСМОДЕМЬЯНСКОЙ УЛ., д.6, к.1</text:p>
          </table:table-cell>
          <table:table-cell table:style-name="ce22" office:value-type="float" office:value="246.6" calcext:value-type="float">
            <text:p>246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ЗОИ КОСМОДЕМЬЯНСКОЙ УЛ., д.8/17</text:p>
          </table:table-cell>
          <table:table-cell table:style-name="ce22" office:value-type="float" office:value="90.28" calcext:value-type="float">
            <text:p>9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ЗОИ КОСМОДЕМЬЯНСКОЙ УЛ., д.15</text:p>
          </table:table-cell>
          <table:table-cell table:style-name="ce22" office:value-type="float" office:value="533.68" calcext:value-type="float">
            <text:p>53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ЗОИ КОСМОДЕМЬЯНСКОЙ УЛ., д.16/24</text:p>
          </table:table-cell>
          <table:table-cell table:style-name="ce22" office:value-type="float" office:value="45.74" calcext:value-type="float">
            <text:p>4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ЗОИ КОСМОДЕМЬЯНСКОЙ УЛ., д.17/26</text:p>
          </table:table-cell>
          <table:table-cell table:style-name="ce22" office:value-type="float" office:value="632.87" calcext:value-type="float">
            <text:p>63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90.9" calcext:value-type="float">
            <text:p>19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207.61" calcext:value-type="float">
            <text:p>207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ЗОИ КОСМОДЕМЬЯНСКОЙ УЛ., д.25/20</text:p>
          </table:table-cell>
          <table:table-cell table:style-name="ce22" office:value-type="float" office:value="251.58" calcext:value-type="float">
            <text:p>25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244.57" calcext:value-type="float">
            <text:p>24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ЗОИ КОСМОДЕМЬЯНСКОЙ УЛ., д.29</text:p>
          </table:table-cell>
          <table:table-cell table:style-name="ce22" office:value-type="float" office:value="440.26" calcext:value-type="float">
            <text:p>44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ИВАНА ЧЕРНЫХ УЛ., д.1</text:p>
          </table:table-cell>
          <table:table-cell table:style-name="ce22" office:value-type="float" office:value="672.45" calcext:value-type="float">
            <text:p>67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622.7" calcext:value-type="float">
            <text:p>6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374.26" calcext:value-type="float">
            <text:p>374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ИВАНА ЧЕРНЫХ УЛ., д.13А</text:p>
          </table:table-cell>
          <table:table-cell table:style-name="ce22" office:value-type="float" office:value="376.01" calcext:value-type="float">
            <text:p>37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ИВАНА ЧЕРНЫХ УЛ., д.13Б</text:p>
          </table:table-cell>
          <table:table-cell table:style-name="ce22" office:value-type="float" office:value="693.99" calcext:value-type="float">
            <text:p>693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ИВАНА ЧЕРНЫХ УЛ., д.15А</text:p>
          </table:table-cell>
          <table:table-cell table:style-name="ce22" office:value-type="float" office:value="618.82" calcext:value-type="float">
            <text:p>61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ИВАНА ЧЕРНЫХ УЛ., д.15Б</text:p>
          </table:table-cell>
          <table:table-cell table:style-name="ce22" office:value-type="float" office:value="461.06" calcext:value-type="float">
            <text:p>461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ИВАНА ЧЕРНЫХ УЛ., д.19</text:p>
          </table:table-cell>
          <table:table-cell table:style-name="ce22" office:value-type="float" office:value="717.65" calcext:value-type="float">
            <text:p>71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ИВАНА ЧЕРНЫХ УЛ., д.21</text:p>
          </table:table-cell>
          <table:table-cell table:style-name="ce22" office:value-type="float" office:value="316.17" calcext:value-type="float">
            <text:p>316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КАЛИНИНА УЛ., д.2, к.1</text:p>
          </table:table-cell>
          <table:table-cell table:style-name="ce22" office:value-type="float" office:value="203.92" calcext:value-type="float">
            <text:p>20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КАЛИНИНА УЛ., д.18З</text:p>
          </table:table-cell>
          <table:table-cell table:style-name="ce22" office:value-type="float" office:value="9.23" calcext:value-type="float">
            <text:p>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КАЛИНИНА УЛ., д.2, к.2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КАЛИНИНА УЛ., д.8, к.1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2105.14" calcext:value-type="float">
            <text:p>2105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2038.9" calcext:value-type="float">
            <text:p>2038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1430.07" calcext:value-type="float">
            <text:p>1430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797.79" calcext:value-type="float">
            <text:p>79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КАНОНЕРСКИЙ ОСТРОВ, д.11, к.1</text:p>
          </table:table-cell>
          <table:table-cell table:style-name="ce22" office:value-type="float" office:value="1394.63" calcext:value-type="float">
            <text:p>1394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596.29" calcext:value-type="float">
            <text:p>59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640.41" calcext:value-type="float">
            <text:p>64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82.56" calcext:value-type="float">
            <text:p>48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602.61" calcext:value-type="float">
            <text:p>602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КАНОНЕРСКИЙ ОСТРОВ, д.16</text:p>
          </table:table-cell>
          <table:table-cell table:style-name="ce22" office:value-type="float" office:value="1052.27" calcext:value-type="float">
            <text:p>105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КАНОНЕРСКИЙ ОСТРОВ, д.22</text:p>
          </table:table-cell>
          <table:table-cell table:style-name="ce22" office:value-type="float" office:value="59.67" calcext:value-type="float">
            <text:p>5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КАНОНЕРСКИЙ ОСТРОВ, д.25</text:p>
          </table:table-cell>
          <table:table-cell table:style-name="ce22" office:value-type="float" office:value="405.69" calcext:value-type="float">
            <text:p>40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КОРНЕЕВА УЛ., д.2</text:p>
          </table:table-cell>
          <table:table-cell table:style-name="ce22" office:value-type="float" office:value="717.08" calcext:value-type="float">
            <text:p>71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650.32" calcext:value-type="float">
            <text:p>165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КОСИНОВА УЛ., д.5</text:p>
          </table:table-cell>
          <table:table-cell table:style-name="ce22" office:value-type="float" office:value="297.98" calcext:value-type="float">
            <text:p>297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84.66" calcext:value-type="float">
            <text:p>84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КОСИНОВА УЛ., д.7</text:p>
          </table:table-cell>
          <table:table-cell table:style-name="ce22" office:value-type="float" office:value="119.94" calcext:value-type="float">
            <text:p>11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КОСИНОВА УЛ., д.9/9</text:p>
          </table:table-cell>
          <table:table-cell table:style-name="ce22" office:value-type="float" office:value="356.44" calcext:value-type="float">
            <text:p>35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622.25" calcext:value-type="float">
            <text:p>622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767.99" calcext:value-type="float">
            <text:p>76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КРАСНОПУТИЛОВСКАЯ УЛ., д.16/13</text:p>
          </table:table-cell>
          <table:table-cell table:style-name="ce22" office:value-type="float" office:value="1340.48" calcext:value-type="float">
            <text:p>134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КРАСНОПУТИЛОВСКАЯ УЛ., д.18</text:p>
          </table:table-cell>
          <table:table-cell table:style-name="ce22" office:value-type="float" office:value="1072.41" calcext:value-type="float">
            <text:p>107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КРАСНОПУТИЛОВСКАЯ УЛ., д.20</text:p>
          </table:table-cell>
          <table:table-cell table:style-name="ce22" office:value-type="float" office:value="1154.6" calcext:value-type="float">
            <text:p>115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КРАСНОПУТИЛОВСКАЯ УЛ., д.26</text:p>
          </table:table-cell>
          <table:table-cell table:style-name="ce22" office:value-type="float" office:value="1195.67" calcext:value-type="float">
            <text:p>1195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КРАСНОПУТИЛОВСКАЯ УЛ., д.28/20</text:p>
          </table:table-cell>
          <table:table-cell table:style-name="ce22" office:value-type="float" office:value="1293.89" calcext:value-type="float">
            <text:p>1293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982.6" calcext:value-type="float">
            <text:p>298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503.22" calcext:value-type="float">
            <text:p>50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448.52" calcext:value-type="float">
            <text:p>448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569.82" calcext:value-type="float">
            <text:p>5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658.91" calcext:value-type="float">
            <text:p>65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351.29" calcext:value-type="float">
            <text:p>351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1784.1" calcext:value-type="float">
            <text:p>1784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333.58" calcext:value-type="float">
            <text:p>333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76.47" calcext:value-type="float">
            <text:p>76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19.95" calcext:value-type="float">
            <text:p>11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13.49" calcext:value-type="float">
            <text:p>11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МАРШАЛА ГОВОРОВА УЛ., д.3/7</text:p>
          </table:table-cell>
          <table:table-cell table:style-name="ce22" office:value-type="float" office:value="928.59" calcext:value-type="float">
            <text:p>92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МАРШАЛА ГОВОРОВА УЛ., д.5/4</text:p>
          </table:table-cell>
          <table:table-cell table:style-name="ce22" office:value-type="float" office:value="1639.64" calcext:value-type="float">
            <text:p>1639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МАРШАЛА ГОВОРОВА УЛ., д.6/5</text:p>
          </table:table-cell>
          <table:table-cell table:style-name="ce22" office:value-type="float" office:value="1306" calcext:value-type="float">
            <text:p>13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МАРШАЛА ГОВОРОВА УЛ., д.7</text:p>
          </table:table-cell>
          <table:table-cell table:style-name="ce22" office:value-type="float" office:value="728.83" calcext:value-type="float">
            <text:p>72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МАРШАЛА ГОВОРОВА УЛ., д.11/3</text:p>
          </table:table-cell>
          <table:table-cell table:style-name="ce22" office:value-type="float" office:value="1350.66" calcext:value-type="float">
            <text:p>1350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МАРШАЛА ГОВОРОВА УЛ., д.15</text:p>
          </table:table-cell>
          <table:table-cell table:style-name="ce22" office:value-type="float" office:value="589.75" calcext:value-type="float">
            <text:p>58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1544.88" calcext:value-type="float">
            <text:p>154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к</text:p>
          </table:table-cell>
          <table:table-cell table:style-name="ce20" office:value-type="string" calcext:value-type="string">
            <text:p>МАРШАЛА ГОВОРОВА УЛ., д.17</text:p>
          </table:table-cell>
          <table:table-cell table:style-name="ce22" office:value-type="float" office:value="559.67" calcext:value-type="float">
            <text:p>55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9</text:p>
          </table:table-cell>
          <table:table-cell table:style-name="ce20" office:value-type="string" calcext:value-type="string">
            <text:p>МАРШАЛА ГОВОРОВА УЛ., д.21</text:p>
          </table:table-cell>
          <table:table-cell table:style-name="ce22" office:value-type="float" office:value="684.69" calcext:value-type="float">
            <text:p>68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0</text:p>
          </table:table-cell>
          <table:table-cell table:style-name="ce20" office:value-type="string" calcext:value-type="string">
            <text:p>МАРШАЛА ГОВОРОВА УЛ., д.22/10</text:p>
          </table:table-cell>
          <table:table-cell table:style-name="ce22" office:value-type="float" office:value="1305.06" calcext:value-type="float">
            <text:p>130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1</text:p>
          </table:table-cell>
          <table:table-cell table:style-name="ce20" office:value-type="string" calcext:value-type="string">
            <text:p>МАРШАЛА ГОВОРОВА УЛ., д.22, к.2</text:p>
          </table:table-cell>
          <table:table-cell table:style-name="ce22" office:value-type="float" office:value="629.46" calcext:value-type="float">
            <text:p>62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2</text:p>
          </table:table-cell>
          <table:table-cell table:style-name="ce20" office:value-type="string" calcext:value-type="string">
            <text:p>МАРШАЛА ГОВОРОВА УЛ., д.23</text:p>
          </table:table-cell>
          <table:table-cell table:style-name="ce22" office:value-type="float" office:value="519.58" calcext:value-type="float">
            <text:p>51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3</text:p>
          </table:table-cell>
          <table:table-cell table:style-name="ce20" office:value-type="string" calcext:value-type="string">
            <text:p>МАРШАЛА ГОВОРОВА УЛ., д.24</text:p>
          </table:table-cell>
          <table:table-cell table:style-name="ce22" office:value-type="float" office:value="1174.61" calcext:value-type="float">
            <text:p>117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4</text:p>
          </table:table-cell>
          <table:table-cell table:style-name="ce20" office:value-type="string" calcext:value-type="string">
            <text:p>МАРШАЛА ГОВОРОВА УЛ., д.26, к.2</text:p>
          </table:table-cell>
          <table:table-cell table:style-name="ce22" office:value-type="float" office:value="378.12" calcext:value-type="float">
            <text:p>378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5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57.1" calcext:value-type="float">
            <text:p>55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6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716.9" calcext:value-type="float">
            <text:p>171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7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588.39" calcext:value-type="float">
            <text:p>58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8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641.63" calcext:value-type="float">
            <text:p>64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29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70.52" calcext:value-type="float">
            <text:p>57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0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962.13" calcext:value-type="float">
            <text:p>1962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1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657.4" calcext:value-type="float">
            <text:p>165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2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890.16" calcext:value-type="float">
            <text:p>890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3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2523.59" calcext:value-type="float">
            <text:p>252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4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572.54" calcext:value-type="float">
            <text:p>57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5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2107.46" calcext:value-type="float">
            <text:p>210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6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649.74" calcext:value-type="float">
            <text:p>64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7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539.79" calcext:value-type="float">
            <text:p>539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8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627.88" calcext:value-type="float">
            <text:p>62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39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622.87" calcext:value-type="float">
            <text:p>62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0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1362.21" calcext:value-type="float">
            <text:p>136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1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882.24" calcext:value-type="float">
            <text:p>188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2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719.15" calcext:value-type="float">
            <text:p>1719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3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2489.2" calcext:value-type="float">
            <text:p>2489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4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670.81" calcext:value-type="float">
            <text:p>1670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5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462.99" calcext:value-type="float">
            <text:p>46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6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1455.13" calcext:value-type="float">
            <text:p>145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7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03.85" calcext:value-type="float">
            <text:p>60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8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476.02" calcext:value-type="float">
            <text:p>147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49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227.55" calcext:value-type="float">
            <text:p>122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0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1000.72" calcext:value-type="float">
            <text:p>1000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1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355.96" calcext:value-type="float">
            <text:p>1355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2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610.38" calcext:value-type="float">
            <text:p>161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3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1021.98" calcext:value-type="float">
            <text:p>102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4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653.15" calcext:value-type="float">
            <text:p>1653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5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543.78" calcext:value-type="float">
            <text:p>54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6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1013.68" calcext:value-type="float">
            <text:p>101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7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2367.33" calcext:value-type="float">
            <text:p>2367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8</text:p>
          </table:table-cell>
          <table:table-cell table:style-name="ce20" office:value-type="string" calcext:value-type="string">
            <text:p>МЕТРОСТРОЕВЦЕВ УЛ., д.2</text:p>
          </table:table-cell>
          <table:table-cell table:style-name="ce22" office:value-type="float" office:value="590.13" calcext:value-type="float">
            <text:p>590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59</text:p>
          </table:table-cell>
          <table:table-cell table:style-name="ce20" office:value-type="string" calcext:value-type="string">
            <text:p>МЕТРОСТРОЕВЦЕВ УЛ., д.3</text:p>
          </table:table-cell>
          <table:table-cell table:style-name="ce22" office:value-type="float" office:value="168.81" calcext:value-type="float">
            <text:p>168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0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2714.77" calcext:value-type="float">
            <text:p>271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1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999.27" calcext:value-type="float">
            <text:p>199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2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2921.32" calcext:value-type="float">
            <text:p>2921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3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466.53" calcext:value-type="float">
            <text:p>466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4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392.1" calcext:value-type="float">
            <text:p>39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5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39.42" calcext:value-type="float">
            <text:p>539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6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338.05" calcext:value-type="float">
            <text:p>338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7</text:p>
          </table:table-cell>
          <table:table-cell table:style-name="ce20" office:value-type="string" calcext:value-type="string">
            <text:p>НОВООВСЯННИКОВСКАЯ УЛ., д.13</text:p>
          </table:table-cell>
          <table:table-cell table:style-name="ce22" office:value-type="float" office:value="149.78" calcext:value-type="float">
            <text:p>14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8</text:p>
          </table:table-cell>
          <table:table-cell table:style-name="ce20" office:value-type="string" calcext:value-type="string">
            <text:p>НОВООВСЯННИКОВСКАЯ УЛ., д.17А</text:p>
          </table:table-cell>
          <table:table-cell table:style-name="ce22" office:value-type="float" office:value="196.9" calcext:value-type="float">
            <text:p>19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69</text:p>
          </table:table-cell>
          <table:table-cell table:style-name="ce20" office:value-type="string" calcext:value-type="string">
            <text:p>НОВООВСЯННИКОВСКАЯ УЛ., д.19, к.2</text:p>
          </table:table-cell>
          <table:table-cell table:style-name="ce22" office:value-type="float" office:value="330.77" calcext:value-type="float">
            <text:p>330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0</text:p>
          </table:table-cell>
          <table:table-cell table:style-name="ce20" office:value-type="string" calcext:value-type="string">
            <text:p>НОВОСТРОЕК УЛ., д.8</text:p>
          </table:table-cell>
          <table:table-cell table:style-name="ce22" office:value-type="float" office:value="238.72" calcext:value-type="float">
            <text:p>23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1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587.16" calcext:value-type="float">
            <text:p>587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2</text:p>
          </table:table-cell>
          <table:table-cell table:style-name="ce20" office:value-type="string" calcext:value-type="string">
            <text:p>НОВОСТРОЕК УЛ., д.25</text:p>
          </table:table-cell>
          <table:table-cell table:style-name="ce22" office:value-type="float" office:value="653.54" calcext:value-type="float">
            <text:p>65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3</text:p>
          </table:table-cell>
          <table:table-cell table:style-name="ce20" office:value-type="string" calcext:value-type="string">
            <text:p>НОВОСТРОЕК УЛ., д.27</text:p>
          </table:table-cell>
          <table:table-cell table:style-name="ce22" office:value-type="float" office:value="958.34" calcext:value-type="float">
            <text:p>958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4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669.87" calcext:value-type="float">
            <text:p>669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5</text:p>
          </table:table-cell>
          <table:table-cell table:style-name="ce20" office:value-type="string" calcext:value-type="string">
            <text:p>НОВОСТРОЕК УЛ., д.29</text:p>
          </table:table-cell>
          <table:table-cell table:style-name="ce22" office:value-type="float" office:value="853.46" calcext:value-type="float">
            <text:p>853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6</text:p>
          </table:table-cell>
          <table:table-cell table:style-name="ce20" office:value-type="string" calcext:value-type="string">
            <text:p>НОВОСТРОЕК УЛ., д.31</text:p>
          </table:table-cell>
          <table:table-cell table:style-name="ce22" office:value-type="float" office:value="650.7" calcext:value-type="float">
            <text:p>65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7</text:p>
          </table:table-cell>
          <table:table-cell table:style-name="ce20" office:value-type="string" calcext:value-type="string">
            <text:p>НОВОСТРОЕК УЛ., д.33</text:p>
          </table:table-cell>
          <table:table-cell table:style-name="ce22" office:value-type="float" office:value="948.04" calcext:value-type="float">
            <text:p>948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8</text:p>
          </table:table-cell>
          <table:table-cell table:style-name="ce20" office:value-type="string" calcext:value-type="string">
            <text:p>НОВОСТРОЕК УЛ., д.35</text:p>
          </table:table-cell>
          <table:table-cell table:style-name="ce22" office:value-type="float" office:value="813.85" calcext:value-type="float">
            <text:p>81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79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725.41" calcext:value-type="float">
            <text:p>725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0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841.94" calcext:value-type="float">
            <text:p>841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1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843.47" calcext:value-type="float">
            <text:p>843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2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1032.53" calcext:value-type="float">
            <text:p>103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3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392.65" calcext:value-type="float">
            <text:p>39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4</text:p>
          </table:table-cell>
          <table:table-cell table:style-name="ce20" office:value-type="string" calcext:value-type="string">
            <text:p>ОБОРОННАЯ УЛ., д.14</text:p>
          </table:table-cell>
          <table:table-cell table:style-name="ce22" office:value-type="float" office:value="514.98" calcext:value-type="float">
            <text:p>51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5</text:p>
          </table:table-cell>
          <table:table-cell table:style-name="ce20" office:value-type="string" calcext:value-type="string">
            <text:p>ОБОРОННАЯ УЛ., д.17/13</text:p>
          </table:table-cell>
          <table:table-cell table:style-name="ce22" office:value-type="float" office:value="95.47" calcext:value-type="float">
            <text:p>95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6</text:p>
          </table:table-cell>
          <table:table-cell table:style-name="ce20" office:value-type="string" calcext:value-type="string">
            <text:p>ОБОРОННАЯ УЛ., д.19</text:p>
          </table:table-cell>
          <table:table-cell table:style-name="ce22" office:value-type="float" office:value="104.06" calcext:value-type="float">
            <text:p>10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7</text:p>
          </table:table-cell>
          <table:table-cell table:style-name="ce20" office:value-type="string" calcext:value-type="string">
            <text:p>ОБОРОННАЯ УЛ., д.20/18</text:p>
          </table:table-cell>
          <table:table-cell table:style-name="ce22" office:value-type="float" office:value="160.87" calcext:value-type="float">
            <text:p>160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8</text:p>
          </table:table-cell>
          <table:table-cell table:style-name="ce20" office:value-type="string" calcext:value-type="string">
            <text:p>ОБОРОННАЯ УЛ., д.23/17</text:p>
          </table:table-cell>
          <table:table-cell table:style-name="ce22" office:value-type="float" office:value="101.58" calcext:value-type="float">
            <text:p>10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8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57.2" calcext:value-type="float">
            <text:p>57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0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210.78" calcext:value-type="float">
            <text:p>21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1</text:p>
          </table:table-cell>
          <table:table-cell table:style-name="ce20" office:value-type="string" calcext:value-type="string">
            <text:p>ОГОРОДНЫЙ ПЕР., д.4, к.3</text:p>
          </table:table-cell>
          <table:table-cell table:style-name="ce22" office:value-type="float" office:value="704.36" calcext:value-type="float">
            <text:p>70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2</text:p>
          </table:table-cell>
          <table:table-cell table:style-name="ce20" office:value-type="string" calcext:value-type="string">
            <text:p>ОГОРОДНЫЙ ПЕР., д.6, к.1</text:p>
          </table:table-cell>
          <table:table-cell table:style-name="ce22" office:value-type="float" office:value="1849.03" calcext:value-type="float">
            <text:p>184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3</text:p>
          </table:table-cell>
          <table:table-cell table:style-name="ce20" office:value-type="string" calcext:value-type="string">
            <text:p>ОГОРОДНЫЙ ПЕР., д.6, к.2</text:p>
          </table:table-cell>
          <table:table-cell table:style-name="ce22" office:value-type="float" office:value="1276.5" calcext:value-type="float">
            <text:p>127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4</text:p>
          </table:table-cell>
          <table:table-cell table:style-name="ce20" office:value-type="string" calcext:value-type="string">
            <text:p>ОГОРОДНЫЙ ПЕР., д.11</text:p>
          </table:table-cell>
          <table:table-cell table:style-name="ce22" office:value-type="float" office:value="883.49" calcext:value-type="float">
            <text:p>88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5</text:p>
          </table:table-cell>
          <table:table-cell table:style-name="ce20" office:value-type="string" calcext:value-type="string">
            <text:p>ПРОМЫШЛЕННАЯ УЛ., д.26</text:p>
          </table:table-cell>
          <table:table-cell table:style-name="ce22" office:value-type="float" office:value="112.06" calcext:value-type="float">
            <text:p>112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6</text:p>
          </table:table-cell>
          <table:table-cell table:style-name="ce20" office:value-type="string" calcext:value-type="string">
            <text:p>ПРОМЫШЛЕННАЯ УЛ., д.28</text:p>
          </table:table-cell>
          <table:table-cell table:style-name="ce22" office:value-type="float" office:value="150.95" calcext:value-type="float">
            <text:p>15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7</text:p>
          </table:table-cell>
          <table:table-cell table:style-name="ce20" office:value-type="string" calcext:value-type="string">
            <text:p>ПРОМЫШЛЕННАЯ УЛ., д.30</text:p>
          </table:table-cell>
          <table:table-cell table:style-name="ce22" office:value-type="float" office:value="119.36" calcext:value-type="float">
            <text:p>119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8</text:p>
          </table:table-cell>
          <table:table-cell table:style-name="ce20" office:value-type="string" calcext:value-type="string">
            <text:p>ПРОМЫШЛЕННАЯ УЛ., д.34</text:p>
          </table:table-cell>
          <table:table-cell table:style-name="ce22" office:value-type="float" office:value="118.12" calcext:value-type="float">
            <text:p>118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99</text:p>
          </table:table-cell>
          <table:table-cell table:style-name="ce20" office:value-type="string" calcext:value-type="string">
            <text:p>ПРОМЫШЛЕННАЯ УЛ., д.36</text:p>
          </table:table-cell>
          <table:table-cell table:style-name="ce22" office:value-type="float" office:value="135.31" calcext:value-type="float">
            <text:p>13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0</text:p>
          </table:table-cell>
          <table:table-cell table:style-name="ce20" office:value-type="string" calcext:value-type="string">
            <text:p>ПРОМЫШЛЕННАЯ УЛ., д.38</text:p>
          </table:table-cell>
          <table:table-cell table:style-name="ce22" office:value-type="float" office:value="152.12" calcext:value-type="float">
            <text:p>15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1</text:p>
          </table:table-cell>
          <table:table-cell table:style-name="ce20" office:value-type="string" calcext:value-type="string">
            <text:p>СЕВАСТОПОЛЬСКАЯ УЛ., д.3</text:p>
          </table:table-cell>
          <table:table-cell table:style-name="ce22" office:value-type="float" office:value="156.2" calcext:value-type="float">
            <text:p>156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2</text:p>
          </table:table-cell>
          <table:table-cell table:style-name="ce20" office:value-type="string" calcext:value-type="string">
            <text:p>СЕВАСТОПОЛЬСКАЯ УЛ., д.5</text:p>
          </table:table-cell>
          <table:table-cell table:style-name="ce22" office:value-type="float" office:value="156.26" calcext:value-type="float">
            <text:p>15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3</text:p>
          </table:table-cell>
          <table:table-cell table:style-name="ce20" office:value-type="string" calcext:value-type="string">
            <text:p>СЕВАСТОПОЛЬСКАЯ УЛ., д.6</text:p>
          </table:table-cell>
          <table:table-cell table:style-name="ce22" office:value-type="float" office:value="306.29" calcext:value-type="float">
            <text:p>30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4</text:p>
          </table:table-cell>
          <table:table-cell table:style-name="ce20" office:value-type="string" calcext:value-type="string">
            <text:p>СЕВАСТОПОЛЬСКАЯ УЛ., д.34</text:p>
          </table:table-cell>
          <table:table-cell table:style-name="ce22" office:value-type="float" office:value="184.76" calcext:value-type="float">
            <text:p>184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5</text:p>
          </table:table-cell>
          <table:table-cell table:style-name="ce20" office:value-type="string" calcext:value-type="string">
            <text:p>СЕВАСТОПОЛЬСКАЯ УЛ., д.43</text:p>
          </table:table-cell>
          <table:table-cell table:style-name="ce22" office:value-type="float" office:value="190.74" calcext:value-type="float">
            <text:p>19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6</text:p>
          </table:table-cell>
          <table:table-cell table:style-name="ce20" office:value-type="string" calcext:value-type="string">
            <text:p>СТАЧЕК ПР., д.1</text:p>
          </table:table-cell>
          <table:table-cell table:style-name="ce22" office:value-type="float" office:value="1788.49" calcext:value-type="float">
            <text:p>1788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531.29" calcext:value-type="float">
            <text:p>531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8</text:p>
          </table:table-cell>
          <table:table-cell table:style-name="ce20" office:value-type="string" calcext:value-type="string">
            <text:p>СТАЧЕК ПР., д.4/1</text:p>
          </table:table-cell>
          <table:table-cell table:style-name="ce22" office:value-type="float" office:value="630.69" calcext:value-type="float">
            <text:p>63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09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222.71" calcext:value-type="float">
            <text:p>22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0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242.76" calcext:value-type="float">
            <text:p>242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1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838.53" calcext:value-type="float">
            <text:p>83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2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832.97" calcext:value-type="float">
            <text:p>832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3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37.68" calcext:value-type="float">
            <text:p>13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4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1115" calcext:value-type="float">
            <text:p>11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5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1059.88" calcext:value-type="float">
            <text:p>1059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6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821.49" calcext:value-type="float">
            <text:p>82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7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3793.76" calcext:value-type="float">
            <text:p>3793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8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930.61" calcext:value-type="float">
            <text:p>930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19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863.45" calcext:value-type="float">
            <text:p>86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0</text:p>
          </table:table-cell>
          <table:table-cell table:style-name="ce20" office:value-type="string" calcext:value-type="string">
            <text:p>СТАЧЕК ПР., д.21</text:p>
          </table:table-cell>
          <table:table-cell table:style-name="ce22" office:value-type="float" office:value="2376.89" calcext:value-type="float">
            <text:p>2376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1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2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378.33" calcext:value-type="float">
            <text:p>378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3</text:p>
          </table:table-cell>
          <table:table-cell table:style-name="ce20" office:value-type="string" calcext:value-type="string">
            <text:p>СТАЧЕК ПР., д.22А</text:p>
          </table:table-cell>
          <table:table-cell table:style-name="ce22" office:value-type="float" office:value="802.06" calcext:value-type="float">
            <text:p>802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4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74.79" calcext:value-type="float">
            <text:p>37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5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416.04" calcext:value-type="float">
            <text:p>41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6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319.22" calcext:value-type="float">
            <text:p>319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7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234.38" calcext:value-type="float">
            <text:p>23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8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57.44" calcext:value-type="float">
            <text:p>157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29</text:p>
          </table:table-cell>
          <table:table-cell table:style-name="ce20" office:value-type="string" calcext:value-type="string">
            <text:p>СТАЧЕК ПР., д.34, к.1</text:p>
          </table:table-cell>
          <table:table-cell table:style-name="ce22" office:value-type="float" office:value="906.02" calcext:value-type="float">
            <text:p>90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0</text:p>
          </table:table-cell>
          <table:table-cell table:style-name="ce20" office:value-type="string" calcext:value-type="string">
            <text:p>СТАЧЕК ПР., д.34, к.2</text:p>
          </table:table-cell>
          <table:table-cell table:style-name="ce22" office:value-type="float" office:value="652.24" calcext:value-type="float">
            <text:p>65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1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99.61" calcext:value-type="float">
            <text:p>99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2</text:p>
          </table:table-cell>
          <table:table-cell table:style-name="ce20" office:value-type="string" calcext:value-type="string">
            <text:p>СТАЧЕК ПР., д.41</text:p>
          </table:table-cell>
          <table:table-cell table:style-name="ce22" office:value-type="float" office:value="1605.46" calcext:value-type="float">
            <text:p>160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3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564.31" calcext:value-type="float">
            <text:p>564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4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2513.27" calcext:value-type="float">
            <text:p>2513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5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864.72" calcext:value-type="float">
            <text:p>1864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6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406.27" calcext:value-type="float">
            <text:p>1406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7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515.96" calcext:value-type="float">
            <text:p>515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8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47.38" calcext:value-type="float">
            <text:p>54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39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98.37" calcext:value-type="float">
            <text:p>998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0</text:p>
          </table:table-cell>
          <table:table-cell table:style-name="ce20" office:value-type="string" calcext:value-type="string">
            <text:p>СТАЧЕК ПР., д.102</text:p>
          </table:table-cell>
          <table:table-cell table:style-name="ce22" office:value-type="float" office:value="148.44" calcext:value-type="float">
            <text:p>14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1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3139.28" calcext:value-type="float">
            <text:p>313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2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532.23" calcext:value-type="float">
            <text:p>532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3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285.92" calcext:value-type="float">
            <text:p>285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4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62.66" calcext:value-type="float">
            <text:p>16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5</text:p>
          </table:table-cell>
          <table:table-cell table:style-name="ce20" office:value-type="string" calcext:value-type="string">
            <text:p>ТРАКТОРНАЯ УЛ., д.4А</text:p>
          </table:table-cell>
          <table:table-cell table:style-name="ce22" office:value-type="float" office:value="637.42" calcext:value-type="float">
            <text:p>637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238.98" calcext:value-type="float">
            <text:p>23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60.15" calcext:value-type="float">
            <text:p>160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8</text:p>
          </table:table-cell>
          <table:table-cell table:style-name="ce20" office:value-type="string" calcext:value-type="string">
            <text:p>ТРАКТОРНАЯ УЛ., д.6, к.2</text:p>
          </table:table-cell>
          <table:table-cell table:style-name="ce22" office:value-type="float" office:value="570.54" calcext:value-type="float">
            <text:p>570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4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225.83" calcext:value-type="float">
            <text:p>225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76.36" calcext:value-type="float">
            <text:p>17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65.83" calcext:value-type="float">
            <text:p>265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136.63" calcext:value-type="float">
            <text:p>13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3</text:p>
          </table:table-cell>
          <table:table-cell table:style-name="ce20" office:value-type="string" calcext:value-type="string">
            <text:p>ТРАКТОРНАЯ УЛ., д.11</text:p>
          </table:table-cell>
          <table:table-cell table:style-name="ce22" office:value-type="float" office:value="102.26" calcext:value-type="float">
            <text:p>102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4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58.58" calcext:value-type="float">
            <text:p>258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5</text:p>
          </table:table-cell>
          <table:table-cell table:style-name="ce20" office:value-type="string" calcext:value-type="string">
            <text:p>ТРАКТОРНАЯ УЛ., д.13</text:p>
          </table:table-cell>
          <table:table-cell table:style-name="ce22" office:value-type="float" office:value="223.82" calcext:value-type="float">
            <text:p>22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6</text:p>
          </table:table-cell>
          <table:table-cell table:style-name="ce20" office:value-type="string" calcext:value-type="string">
            <text:p>ТРАКТОРНАЯ УЛ., д.15</text:p>
          </table:table-cell>
          <table:table-cell table:style-name="ce22" office:value-type="float" office:value="450.42" calcext:value-type="float">
            <text:p>45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7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78.65" calcext:value-type="float">
            <text:p>378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8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351.06" calcext:value-type="float">
            <text:p>351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59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219.12" calcext:value-type="float">
            <text:p>21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0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414.34" calcext:value-type="float">
            <text:p>414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1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419.86" calcext:value-type="float">
            <text:p>41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2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739.33" calcext:value-type="float">
            <text:p>73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3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655.72" calcext:value-type="float">
            <text:p>655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4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393.52" calcext:value-type="float">
            <text:p>393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5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363.04" calcext:value-type="float">
            <text:p>363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6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94.56" calcext:value-type="float">
            <text:p>59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7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91.74" calcext:value-type="float">
            <text:p>391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8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470.56" calcext:value-type="float">
            <text:p>47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69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568.27" calcext:value-type="float">
            <text:p>56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0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59.15" calcext:value-type="float">
            <text:p>359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1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417.66" calcext:value-type="float">
            <text:p>41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2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62.99" calcext:value-type="float">
            <text:p>36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3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545.64" calcext:value-type="float">
            <text:p>54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4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690.68" calcext:value-type="float">
            <text:p>169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5</text:p>
          </table:table-cell>
          <table:table-cell table:style-name="ce20" office:value-type="string" calcext:value-type="string">
            <text:p>ТРЕФОЛЕВА УЛ., д.16</text:p>
          </table:table-cell>
          <table:table-cell table:style-name="ce22" office:value-type="float" office:value="800.14" calcext:value-type="float">
            <text:p>80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6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967.53" calcext:value-type="float">
            <text:p>96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7</text:p>
          </table:table-cell>
          <table:table-cell table:style-name="ce20" office:value-type="string" calcext:value-type="string">
            <text:p>ТРЕФОЛЕВА УЛ., д.26</text:p>
          </table:table-cell>
          <table:table-cell table:style-name="ce22" office:value-type="float" office:value="170.59" calcext:value-type="float">
            <text:p>17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8</text:p>
          </table:table-cell>
          <table:table-cell table:style-name="ce20" office:value-type="string" calcext:value-type="string">
            <text:p>ТУРБИННАЯ УЛ., д.11</text:p>
          </table:table-cell>
          <table:table-cell table:style-name="ce22" office:value-type="float" office:value="371.26" calcext:value-type="float">
            <text:p>37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79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208.91" calcext:value-type="float">
            <text:p>20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0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126.35" calcext:value-type="float">
            <text:p>126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1</text:p>
          </table:table-cell>
          <table:table-cell table:style-name="ce20" office:value-type="string" calcext:value-type="string">
            <text:p>УРЮПИН ПЕР., д.5</text:p>
          </table:table-cell>
          <table:table-cell table:style-name="ce22" office:value-type="float" office:value="701.42" calcext:value-type="float">
            <text:p>70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559.96" calcext:value-type="float">
            <text:p>55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1021.26" calcext:value-type="float">
            <text:p>102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852.29" calcext:value-type="float">
            <text:p>85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5</text:p>
          </table:table-cell>
          <table:table-cell table:style-name="ce20" office:value-type="string" calcext:value-type="string">
            <text:p>ШВЕЦОВА УЛ., д.17</text:p>
          </table:table-cell>
          <table:table-cell table:style-name="ce22" office:value-type="float" office:value="477.8" calcext:value-type="float">
            <text:p>47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6</text:p>
          </table:table-cell>
          <table:table-cell table:style-name="ce20" office:value-type="string" calcext:value-type="string">
            <text:p>ШВЕЦОВА УЛ., д.19</text:p>
          </table:table-cell>
          <table:table-cell table:style-name="ce22" office:value-type="float" office:value="1302.24" calcext:value-type="float">
            <text:p>130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38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501.64" calcext:value-type="float">
            <text:p>501.64</text:p>
          </table:table-cell>
          <table:table-cell table:number-columns-repeated="1019"/>
        </table:table-row>
        <table:table-row table:style-name="ro2" table:number-rows-repeated="104776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10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к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11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ХВС 12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2" style:volatile="true">
      <loext:fill-character> </loext:fill-character>
      <number:text>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.</number:text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Да</number:text>
    </number:number-style>
    <number:number-style style:name="N154P1" style:volatile="true">
      <number:text>Да</number:text>
    </number:number-style>
    <number:number-style style:name="N154">
      <number:text>Нет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Истина</number:text>
    </number:number-style>
    <number:number-style style:name="N156P1" style:volatile="true">
      <number:text>Истина</number:text>
    </number:number-style>
    <number:number-style style:name="N156">
      <number:text>Ложь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Вкл</number:text>
    </number:number-style>
    <number:number-style style:name="N158P1" style:volatile="true">
      <number:text>Вкл</number:text>
    </number:number-style>
    <number:number-style style:name="N158">
      <number:text>Выкл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60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60P0"/>
    </number:currency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number number:decimal-places="3" loext:min-decimal-places="3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2" style:volatile="true" number:language="ru" number:country="RU">
      <loext:text> </loext:text>
      <loext:fill-character> </loext:fill-character>
      <number:text>-    </number:text>
    </number:number-style>
    <number:text-style style:name="N10142" number:language="ru" number:country="RU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2" style:volatile="true" number:language="ru" number:country="RU">
      <loext:text> </loext:text>
      <loext:fill-character> </loext:fill-character>
      <number:text>-р. </number:text>
    </number:number-style>
    <number:text-style style:name="N10143" number:language="ru" number:country="R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5" number:language="ru" number:country="RU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59P2" style:volatile="true" number:language="en" number:country="US">
      <loext:text> </loext:text>
      <loext:fill-character> </loext:fill-character>
      <number:text>-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60P2" style:volatile="true" number:language="en" number:country="US">
      <number:currency-symbol/>
      <loext:fill-character> </loext:fill-character>
      <number:text>- </number:text>
    </number:currency-style>
    <number:text-style style:name="N20160" number:language="en" number:country="US">
      <number:text> </number:text>
      <number:text-content/>
      <number:text> </number:text>
      <style:map style:condition="value()&gt;0" style:apply-style-name="N20160P0"/>
      <style:map style:condition="value()&lt;0" style:apply-style-name="N20160P1"/>
      <style:map style:condition="value()=0" style:apply-style-name="N20160P2"/>
    </number:text-style>
    <number:number-style style:name="N2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64" number:language="en" number:country="US">
      <number:text> </number:text>
      <number:text-content/>
      <number:text> </number:text>
      <style:map style:condition="value()&gt;0" style:apply-style-name="N20164P0"/>
      <style:map style:condition="value()&lt;0" style:apply-style-name="N20164P1"/>
      <style:map style:condition="value()=0" style:apply-style-name="N20164P2"/>
    </number:text-style>
    <number:currency-style style:name="N2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65" number:language="en" number:country="US">
      <number:text> </number:text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currency-style style:name="N2016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6P0"/>
    </number:currency-style>
    <number:currency-style style:name="N2016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7P0"/>
    </number:currency-style>
    <number:currency-style style:name="N2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8P0"/>
    </number:currency-style>
    <number:currency-style style:name="N2016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9P0"/>
    </number:currency-style>
    <number:number-style style:name="N2017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7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70P0"/>
    </number:number-style>
    <number:number-style style:name="N2017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7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71P0"/>
    </number:number-style>
    <number:number-style style:name="N2017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7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72P2" style:volatile="true" number:language="en" number:country="US">
      <loext:text> </loext:text>
      <loext:fill-character> </loext:fill-character>
      <number:text>- </number:text>
    </number:number-style>
    <number:text-style style:name="N20172" number:language="en" number:country="US">
      <number:text> </number:text>
      <number:text-content/>
      <number:text> </number:text>
      <style:map style:condition="value()&gt;0" style:apply-style-name="N20172P0"/>
      <style:map style:condition="value()&lt;0" style:apply-style-name="N20172P1"/>
      <style:map style:condition="value()=0" style:apply-style-name="N20172P2"/>
    </number:text-style>
    <number:currency-style style:name="N2017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7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7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73" number:language="en" number:country="US">
      <number:text> </number:text>
      <number:text-content/>
      <number:text> </number:text>
      <style:map style:condition="value()&gt;0" style:apply-style-name="N20173P0"/>
      <style:map style:condition="value()&lt;0" style:apply-style-name="N20173P1"/>
      <style:map style:condition="value()=0" style:apply-style-name="N20173P2"/>
    </number:text-style>
    <number:number-style style:name="N2017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7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7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74" number:language="en" number:country="US">
      <number:text> </number:text>
      <number:text-content/>
      <number:text> </number:text>
      <style:map style:condition="value()&gt;0" style:apply-style-name="N20174P0"/>
      <style:map style:condition="value()&lt;0" style:apply-style-name="N20174P1"/>
      <style:map style:condition="value()=0" style:apply-style-name="N20174P2"/>
    </number:text-style>
    <number:currency-style style:name="N2017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7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7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e_5f_2014" style:display-name="ee_20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family="Arial" style:font-family-generic="swiss" style:font-pitch="variable"/>
    </style:style>
  </office:styles>
  <office:automatic-styles>
    <style:page-layout style:name="Mpm1">
      <style:page-layout-properties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style style:name="MT1" style:family="text">
      <style:text-properties style:font-name="Arial1" fo:font-size="11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6:03:55.300089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ЭЭ_20_01.2014" style:display-name="PageStyle_ЭЭ 01.2014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creation-date>2014-11-13T10:58:33</meta:creation-date>
    <dc:date>2018-10-06T16:13:53.887510003</dc:date>
    <meta:editing-duration>PT3H45M41S</meta:editing-duration>
    <meta:editing-cycles>56</meta:editing-cycles>
    <meta:generator>LibreOffice/6.0.6.2$Linux_X86_64 LibreOffice_project/00m0$Build-2</meta:generator>
    <meta:document-statistic meta:table-count="12" meta:cell-count="11113" meta:object-count="0"/>
  </office:meta>
</office:document-meta>
</file>